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870000" table:style-name="ce7">
            <text:p>870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481830" table:style-name="ce9">
            <text:p>17.481.830</text:p>
          </table:table-cell>
          <table:table-cell office:value-type="float" office:value="16589450" table:style-name="ce9">
            <text:p>16.589.450</text:p>
          </table:table-cell>
          <table:table-cell office:value-type="percentage" office:value="0.94895385666145937" table:style-name="ce10">
            <text:p>94,90%</text:p>
          </table:table-cell>
          <table:table-cell office:value-type="float" office:value="7438329" table:style-name="ce8">
            <text:p>7.438.329</text:p>
          </table:table-cell>
          <table:table-cell office:value-type="float" office:value="6912793" table:style-name="ce8">
            <text:p>6.912.793</text:p>
          </table:table-cell>
          <table:table-cell office:value-type="float" office:value="3796681" table:style-name="ce8">
            <text:p>3.796.681</text:p>
          </table:table-cell>
          <table:table-cell office:value-type="date" office:date-value="2022-02-13T00:00:00" table:style-name="ce11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26000" table:style-name="ce7">
            <text:p>126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70921" table:style-name="ce14">
            <text:p>2.770.921</text:p>
          </table:table-cell>
          <table:table-cell office:value-type="float" office:value="2572917" table:style-name="ce14">
            <text:p>2.572.917</text:p>
          </table:table-cell>
          <table:table-cell office:value-type="percentage" office:value="0.92854217063568389" table:style-name="ce15">
            <text:p>92,85%</text:p>
          </table:table-cell>
          <table:table-cell office:value-type="float" office:value="1143658" table:style-name="ce13">
            <text:p>1.143.658</text:p>
          </table:table-cell>
          <table:table-cell office:value-type="float" office:value="1075220" table:style-name="ce13">
            <text:p>1.075.220</text:p>
          </table:table-cell>
          <table:table-cell office:value-type="float" office:value="654815" table:style-name="ce13">
            <text:p>654.815</text:p>
          </table:table-cell>
          <table:table-cell office:value-type="date" office:date-value="2022-02-12T00:00:00" table:style-name="ce16">
            <text:p>1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78000" table:style-name="ce7">
            <text:p>78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33665" table:style-name="ce14">
            <text:p>2.433.665</text:p>
          </table:table-cell>
          <table:table-cell office:value-type="float" office:value="2234334" table:style-name="ce14">
            <text:p>2.234.334</text:p>
          </table:table-cell>
          <table:table-cell office:value-type="percentage" office:value="0.91809431454205903" table:style-name="ce15">
            <text:p>91,81%</text:p>
          </table:table-cell>
          <table:table-cell office:value-type="float" office:value="923791" table:style-name="ce13">
            <text:p>923.791</text:p>
          </table:table-cell>
          <table:table-cell office:value-type="float" office:value="873400" table:style-name="ce13">
            <text:p>873.400</text:p>
          </table:table-cell>
          <table:table-cell office:value-type="float" office:value="700348" table:style-name="ce13">
            <text:p>700.348</text:p>
          </table:table-cell>
          <table:table-cell office:value-type="date" office:date-value="2022-02-13T00:00:00" table:style-name="ce16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14000" table:style-name="ce7">
            <text:p>114.000</text:p>
          </table:table-cell>
          <table:table-cell office:value-type="float" office:value="549370" table:style-name="ce7">
            <text:p>549.3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64174" table:style-name="ce14">
            <text:p>2.264.174</text:p>
          </table:table-cell>
          <table:table-cell office:value-type="float" office:value="1986067.5" table:style-name="ce14">
            <text:p>1.986.068</text:p>
          </table:table-cell>
          <table:table-cell office:value-type="percentage" office:value="0.87717087997653886" table:style-name="ce15">
            <text:p>87,72%</text:p>
          </table:table-cell>
          <table:table-cell office:value-type="float" office:value="924775" table:style-name="ce13">
            <text:p>924.775</text:p>
          </table:table-cell>
          <table:table-cell office:value-type="float" office:value="880669" table:style-name="ce13">
            <text:p>880.669</text:p>
          </table:table-cell>
          <table:table-cell office:value-type="float" office:value="437818" table:style-name="ce13">
            <text:p>437.818</text:p>
          </table:table-cell>
          <table:table-cell office:value-type="date" office:date-value="2022-02-13T00:00:00" table:style-name="ce16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742450" table:style-name="ce7">
            <text:p>2.742.450</text:p>
          </table:table-cell>
          <table:table-cell office:value-type="float" office:value="186000" table:style-name="ce7">
            <text:p>186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342600" table:style-name="ce14">
            <text:p>4.342.600</text:p>
          </table:table-cell>
          <table:table-cell office:value-type="float" office:value="4013365.5" table:style-name="ce14">
            <text:p>4.013.366</text:p>
          </table:table-cell>
          <table:table-cell office:value-type="percentage" office:value="0.92418493529222123" table:style-name="ce15">
            <text:p>92,42%</text:p>
          </table:table-cell>
          <table:table-cell office:value-type="float" office:value="1809354" table:style-name="ce13">
            <text:p>1.809.354</text:p>
          </table:table-cell>
          <table:table-cell office:value-type="float" office:value="1684029" table:style-name="ce13">
            <text:p>1.684.029</text:p>
          </table:table-cell>
          <table:table-cell office:value-type="float" office:value="914008" table:style-name="ce13">
            <text:p>914.008</text:p>
          </table:table-cell>
          <table:table-cell office:value-type="date" office:date-value="2022-02-13T00:00:00" table:style-name="ce16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0355" table:style-name="ce7">
            <text:p>920.355</text:p>
          </table:table-cell>
          <table:table-cell office:value-type="float" office:value="54000" table:style-name="ce7">
            <text:p>54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2390" table:style-name="ce14">
            <text:p>1.292.390</text:p>
          </table:table-cell>
          <table:table-cell office:value-type="float" office:value="1223990.5" table:style-name="ce14">
            <text:p>1.223.991</text:p>
          </table:table-cell>
          <table:table-cell office:value-type="percentage" office:value="0.94707518628277843" table:style-name="ce15">
            <text:p>94,71%</text:p>
          </table:table-cell>
          <table:table-cell office:value-type="float" office:value="516895" table:style-name="ce13">
            <text:p>516.895</text:p>
          </table:table-cell>
          <table:table-cell office:value-type="float" office:value="488938" table:style-name="ce13">
            <text:p>488.938</text:p>
          </table:table-cell>
          <table:table-cell office:value-type="float" office:value="337644" table:style-name="ce13">
            <text:p>337.644</text:p>
          </table:table-cell>
          <table:table-cell office:value-type="date" office:date-value="2022-02-13T00:00:00" table:style-name="ce16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192000" table:style-name="ce7">
            <text:p>192.000</text:p>
          </table:table-cell>
          <table:table-cell office:value-type="float" office:value="753070" table:style-name="ce7">
            <text:p>753.0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592738" table:style-name="ce14">
            <text:p>5.592.738</text:p>
          </table:table-cell>
          <table:table-cell office:value-type="float" office:value="5173120" table:style-name="ce14">
            <text:p>5.173.120</text:p>
          </table:table-cell>
          <table:table-cell office:value-type="percentage" office:value="0.92497091764355843" table:style-name="ce15">
            <text:p>92,50%</text:p>
          </table:table-cell>
          <table:table-cell office:value-type="float" office:value="2138046" table:style-name="ce13">
            <text:p>2.138.046</text:p>
          </table:table-cell>
          <table:table-cell office:value-type="float" office:value="2009634" table:style-name="ce13">
            <text:p>2.009.634</text:p>
          </table:table-cell>
          <table:table-cell office:value-type="float" office:value="1435386" table:style-name="ce13">
            <text:p>1.435.386</text:p>
          </table:table-cell>
          <table:table-cell office:value-type="date" office:date-value="2022-02-13T00:00:00" table:style-name="ce16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04000" table:style-name="ce7">
            <text:p>204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280785" table:style-name="ce14">
            <text:p>4.280.785</text:p>
          </table:table-cell>
          <table:table-cell office:value-type="float" office:value="3841404.5" table:style-name="ce14">
            <text:p>3.841.405</text:p>
          </table:table-cell>
          <table:table-cell office:value-type="percentage" office:value="0.89735983003117414" table:style-name="ce15">
            <text:p>89,74%</text:p>
          </table:table-cell>
          <table:table-cell office:value-type="float" office:value="1754781" table:style-name="ce13">
            <text:p>1.754.781</text:p>
          </table:table-cell>
          <table:table-cell office:value-type="float" office:value="1613086" table:style-name="ce13">
            <text:p>1.613.086</text:p>
          </table:table-cell>
          <table:table-cell office:value-type="float" office:value="980153" table:style-name="ce13">
            <text:p>980.153</text:p>
          </table:table-cell>
          <table:table-cell office:value-type="date" office:date-value="2022-02-13T00:00:00" table:style-name="ce16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788167" table:style-name="ce14">
            <text:p>13.788.167</text:p>
          </table:table-cell>
          <table:table-cell office:value-type="percentage" office:value="0.9371067485413106" table:style-name="ce15">
            <text:p>93,71%</text:p>
          </table:table-cell>
          <table:table-cell office:value-type="float" office:value="6462060" table:style-name="ce13">
            <text:p>6.462.060</text:p>
          </table:table-cell>
          <table:table-cell office:value-type="float" office:value="6099641" table:style-name="ce13">
            <text:p>6.099.641</text:p>
          </table:table-cell>
          <table:table-cell office:value-type="float" office:value="3478031" table:style-name="ce13">
            <text:p>3.478.031</text:p>
          </table:table-cell>
          <table:table-cell office:value-type="date" office:date-value="2022-02-13T00:00:00" table:style-name="ce16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947650" table:style-name="ce7">
            <text:p>6.947.650</text:p>
          </table:table-cell>
          <table:table-cell office:value-type="float" office:value="780000" table:style-name="ce7">
            <text:p>780.000</text:p>
          </table:table-cell>
          <table:table-cell office:value-type="float" office:value="2144540" table:style-name="ce7">
            <text:p>2.144.5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949215" table:style-name="ce14">
            <text:p>10.949.215</text:p>
          </table:table-cell>
          <table:table-cell office:value-type="float" office:value="9775731.5" table:style-name="ce14">
            <text:p>9.775.732</text:p>
          </table:table-cell>
          <table:table-cell office:value-type="percentage" office:value="0.89282487374665676" table:style-name="ce15">
            <text:p>89,28%</text:p>
          </table:table-cell>
          <table:table-cell office:value-type="float" office:value="4395005" table:style-name="ce13">
            <text:p>4.395.005</text:p>
          </table:table-cell>
          <table:table-cell office:value-type="float" office:value="4101131" table:style-name="ce13">
            <text:p>4.101.131</text:p>
          </table:table-cell>
          <table:table-cell office:value-type="float" office:value="2699432" table:style-name="ce13">
            <text:p>2.699.432</text:p>
          </table:table-cell>
          <table:table-cell office:value-type="date" office:date-value="2022-02-13T00:00:00" table:style-name="ce16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95273" table:style-name="ce7">
            <text:p>1.595.273</text:p>
          </table:table-cell>
          <table:table-cell office:value-type="float" office:value="96000" table:style-name="ce7">
            <text:p>9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221228" table:style-name="ce14">
            <text:p>2.221.228</text:p>
          </table:table-cell>
          <table:table-cell office:value-type="float" office:value="2226392" table:style-name="ce14">
            <text:p>2.226.392</text:p>
          </table:table-cell>
          <table:table-cell office:value-type="percentage" office:value="1" table:style-name="ce15">
            <text:p>100,00%</text:p>
          </table:table-cell>
          <table:table-cell office:value-type="float" office:value="959990" table:style-name="ce13">
            <text:p>959.990</text:p>
          </table:table-cell>
          <table:table-cell office:value-type="float" office:value="896408" table:style-name="ce13">
            <text:p>896.408</text:p>
          </table:table-cell>
          <table:table-cell office:value-type="float" office:value="581039" table:style-name="ce13">
            <text:p>581.039</text:p>
          </table:table-cell>
          <table:table-cell office:value-type="date" office:date-value="2022-02-12T00:00:00" table:style-name="ce16">
            <text:p>1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10000" table:style-name="ce7">
            <text:p>210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13374" table:style-name="ce14">
            <text:p>6.013.374</text:p>
          </table:table-cell>
          <table:table-cell office:value-type="float" office:value="5954866" table:style-name="ce14">
            <text:p>5.954.866</text:p>
          </table:table-cell>
          <table:table-cell office:value-type="percentage" office:value="0.99027035404749475" table:style-name="ce15">
            <text:p>99,03%</text:p>
          </table:table-cell>
          <table:table-cell office:value-type="float" office:value="2465275" table:style-name="ce13">
            <text:p>2.465.275</text:p>
          </table:table-cell>
          <table:table-cell office:value-type="float" office:value="2321730" table:style-name="ce13">
            <text:p>2.321.730</text:p>
          </table:table-cell>
          <table:table-cell office:value-type="float" office:value="1886687" table:style-name="ce13">
            <text:p>1.886.687</text:p>
          </table:table-cell>
          <table:table-cell office:value-type="date" office:date-value="2022-02-10T00:00:00" table:style-name="ce16">
            <text:p>1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30000" table:style-name="ce7">
            <text:p>30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66745" table:style-name="ce14">
            <text:p>666.745</text:p>
          </table:table-cell>
          <table:table-cell office:value-type="float" office:value="617759.5" table:style-name="ce14">
            <text:p>617.760</text:p>
          </table:table-cell>
          <table:table-cell office:value-type="percentage" office:value="0.92653038268003507" table:style-name="ce15">
            <text:p>92,65%</text:p>
          </table:table-cell>
          <table:table-cell office:value-type="float" office:value="282029" table:style-name="ce13">
            <text:p>282.029</text:p>
          </table:table-cell>
          <table:table-cell office:value-type="float" office:value="261819" table:style-name="ce13">
            <text:p>261.819</text:p>
          </table:table-cell>
          <table:table-cell office:value-type="float" office:value="153961" table:style-name="ce13">
            <text:p>153.961</text:p>
          </table:table-cell>
          <table:table-cell office:value-type="date" office:date-value="2022-02-11T00:00:00" table:style-name="ce16">
            <text:p>1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797022" table:style-name="ce14">
            <text:p>12.797.022</text:p>
          </table:table-cell>
          <table:table-cell office:value-type="percentage" office:value="0.99578459435095334" table:style-name="ce15">
            <text:p>99,58%</text:p>
          </table:table-cell>
          <table:table-cell office:value-type="float" office:value="5750374" table:style-name="ce13">
            <text:p>5.750.374</text:p>
          </table:table-cell>
          <table:table-cell office:value-type="float" office:value="5378535" table:style-name="ce13">
            <text:p>5.378.535</text:p>
          </table:table-cell>
          <table:table-cell office:value-type="float" office:value="3137475" table:style-name="ce13">
            <text:p>3.137.475</text:p>
          </table:table-cell>
          <table:table-cell office:value-type="date" office:date-value="2022-02-13T00:00:00" table:style-name="ce16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168000" table:style-name="ce7">
            <text:p>168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79735" table:style-name="ce14">
            <text:p>2.879.735</text:p>
          </table:table-cell>
          <table:table-cell office:value-type="float" office:value="2716226.5" table:style-name="ce14">
            <text:p>2.716.227</text:p>
          </table:table-cell>
          <table:table-cell office:value-type="percentage" office:value="0.94322099082033595" table:style-name="ce15">
            <text:p>94,32%</text:p>
          </table:table-cell>
          <table:table-cell office:value-type="float" office:value="1296837" table:style-name="ce13">
            <text:p>1.296.837</text:p>
          </table:table-cell>
          <table:table-cell office:value-type="float" office:value="1201041" table:style-name="ce13">
            <text:p>1.201.041</text:p>
          </table:table-cell>
          <table:table-cell office:value-type="float" office:value="625541" table:style-name="ce13">
            <text:p>625.541</text:p>
          </table:table-cell>
          <table:table-cell office:value-type="date" office:date-value="2022-02-12T00:00:00" table:style-name="ce16">
            <text:p>1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66000" table:style-name="ce7">
            <text:p>66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72767" table:style-name="ce14">
            <text:p>1.372.767</text:p>
          </table:table-cell>
          <table:table-cell office:value-type="float" office:value="1268228.5" table:style-name="ce14">
            <text:p>1.268.229</text:p>
          </table:table-cell>
          <table:table-cell office:value-type="percentage" office:value="0.92384832968741237" table:style-name="ce15">
            <text:p>92,38%</text:p>
          </table:table-cell>
          <table:table-cell office:value-type="float" office:value="565022" table:style-name="ce13">
            <text:p>565.022</text:p>
          </table:table-cell>
          <table:table-cell office:value-type="float" office:value="533730" table:style-name="ce13">
            <text:p>533.730</text:p>
          </table:table-cell>
          <table:table-cell office:value-type="float" office:value="324925" table:style-name="ce13">
            <text:p>324.925</text:p>
          </table:table-cell>
          <table:table-cell office:value-type="date" office:date-value="2022-02-13T00:00:00" table:style-name="ce16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04000" table:style-name="ce7">
            <text:p>204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49005" table:style-name="ce14">
            <text:p>4.649.005</text:p>
          </table:table-cell>
          <table:table-cell office:value-type="float" office:value="4298328" table:style-name="ce14">
            <text:p>4.298.328</text:p>
          </table:table-cell>
          <table:table-cell office:value-type="percentage" office:value="0.92456945088250064" table:style-name="ce15">
            <text:p>92,46%</text:p>
          </table:table-cell>
          <table:table-cell office:value-type="float" office:value="1938864" table:style-name="ce13">
            <text:p>1.938.864</text:p>
          </table:table-cell>
          <table:table-cell office:value-type="float" office:value="1828967" table:style-name="ce13">
            <text:p>1.828.967</text:p>
          </table:table-cell>
          <table:table-cell office:value-type="float" office:value="1123531" table:style-name="ce13">
            <text:p>1.123.531</text:p>
          </table:table-cell>
          <table:table-cell office:value-type="date" office:date-value="2022-02-13T00:00:00" table:style-name="ce16">
            <text:p>1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7234" table:style-name="ce14">
            <text:p>147.234</text:p>
          </table:table-cell>
          <table:table-cell office:value-type="percentage" office:value="0.88861662512297135" table:style-name="ce15">
            <text:p>88,86%</text:p>
          </table:table-cell>
          <table:table-cell office:value-type="float" office:value="69193" table:style-name="ce13">
            <text:p>69.193</text:p>
          </table:table-cell>
          <table:table-cell office:value-type="float" office:value="63556" table:style-name="ce13">
            <text:p>63.556</text:p>
          </table:table-cell>
          <table:table-cell office:value-type="float" office:value="30274" table:style-name="ce13">
            <text:p>30.274</text:p>
          </table:table-cell>
          <table:table-cell office:value-type="date" office:date-value="2022-02-12T00:00:00" table:style-name="ce16">
            <text:p>1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5079.5" table:style-name="ce14">
            <text:p>135.080</text:p>
          </table:table-cell>
          <table:table-cell office:value-type="percentage" office:value="0.85612561794904296" table:style-name="ce15">
            <text:p>85,61%</text:p>
          </table:table-cell>
          <table:table-cell office:value-type="float" office:value="65077" table:style-name="ce13">
            <text:p>65.077</text:p>
          </table:table-cell>
          <table:table-cell office:value-type="float" office:value="59384" table:style-name="ce13">
            <text:p>59.384</text:p>
          </table:table-cell>
          <table:table-cell office:value-type="float" office:value="25662" table:style-name="ce13">
            <text:p>25.662</text:p>
          </table:table-cell>
          <table:table-cell office:value-type="date" office:date-value="2022-02-11T00:00:00" table:style-name="ce17">
            <text:p>1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199958.5" table:style-name="ce14">
            <text:p>199.959</text:p>
          </table:table-cell>
          <table:table-cell office:value-type="percentage" office:value="0.94086605874104812" table:style-name="ce15">
            <text:p>94,09%</text:p>
          </table:table-cell>
          <table:table-cell office:value-type="float" office:value="94987" table:style-name="ce13">
            <text:p>94.987</text:p>
          </table:table-cell>
          <table:table-cell office:value-type="float" office:value="90939" table:style-name="ce13">
            <text:p>90.939</text:p>
          </table:table-cell>
          <table:table-cell office:value-type="float" office:value="39618" table:style-name="ce13">
            <text:p>39.618</text:p>
          </table:table-cell>
          <table:table-cell office:value-type="date" office:date-value="2022-02-11T00:00:00" table:style-name="ce17">
            <text:p>1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70" table:style-name="ce7">
            <text:p>7.570</text:p>
          </table:table-cell>
          <table:table-cell office:value-type="float" office:value="0" table:style-name="ce7">
            <text:p>0</text:p>
          </table:table-cell>
          <table:table-cell office:value-type="float" office:value="4690" table:style-name="ce13">
            <text:p>4.690</text:p>
          </table:table-cell>
          <table:table-cell office:value-type="float" office:value="12260" table:style-name="ce14">
            <text:p>12.260</text:p>
          </table:table-cell>
          <table:table-cell office:value-type="float" office:value="12012" table:style-name="ce14">
            <text:p>12.012</text:p>
          </table:table-cell>
          <table:table-cell office:value-type="percentage" office:value="0.97977161500815657" table:style-name="ce15">
            <text:p>97,98%</text:p>
          </table:table-cell>
          <table:table-cell office:value-type="float" office:value="8010" table:style-name="ce13">
            <text:p>8.010</text:p>
          </table:table-cell>
          <table:table-cell office:value-type="float" office:value="7505" table:style-name="ce13">
            <text:p>7.505</text:p>
          </table:table-cell>
          <table:table-cell office:value-type="float" office:value="2518" table:style-name="ce13">
            <text:p>2.518</text:p>
          </table:table-cell>
          <table:table-cell office:value-type="date" office:date-value="2022-02-11T00:00:00" table:style-name="ce17">
            <text:p>1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17317" table:style-name="ce19">
            <text:p>63.217.317</text:p>
          </table:table-cell>
          <table:table-cell office:value-type="float" office:value="4482000" table:style-name="ce19">
            <text:p>4.482.000</text:p>
          </table:table-cell>
          <table:table-cell office:value-type="float" office:value="18501440" table:style-name="ce20">
            <text:p>18.501.44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35" table:style-name="ce22">
            <text:p>2.113.635</text:p>
          </table:table-cell>
          <table:table-cell office:value-type="float" office:value="97324172" table:style-name="ce23">
            <text:p>97.324.172</text:p>
          </table:table-cell>
          <table:table-cell office:value-type="float" office:value="91571654" table:style-name="ce23">
            <text:p>91.571.654</text:p>
          </table:table-cell>
          <table:table-cell office:value-type="percentage" office:value="0.94089322434718481" table:style-name="ce24">
            <text:p>94,09%</text:p>
          </table:table-cell>
          <table:table-cell office:value-type="float" office:value="41002352" table:style-name="ce23">
            <text:p>41.002.352</text:p>
          </table:table-cell>
          <table:table-cell office:value-type="float" office:value="38382155" table:style-name="ce23">
            <text:p>38.382.155</text:p>
          </table:table-cell>
          <table:table-cell office:value-type="float" office:value="23365547" table:style-name="ce23">
            <text:p>23.365.547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1021" table:style-name="ce32">
            <text:p>7.031.021</text:p>
          </table:table-cell>
          <table:table-cell office:value-type="percentage" office:value="0.93646994108288417" table:style-name="ce33">
            <text:p>93,6%</text:p>
          </table:table-cell>
          <table:table-cell office:value-type="float" office:value="6912793" table:style-name="ce32">
            <text:p>6.912.793</text:p>
          </table:table-cell>
          <table:table-cell office:value-type="percentage" office:value="0.92072301496869013" table:style-name="ce33">
            <text:p>92,1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4467" table:style-name="ce32">
            <text:p>1.094.467</text:p>
          </table:table-cell>
          <table:table-cell office:value-type="percentage" office:value="0.92017793725954422" table:style-name="ce33">
            <text:p>92,0%</text:p>
          </table:table-cell>
          <table:table-cell office:value-type="float" office:value="1075220" table:style-name="ce32">
            <text:p>1.075.220</text:p>
          </table:table-cell>
          <table:table-cell office:value-type="percentage" office:value="0.90399593747477736" table:style-name="ce33">
            <text:p>90,4%</text:p>
          </table:table-cell>
          <table:table-cell office:value-type="date" office:date-value="2022-02-12T00:00:00" table:style-name="ce34">
            <text:p>1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3987" table:style-name="ce32">
            <text:p>883.987</text:p>
          </table:table-cell>
          <table:table-cell office:value-type="percentage" office:value="0.9500670108023348" table:style-name="ce33">
            <text:p>95,0%</text:p>
          </table:table-cell>
          <table:table-cell office:value-type="float" office:value="873400" table:style-name="ce32">
            <text:p>873.400</text:p>
          </table:table-cell>
          <table:table-cell office:value-type="percentage" office:value="0.93868860880845439" table:style-name="ce33">
            <text:p>93,9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5724" table:style-name="ce32">
            <text:p>895.724</text:p>
          </table:table-cell>
          <table:table-cell office:value-type="percentage" office:value="0.82693385352667637" table:style-name="ce33">
            <text:p>82,7%</text:p>
          </table:table-cell>
          <table:table-cell office:value-type="float" office:value="880669" table:style-name="ce32">
            <text:p>880.669</text:p>
          </table:table-cell>
          <table:table-cell office:value-type="percentage" office:value="0.81303505304254942" table:style-name="ce33">
            <text:p>81,3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38942" table:style-name="ce32">
            <text:p>1.738.942</text:p>
          </table:table-cell>
          <table:table-cell office:value-type="percentage" office:value="0.85514181615755591" table:style-name="ce33">
            <text:p>85,5%</text:p>
          </table:table-cell>
          <table:table-cell office:value-type="float" office:value="1684029" table:style-name="ce32">
            <text:p>1.684.029</text:p>
          </table:table-cell>
          <table:table-cell office:value-type="percentage" office:value="0.82813780880673005" table:style-name="ce33">
            <text:p>82,8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561" table:style-name="ce32">
            <text:p>493.561</text:p>
          </table:table-cell>
          <table:table-cell office:value-type="percentage" office:value="0.93643821789466897" table:style-name="ce33">
            <text:p>93,6%</text:p>
          </table:table-cell>
          <table:table-cell office:value-type="float" office:value="488938" table:style-name="ce32">
            <text:p>488.938</text:p>
          </table:table-cell>
          <table:table-cell office:value-type="percentage" office:value="0.92766695379291242" table:style-name="ce33">
            <text:p>92,8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4801" table:style-name="ce32">
            <text:p>2.044.801</text:p>
          </table:table-cell>
          <table:table-cell office:value-type="percentage" office:value="0.94137234600388831" table:style-name="ce33">
            <text:p>94,1%</text:p>
          </table:table-cell>
          <table:table-cell office:value-type="float" office:value="2009634" table:style-name="ce32">
            <text:p>2.009.634</text:p>
          </table:table-cell>
          <table:table-cell office:value-type="percentage" office:value="0.92518238850097301" table:style-name="ce33">
            <text:p>92,5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2144" table:style-name="ce32">
            <text:p>1.662.144</text:p>
          </table:table-cell>
          <table:table-cell office:value-type="percentage" office:value="0.91523620629464975" table:style-name="ce33">
            <text:p>91,5%</text:p>
          </table:table-cell>
          <table:table-cell office:value-type="float" office:value="1613086" table:style-name="ce32">
            <text:p>1.613.086</text:p>
          </table:table-cell>
          <table:table-cell office:value-type="percentage" office:value="0.88822310886843214" table:style-name="ce33">
            <text:p>88,8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37130" table:style-name="ce32">
            <text:p>6.237.130</text:p>
          </table:table-cell>
          <table:table-cell office:value-type="percentage" office:value="0.91960325630372908" table:style-name="ce33">
            <text:p>92,0%</text:p>
          </table:table-cell>
          <table:table-cell office:value-type="float" office:value="6099641" table:style-name="ce32">
            <text:p>6.099.641</text:p>
          </table:table-cell>
          <table:table-cell office:value-type="percentage" office:value="0.89933186030814394" table:style-name="ce33">
            <text:p>89,9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69992" table:style-name="ce32">
            <text:p>4.169.992</text:p>
          </table:table-cell>
          <table:table-cell office:value-type="percentage" office:value="0.92830985395008847" table:style-name="ce33">
            <text:p>92,8%</text:p>
          </table:table-cell>
          <table:table-cell office:value-type="float" office:value="4101131" table:style-name="ce32">
            <text:p>4.101.131</text:p>
          </table:table-cell>
          <table:table-cell office:value-type="percentage" office:value="0.91298024543936296" table:style-name="ce33">
            <text:p>91,3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8903" table:style-name="ce32">
            <text:p>908.903</text:p>
          </table:table-cell>
          <table:table-cell office:value-type="percentage" office:value="0.95685079324974476" table:style-name="ce33">
            <text:p>95,7%</text:p>
          </table:table-cell>
          <table:table-cell office:value-type="float" office:value="896408" table:style-name="ce32">
            <text:p>896.408</text:p>
          </table:table-cell>
          <table:table-cell office:value-type="percentage" office:value="0.94369663855814889" table:style-name="ce33">
            <text:p>94,4%</text:p>
          </table:table-cell>
          <table:table-cell office:value-type="date" office:date-value="2022-02-12T00:00:00" table:style-name="ce34">
            <text:p>1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39534" table:style-name="ce32">
            <text:p>2.339.534</text:p>
          </table:table-cell>
          <table:table-cell office:value-type="percentage" office:value="0.95252973482234427" table:style-name="ce33">
            <text:p>95,3%</text:p>
          </table:table-cell>
          <table:table-cell office:value-type="float" office:value="2321730" table:style-name="ce32">
            <text:p>2.321.730</text:p>
          </table:table-cell>
          <table:table-cell office:value-type="percentage" office:value="0.94528092399130825" table:style-name="ce33">
            <text:p>94,5%</text:p>
          </table:table-cell>
          <table:table-cell office:value-type="date" office:date-value="2022-02-10T00:00:00" table:style-name="ce34">
            <text:p>1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320" table:style-name="ce32">
            <text:p>268.320</text:p>
          </table:table-cell>
          <table:table-cell office:value-type="percentage" office:value="0.95325050891896024" table:style-name="ce33">
            <text:p>95,3%</text:p>
          </table:table-cell>
          <table:table-cell office:value-type="float" office:value="261819" table:style-name="ce32">
            <text:p>261.819</text:p>
          </table:table-cell>
          <table:table-cell office:value-type="percentage" office:value="0.93015464741597065" table:style-name="ce33">
            <text:p>93,0%</text:p>
          </table:table-cell>
          <table:table-cell office:value-type="date" office:date-value="2022-02-11T00:00:00" table:style-name="ce34">
            <text:p>1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1728" table:style-name="ce32">
            <text:p>5.521.728</text:p>
          </table:table-cell>
          <table:table-cell office:value-type="percentage" office:value="0.92477191073786436" table:style-name="ce33">
            <text:p>92,5%</text:p>
          </table:table-cell>
          <table:table-cell office:value-type="float" office:value="5378535" table:style-name="ce32">
            <text:p>5.378.535</text:p>
          </table:table-cell>
          <table:table-cell office:value-type="percentage" office:value="0.90079013108224071" table:style-name="ce33">
            <text:p>90,1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286" table:style-name="ce32">
            <text:p>1.232.286</text:p>
          </table:table-cell>
          <table:table-cell office:value-type="percentage" office:value="0.93524051808799846" table:style-name="ce33">
            <text:p>93,5%</text:p>
          </table:table-cell>
          <table:table-cell office:value-type="float" office:value="1201041" table:style-name="ce32">
            <text:p>1.201.041</text:p>
          </table:table-cell>
          <table:table-cell office:value-type="percentage" office:value="0.91152719992349807" table:style-name="ce33">
            <text:p>91,2%</text:p>
          </table:table-cell>
          <table:table-cell office:value-type="date" office:date-value="2022-02-12T00:00:00" table:style-name="ce34">
            <text:p>1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065" table:style-name="ce32">
            <text:p>539.065</text:p>
          </table:table-cell>
          <table:table-cell office:value-type="percentage" office:value="0.92914367069189585" table:style-name="ce33">
            <text:p>92,9%</text:p>
          </table:table-cell>
          <table:table-cell office:value-type="float" office:value="533730" table:style-name="ce32">
            <text:p>533.730</text:p>
          </table:table-cell>
          <table:table-cell office:value-type="percentage" office:value="0.91994815348498904" table:style-name="ce33">
            <text:p>92,0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59944" table:style-name="ce32">
            <text:p>1.859.944</text:p>
          </table:table-cell>
          <table:table-cell office:value-type="percentage" office:value="0.95125490153959613" table:style-name="ce33">
            <text:p>95,1%</text:p>
          </table:table-cell>
          <table:table-cell office:value-type="float" office:value="1828967" table:style-name="ce32">
            <text:p>1.828.967</text:p>
          </table:table-cell>
          <table:table-cell office:value-type="percentage" office:value="0.93541193901761055" table:style-name="ce33">
            <text:p>93,5%</text:p>
          </table:table-cell>
          <table:table-cell office:value-type="date" office:date-value="2022-02-13T00:00:00" table:style-name="ce34">
            <text:p>13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6352" table:style-name="ce32">
            <text:p>66.352</text:p>
          </table:table-cell>
          <table:table-cell office:value-type="percentage" office:value="0.93415365554914187" table:style-name="ce33">
            <text:p>93,4%</text:p>
          </table:table-cell>
          <table:table-cell office:value-type="float" office:value="63556" table:style-name="ce32">
            <text:p>63.556</text:p>
          </table:table-cell>
          <table:table-cell office:value-type="percentage" office:value="0.89478945219558204" table:style-name="ce33">
            <text:p>89,5%</text:p>
          </table:table-cell>
          <table:table-cell office:value-type="date" office:date-value="2022-02-12T00:00:00" table:style-name="ce34">
            <text:p>12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48" table:style-name="ce32">
            <text:p>61.748</text:p>
          </table:table-cell>
          <table:table-cell office:value-type="percentage" office:value="0.90452055195851522" table:style-name="ce33">
            <text:p>90,5%</text:p>
          </table:table-cell>
          <table:table-cell office:value-type="float" office:value="59384" table:style-name="ce32">
            <text:p>59.384</text:p>
          </table:table-cell>
          <table:table-cell office:value-type="percentage" office:value="0.86989130753230015" table:style-name="ce33">
            <text:p>87,0%</text:p>
          </table:table-cell>
          <table:table-cell office:value-type="date" office:date-value="2022-02-11T00:00:00" table:style-name="ce34">
            <text:p>11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4987" table:style-name="ce32">
            <text:p>94.987</text:p>
          </table:table-cell>
          <table:table-cell office:value-type="string" table:style-name="ce33">
            <text:p>-</text:p>
          </table:table-cell>
          <table:table-cell office:value-type="float" office:value="90939" table:style-name="ce32">
            <text:p>90.939</text:p>
          </table:table-cell>
          <table:table-cell office:value-type="string" table:style-name="ce33">
            <text:p>-</text:p>
          </table:table-cell>
          <table:table-cell office:value-type="date" office:date-value="2022-02-11T00:00:00" table:style-name="ce34">
            <text:p>11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10" table:style-name="ce32">
            <text:p>8.010</text:p>
          </table:table-cell>
          <table:table-cell office:value-type="string" table:style-name="ce33">
            <text:p>-</text:p>
          </table:table-cell>
          <table:table-cell office:value-type="float" office:value="7505" table:style-name="ce32">
            <text:p>7.505</text:p>
          </table:table-cell>
          <table:table-cell office:value-type="string" table:style-name="ce33">
            <text:p>-</text:p>
          </table:table-cell>
          <table:table-cell office:value-type="date" office:date-value="2022-02-11T00:00:00" table:style-name="ce34">
            <text:p>11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52646" table:style-name="ce35">
            <text:p>39.152.646</text:p>
          </table:table-cell>
          <table:table-cell office:value-type="percentage" office:value="0.92811699353180543" table:style-name="ce36">
            <text:p>92,8%</text:p>
          </table:table-cell>
          <table:table-cell office:value-type="float" office:value="38382155" table:style-name="ce35">
            <text:p>38.382.155</text:p>
          </table:table-cell>
          <table:table-cell office:value-type="percentage" office:value="0.90985243510417546" table:style-name="ce36">
            <text:p>91,0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38" table:style-name="ce45">
            <text:p>435.438</text:p>
          </table:table-cell>
          <table:table-cell office:value-type="percentage" office:value="1" table:style-name="ce46">
            <text:p>100,0%</text:p>
          </table:table-cell>
          <table:table-cell office:value-type="float" office:value="656433" table:style-name="ce45">
            <text:p>656.433</text:p>
          </table:table-cell>
          <table:table-cell office:value-type="percentage" office:value="1" table:style-name="ce46">
            <text:p>100,0%</text:p>
          </table:table-cell>
          <table:table-cell office:value-type="float" office:value="937270" table:style-name="ce45">
            <text:p>937.270</text:p>
          </table:table-cell>
          <table:table-cell office:value-type="percentage" office:value="0.9781273578653954" table:style-name="ce46">
            <text:p>97,8%</text:p>
          </table:table-cell>
          <table:table-cell office:value-type="float" office:value="1229107" table:style-name="ce45">
            <text:p>1.229.107</text:p>
          </table:table-cell>
          <table:table-cell office:value-type="percentage" office:value="0.95457874433729339" table:style-name="ce46">
            <text:p>95,5%</text:p>
          </table:table-cell>
          <table:table-cell office:value-type="float" office:value="1276207" table:style-name="ce45">
            <text:p>1.276.207</text:p>
          </table:table-cell>
          <table:table-cell office:value-type="percentage" office:value="0.92189107268755566" table:style-name="ce46">
            <text:p>92,2%</text:p>
          </table:table-cell>
          <table:table-cell office:value-type="float" office:value="966794" table:style-name="ce45">
            <text:p>966.794</text:p>
          </table:table-cell>
          <table:table-cell office:value-type="percentage" office:value="0.87748928318265196" table:style-name="ce46">
            <text:p>87,7%</text:p>
          </table:table-cell>
          <table:table-cell office:value-type="float" office:value="810508" table:style-name="ce45">
            <text:p>810.508</text:p>
          </table:table-cell>
          <table:table-cell office:value-type="percentage" office:value="0.87517276528108912" table:style-name="ce46">
            <text:p>87,5%</text:p>
          </table:table-cell>
          <table:table-cell office:value-type="float" office:value="719264" table:style-name="ce45">
            <text:p>719.264</text:p>
          </table:table-cell>
          <table:table-cell office:value-type="percentage" office:value="0.9306692407025462" table:style-name="ce46">
            <text:p>93,1%</text:p>
          </table:table-cell>
          <table:table-cell office:value-type="float" office:value="7031021" table:style-name="ce45">
            <text:p>7.031.021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46994108288417" table:style-name="ce46">
            <text:p>93,6%</text:p>
          </table:table-cell>
          <table:table-cell office:value-type="percentage" office:value="0.82696324970298918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63" table:style-name="ce48">
            <text:p>101.663</text:p>
          </table:table-cell>
          <table:table-cell office:value-type="percentage" office:value="1" table:style-name="ce49">
            <text:p>100,0%</text:p>
          </table:table-cell>
          <table:table-cell office:value-type="float" office:value="119832" table:style-name="ce48">
            <text:p>119.832</text:p>
          </table:table-cell>
          <table:table-cell office:value-type="percentage" office:value="1" table:style-name="ce49">
            <text:p>100,0%</text:p>
          </table:table-cell>
          <table:table-cell office:value-type="float" office:value="155973" table:style-name="ce48">
            <text:p>155.973</text:p>
          </table:table-cell>
          <table:table-cell office:value-type="percentage" office:value="0.96691463641435749" table:style-name="ce49">
            <text:p>96,7%</text:p>
          </table:table-cell>
          <table:table-cell office:value-type="float" office:value="188424" table:style-name="ce48">
            <text:p>188.424</text:p>
          </table:table-cell>
          <table:table-cell office:value-type="percentage" office:value="0.93757277205553069" table:style-name="ce49">
            <text:p>93,8%</text:p>
          </table:table-cell>
          <table:table-cell office:value-type="float" office:value="192115" table:style-name="ce48">
            <text:p>192.115</text:p>
          </table:table-cell>
          <table:table-cell office:value-type="percentage" office:value="0.89925902348375986" table:style-name="ce49">
            <text:p>89,9%</text:p>
          </table:table-cell>
          <table:table-cell office:value-type="float" office:value="131582" table:style-name="ce48">
            <text:p>131.582</text:p>
          </table:table-cell>
          <table:table-cell office:value-type="percentage" office:value="0.83133474014076503" table:style-name="ce49">
            <text:p>83,1%</text:p>
          </table:table-cell>
          <table:table-cell office:value-type="float" office:value="110323" table:style-name="ce48">
            <text:p>110.323</text:p>
          </table:table-cell>
          <table:table-cell office:value-type="percentage" office:value="0.84346090918821393" table:style-name="ce49">
            <text:p>84,3%</text:p>
          </table:table-cell>
          <table:table-cell office:value-type="float" office:value="94555" table:style-name="ce48">
            <text:p>94.555</text:p>
          </table:table-cell>
          <table:table-cell office:value-type="percentage" office:value="0.8833861188187262" table:style-name="ce49">
            <text:p>88,3%</text:p>
          </table:table-cell>
          <table:table-cell office:value-type="float" office:value="1094467" table:style-name="ce48">
            <text:p>1.094.467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017793725954422" table:style-name="ce49">
            <text:p>92,0%</text:p>
          </table:table-cell>
          <table:table-cell office:value-type="percentage" office:value="0.82220709726225705" table:style-name="ce49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57" table:style-name="ce48">
            <text:p>89.257</text:p>
          </table:table-cell>
          <table:table-cell office:value-type="percentage" office:value="1" table:style-name="ce49">
            <text:p>100,0%</text:p>
          </table:table-cell>
          <table:table-cell office:value-type="float" office:value="114773" table:style-name="ce48">
            <text:p>114.773</text:p>
          </table:table-cell>
          <table:table-cell office:value-type="percentage" office:value="1" table:style-name="ce49">
            <text:p>100,0%</text:p>
          </table:table-cell>
          <table:table-cell office:value-type="float" office:value="149096" table:style-name="ce48">
            <text:p>149.096</text:p>
          </table:table-cell>
          <table:table-cell office:value-type="percentage" office:value="0.98095927363642343" table:style-name="ce49">
            <text:p>98,1%</text:p>
          </table:table-cell>
          <table:table-cell office:value-type="float" office:value="154296" table:style-name="ce48">
            <text:p>154.296</text:p>
          </table:table-cell>
          <table:table-cell office:value-type="percentage" office:value="0.95195671353565769" table:style-name="ce49">
            <text:p>95,2%</text:p>
          </table:table-cell>
          <table:table-cell office:value-type="float" office:value="152298" table:style-name="ce48">
            <text:p>152.298</text:p>
          </table:table-cell>
          <table:table-cell office:value-type="percentage" office:value="0.91790019286403091" table:style-name="ce49">
            <text:p>91,8%</text:p>
          </table:table-cell>
          <table:table-cell office:value-type="float" office:value="92912" table:style-name="ce48">
            <text:p>92.912</text:p>
          </table:table-cell>
          <table:table-cell office:value-type="percentage" office:value="0.85561418533764311" table:style-name="ce49">
            <text:p>85,6%</text:p>
          </table:table-cell>
          <table:table-cell office:value-type="float" office:value="68657" table:style-name="ce48">
            <text:p>68.657</text:p>
          </table:table-cell>
          <table:table-cell office:value-type="percentage" office:value="0.86642184700032809" table:style-name="ce49">
            <text:p>86,6%</text:p>
          </table:table-cell>
          <table:table-cell office:value-type="float" office:value="62698" table:style-name="ce48">
            <text:p>62.698</text:p>
          </table:table-cell>
          <table:table-cell office:value-type="percentage" office:value="0.96080053941400023" table:style-name="ce49">
            <text:p>96,1%</text:p>
          </table:table-cell>
          <table:table-cell office:value-type="float" office:value="883987" table:style-name="ce48">
            <text:p>883.987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0670108023348" table:style-name="ce49">
            <text:p>95,0%</text:p>
          </table:table-cell>
          <table:table-cell office:value-type="percentage" office:value="0.87273827635604695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45" table:style-name="ce48">
            <text:p>51.845</text:p>
          </table:table-cell>
          <table:table-cell office:value-type="percentage" office:value="0.96666231611134934" table:style-name="ce49">
            <text:p>96,7%</text:p>
          </table:table-cell>
          <table:table-cell office:value-type="float" office:value="79914" table:style-name="ce48">
            <text:p>79.914</text:p>
          </table:table-cell>
          <table:table-cell office:value-type="percentage" office:value="0.91608776394525071" table:style-name="ce49">
            <text:p>91,6%</text:p>
          </table:table-cell>
          <table:table-cell office:value-type="float" office:value="112155" table:style-name="ce48">
            <text:p>112.155</text:p>
          </table:table-cell>
          <table:table-cell office:value-type="percentage" office:value="0.88038589247446875" table:style-name="ce49">
            <text:p>88,0%</text:p>
          </table:table-cell>
          <table:table-cell office:value-type="float" office:value="153624" table:style-name="ce48">
            <text:p>153.624</text:p>
          </table:table-cell>
          <table:table-cell office:value-type="percentage" office:value="0.86544831782229537" table:style-name="ce49">
            <text:p>86,5%</text:p>
          </table:table-cell>
          <table:table-cell office:value-type="float" office:value="173785" table:style-name="ce48">
            <text:p>173.785</text:p>
          </table:table-cell>
          <table:table-cell office:value-type="percentage" office:value="0.80224629886946441" table:style-name="ce49">
            <text:p>80,2%</text:p>
          </table:table-cell>
          <table:table-cell office:value-type="float" office:value="135407" table:style-name="ce48">
            <text:p>135.407</text:p>
          </table:table-cell>
          <table:table-cell office:value-type="percentage" office:value="0.73571968029905399" table:style-name="ce49">
            <text:p>73,6%</text:p>
          </table:table-cell>
          <table:table-cell office:value-type="float" office:value="104829" table:style-name="ce48">
            <text:p>104.829</text:p>
          </table:table-cell>
          <table:table-cell office:value-type="percentage" office:value="0.76398737728932387" table:style-name="ce49">
            <text:p>76,4%</text:p>
          </table:table-cell>
          <table:table-cell office:value-type="float" office:value="84165" table:style-name="ce48">
            <text:p>84.165</text:p>
          </table:table-cell>
          <table:table-cell office:value-type="percentage" office:value="0.84557346085838292" table:style-name="ce49">
            <text:p>84,6%</text:p>
          </table:table-cell>
          <table:table-cell office:value-type="float" office:value="895724" table:style-name="ce48">
            <text:p>895.724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693385352667637" table:style-name="ce49">
            <text:p>82,7%</text:p>
          </table:table-cell>
          <table:table-cell office:value-type="percentage" office:value="0.73433543071468099" table:style-name="ce49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76" table:style-name="ce48">
            <text:p>94.776</text:p>
          </table:table-cell>
          <table:table-cell office:value-type="percentage" office:value="0.94434148382854066" table:style-name="ce49">
            <text:p>94,4%</text:p>
          </table:table-cell>
          <table:table-cell office:value-type="float" office:value="156066" table:style-name="ce48">
            <text:p>156.066</text:p>
          </table:table-cell>
          <table:table-cell office:value-type="percentage" office:value="0.93203779128793762" table:style-name="ce49">
            <text:p>93,2%</text:p>
          </table:table-cell>
          <table:table-cell office:value-type="float" office:value="229209" table:style-name="ce48">
            <text:p>229.209</text:p>
          </table:table-cell>
          <table:table-cell office:value-type="percentage" office:value="0.91116853173262313" table:style-name="ce49">
            <text:p>91,1%</text:p>
          </table:table-cell>
          <table:table-cell office:value-type="float" office:value="325482" table:style-name="ce48">
            <text:p>325.482</text:p>
          </table:table-cell>
          <table:table-cell office:value-type="percentage" office:value="0.88386870768804637" table:style-name="ce49">
            <text:p>88,4%</text:p>
          </table:table-cell>
          <table:table-cell office:value-type="float" office:value="324570" table:style-name="ce48">
            <text:p>324.570</text:p>
          </table:table-cell>
          <table:table-cell office:value-type="percentage" office:value="0.82356224863932204" table:style-name="ce49">
            <text:p>82,4%</text:p>
          </table:table-cell>
          <table:table-cell office:value-type="float" office:value="238792" table:style-name="ce48">
            <text:p>238.792</text:p>
          </table:table-cell>
          <table:table-cell office:value-type="percentage" office:value="0.76325025090934662" table:style-name="ce49">
            <text:p>76,3%</text:p>
          </table:table-cell>
          <table:table-cell office:value-type="float" office:value="199341" table:style-name="ce48">
            <text:p>199.341</text:p>
          </table:table-cell>
          <table:table-cell office:value-type="percentage" office:value="0.78273929893863059" table:style-name="ce49">
            <text:p>78,3%</text:p>
          </table:table-cell>
          <table:table-cell office:value-type="float" office:value="170706" table:style-name="ce48">
            <text:p>170.706</text:p>
          </table:table-cell>
          <table:table-cell office:value-type="percentage" office:value="0.92641575991099778" table:style-name="ce49">
            <text:p>92,6%</text:p>
          </table:table-cell>
          <table:table-cell office:value-type="float" office:value="1738942" table:style-name="ce48">
            <text:p>1.738.942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514181615755591" table:style-name="ce49">
            <text:p>85,5%</text:p>
          </table:table-cell>
          <table:table-cell office:value-type="percentage" office:value="0.77480218270703261" table:style-name="ce4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67" table:style-name="ce48">
            <text:p>42.567</text:p>
          </table:table-cell>
          <table:table-cell office:value-type="percentage" office:value="1" table:style-name="ce49">
            <text:p>100,0%</text:p>
          </table:table-cell>
          <table:table-cell office:value-type="float" office:value="56196" table:style-name="ce48">
            <text:p>56.196</text:p>
          </table:table-cell>
          <table:table-cell office:value-type="percentage" office:value="1" table:style-name="ce49">
            <text:p>100,0%</text:p>
          </table:table-cell>
          <table:table-cell office:value-type="float" office:value="77251" table:style-name="ce48">
            <text:p>77.251</text:p>
          </table:table-cell>
          <table:table-cell office:value-type="percentage" office:value="0.97468993275041949" table:style-name="ce49">
            <text:p>97,5%</text:p>
          </table:table-cell>
          <table:table-cell office:value-type="float" office:value="85127" table:style-name="ce48">
            <text:p>85.127</text:p>
          </table:table-cell>
          <table:table-cell office:value-type="percentage" office:value="0.9357700340771683" table:style-name="ce49">
            <text:p>93,6%</text:p>
          </table:table-cell>
          <table:table-cell office:value-type="float" office:value="89422" table:style-name="ce48">
            <text:p>89.422</text:p>
          </table:table-cell>
          <table:table-cell office:value-type="percentage" office:value="0.91822233175199719" table:style-name="ce49">
            <text:p>91,8%</text:p>
          </table:table-cell>
          <table:table-cell office:value-type="float" office:value="56746" table:style-name="ce48">
            <text:p>56.746</text:p>
          </table:table-cell>
          <table:table-cell office:value-type="percentage" office:value="0.84496262545043033" table:style-name="ce49">
            <text:p>84,5%</text:p>
          </table:table-cell>
          <table:table-cell office:value-type="float" office:value="43340" table:style-name="ce48">
            <text:p>43.340</text:p>
          </table:table-cell>
          <table:table-cell office:value-type="percentage" office:value="0.85192538281603203" table:style-name="ce49">
            <text:p>85,2%</text:p>
          </table:table-cell>
          <table:table-cell office:value-type="float" office:value="42912" table:style-name="ce48">
            <text:p>42.912</text:p>
          </table:table-cell>
          <table:table-cell office:value-type="percentage" office:value="0.94764039485016449" table:style-name="ce49">
            <text:p>94,8%</text:p>
          </table:table-cell>
          <table:table-cell office:value-type="float" office:value="493561" table:style-name="ce48">
            <text:p>493.561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643821789466897" table:style-name="ce49">
            <text:p>93,6%</text:p>
          </table:table-cell>
          <table:table-cell office:value-type="percentage" office:value="0.84563826232962969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87" table:style-name="ce48">
            <text:p>229.987</text:p>
          </table:table-cell>
          <table:table-cell office:value-type="percentage" office:value="1" table:style-name="ce49">
            <text:p>100,0%</text:p>
          </table:table-cell>
          <table:table-cell office:value-type="float" office:value="252312" table:style-name="ce48">
            <text:p>252.312</text:p>
          </table:table-cell>
          <table:table-cell office:value-type="percentage" office:value="1" table:style-name="ce49">
            <text:p>100,0%</text:p>
          </table:table-cell>
          <table:table-cell office:value-type="float" office:value="324550" table:style-name="ce48">
            <text:p>324.550</text:p>
          </table:table-cell>
          <table:table-cell office:value-type="percentage" office:value="0.99177064138881499" table:style-name="ce49">
            <text:p>99,2%</text:p>
          </table:table-cell>
          <table:table-cell office:value-type="float" office:value="357757" table:style-name="ce48">
            <text:p>357.757</text:p>
          </table:table-cell>
          <table:table-cell office:value-type="percentage" office:value="0.93849471279082275" table:style-name="ce49">
            <text:p>93,8%</text:p>
          </table:table-cell>
          <table:table-cell office:value-type="float" office:value="325970" table:style-name="ce48">
            <text:p>325.970</text:p>
          </table:table-cell>
          <table:table-cell office:value-type="percentage" office:value="0.90496443662167336" table:style-name="ce49">
            <text:p>90,5%</text:p>
          </table:table-cell>
          <table:table-cell office:value-type="float" office:value="218653" table:style-name="ce48">
            <text:p>218.653</text:p>
          </table:table-cell>
          <table:table-cell office:value-type="percentage" office:value="0.844539632756796" table:style-name="ce49">
            <text:p>84,5%</text:p>
          </table:table-cell>
          <table:table-cell office:value-type="float" office:value="180572" table:style-name="ce48">
            <text:p>180.572</text:p>
          </table:table-cell>
          <table:table-cell office:value-type="percentage" office:value="0.85264355767096833" table:style-name="ce49">
            <text:p>85,3%</text:p>
          </table:table-cell>
          <table:table-cell office:value-type="float" office:value="155000" table:style-name="ce48">
            <text:p>155.000</text:p>
          </table:table-cell>
          <table:table-cell office:value-type="percentage" office:value="0.92153295520755296" table:style-name="ce49">
            <text:p>92,2%</text:p>
          </table:table-cell>
          <table:table-cell office:value-type="float" office:value="2044801" table:style-name="ce48">
            <text:p>2.044.801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37234600388831" table:style-name="ce49">
            <text:p>94,1%</text:p>
          </table:table-cell>
          <table:table-cell office:value-type="percentage" office:value="0.85676653751766596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446" table:style-name="ce48">
            <text:p>139.446</text:p>
          </table:table-cell>
          <table:table-cell office:value-type="percentage" office:value="1" table:style-name="ce49">
            <text:p>100,0%</text:p>
          </table:table-cell>
          <table:table-cell office:value-type="float" office:value="159970" table:style-name="ce48">
            <text:p>159.970</text:p>
          </table:table-cell>
          <table:table-cell office:value-type="percentage" office:value="1" table:style-name="ce49">
            <text:p>100,0%</text:p>
          </table:table-cell>
          <table:table-cell office:value-type="float" office:value="226254" table:style-name="ce48">
            <text:p>226.254</text:p>
          </table:table-cell>
          <table:table-cell office:value-type="percentage" office:value="0.9922202536530601" table:style-name="ce49">
            <text:p>99,2%</text:p>
          </table:table-cell>
          <table:table-cell office:value-type="float" office:value="290809" table:style-name="ce48">
            <text:p>290.809</text:p>
          </table:table-cell>
          <table:table-cell office:value-type="percentage" office:value="0.93385505142787417" table:style-name="ce49">
            <text:p>93,4%</text:p>
          </table:table-cell>
          <table:table-cell office:value-type="float" office:value="292720" table:style-name="ce48">
            <text:p>292.720</text:p>
          </table:table-cell>
          <table:table-cell office:value-type="percentage" office:value="0.88520356476483375" table:style-name="ce49">
            <text:p>88,5%</text:p>
          </table:table-cell>
          <table:table-cell office:value-type="float" office:value="212547" table:style-name="ce48">
            <text:p>212.547</text:p>
          </table:table-cell>
          <table:table-cell office:value-type="percentage" office:value="0.82462143696823675" table:style-name="ce49">
            <text:p>82,5%</text:p>
          </table:table-cell>
          <table:table-cell office:value-type="float" office:value="180825" table:style-name="ce48">
            <text:p>180.825</text:p>
          </table:table-cell>
          <table:table-cell office:value-type="percentage" office:value="0.82571509461532844" table:style-name="ce49">
            <text:p>82,6%</text:p>
          </table:table-cell>
          <table:table-cell office:value-type="float" office:value="159573" table:style-name="ce48">
            <text:p>159.573</text:p>
          </table:table-cell>
          <table:table-cell office:value-type="percentage" office:value="0.89740518288567961" table:style-name="ce49">
            <text:p>89,7%</text:p>
          </table:table-cell>
          <table:table-cell office:value-type="float" office:value="1662144" table:style-name="ce48">
            <text:p>1.662.144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23620629464975" table:style-name="ce49">
            <text:p>91,5%</text:p>
          </table:table-cell>
          <table:table-cell office:value-type="percentage" office:value="0.8113338696198874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49" table:style-name="ce48">
            <text:p>461.049</text:p>
          </table:table-cell>
          <table:table-cell office:value-type="percentage" office:value="1" table:style-name="ce49">
            <text:p>100,0%</text:p>
          </table:table-cell>
          <table:table-cell office:value-type="float" office:value="621987" table:style-name="ce48">
            <text:p>621.987</text:p>
          </table:table-cell>
          <table:table-cell office:value-type="percentage" office:value="0.97837309826720531" table:style-name="ce49">
            <text:p>97,8%</text:p>
          </table:table-cell>
          <table:table-cell office:value-type="float" office:value="809770" table:style-name="ce48">
            <text:p>809.770</text:p>
          </table:table-cell>
          <table:table-cell office:value-type="percentage" office:value="0.9498946607795572" table:style-name="ce49">
            <text:p>95,0%</text:p>
          </table:table-cell>
          <table:table-cell office:value-type="float" office:value="1044510" table:style-name="ce48">
            <text:p>1.044.510</text:p>
          </table:table-cell>
          <table:table-cell office:value-type="percentage" office:value="0.95180339729961971" table:style-name="ce49">
            <text:p>95,2%</text:p>
          </table:table-cell>
          <table:table-cell office:value-type="float" office:value="1165765" table:style-name="ce48">
            <text:p>1.165.765</text:p>
          </table:table-cell>
          <table:table-cell office:value-type="percentage" office:value="0.91394557556466727" table:style-name="ce49">
            <text:p>91,4%</text:p>
          </table:table-cell>
          <table:table-cell office:value-type="float" office:value="831732" table:style-name="ce48">
            <text:p>831.732</text:p>
          </table:table-cell>
          <table:table-cell office:value-type="percentage" office:value="0.86044683166637015" table:style-name="ce49">
            <text:p>86,0%</text:p>
          </table:table-cell>
          <table:table-cell office:value-type="float" office:value="698224" table:style-name="ce48">
            <text:p>698.224</text:p>
          </table:table-cell>
          <table:table-cell office:value-type="percentage" office:value="0.84219871201822816" table:style-name="ce49">
            <text:p>84,2%</text:p>
          </table:table-cell>
          <table:table-cell office:value-type="float" office:value="604093" table:style-name="ce48">
            <text:p>604.093</text:p>
          </table:table-cell>
          <table:table-cell office:value-type="percentage" office:value="0.89980085289180367" table:style-name="ce49">
            <text:p>90,0%</text:p>
          </table:table-cell>
          <table:table-cell office:value-type="float" office:value="6237130" table:style-name="ce48">
            <text:p>6.237.130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960325630372908" table:style-name="ce49">
            <text:p>92,0%</text:p>
          </table:table-cell>
          <table:table-cell office:value-type="percentage" office:value="0.81305231361812735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8101" table:style-name="ce48">
            <text:p>298.101</text:p>
          </table:table-cell>
          <table:table-cell office:value-type="percentage" office:value="1" table:style-name="ce49">
            <text:p>100,0%</text:p>
          </table:table-cell>
          <table:table-cell office:value-type="float" office:value="436328" table:style-name="ce48">
            <text:p>436.328</text:p>
          </table:table-cell>
          <table:table-cell office:value-type="percentage" office:value="0.99215964491013608" table:style-name="ce49">
            <text:p>99,2%</text:p>
          </table:table-cell>
          <table:table-cell office:value-type="float" office:value="574607" table:style-name="ce48">
            <text:p>574.607</text:p>
          </table:table-cell>
          <table:table-cell office:value-type="percentage" office:value="0.96226513045516959" table:style-name="ce49">
            <text:p>96,2%</text:p>
          </table:table-cell>
          <table:table-cell office:value-type="float" office:value="721545" table:style-name="ce48">
            <text:p>721.545</text:p>
          </table:table-cell>
          <table:table-cell office:value-type="percentage" office:value="0.94654176330454309" table:style-name="ce49">
            <text:p>94,7%</text:p>
          </table:table-cell>
          <table:table-cell office:value-type="float" office:value="765487" table:style-name="ce48">
            <text:p>765.487</text:p>
          </table:table-cell>
          <table:table-cell office:value-type="percentage" office:value="0.9105103583463281" table:style-name="ce49">
            <text:p>91,1%</text:p>
          </table:table-cell>
          <table:table-cell office:value-type="float" office:value="529338" table:style-name="ce48">
            <text:p>529.338</text:p>
          </table:table-cell>
          <table:table-cell office:value-type="percentage" office:value="0.86222494425178486" table:style-name="ce49">
            <text:p>86,2%</text:p>
          </table:table-cell>
          <table:table-cell office:value-type="float" office:value="446613" table:style-name="ce48">
            <text:p>446.613</text:p>
          </table:table-cell>
          <table:table-cell office:value-type="percentage" office:value="0.87097604593065547" table:style-name="ce49">
            <text:p>87,1%</text:p>
          </table:table-cell>
          <table:table-cell office:value-type="float" office:value="397973" table:style-name="ce48">
            <text:p>397.973</text:p>
          </table:table-cell>
          <table:table-cell office:value-type="percentage" office:value="0.91959682879318994" table:style-name="ce49">
            <text:p>92,0%</text:p>
          </table:table-cell>
          <table:table-cell office:value-type="float" office:value="4169992" table:style-name="ce48">
            <text:p>4.169.992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2830985395008847" table:style-name="ce49">
            <text:p>92,8%</text:p>
          </table:table-cell>
          <table:table-cell office:value-type="percentage" office:value="0.8262244541112671" table:style-name="ce49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17" table:style-name="ce48">
            <text:p>78.417</text:p>
          </table:table-cell>
          <table:table-cell office:value-type="percentage" office:value="1" table:style-name="ce49">
            <text:p>100,0%</text:p>
          </table:table-cell>
          <table:table-cell office:value-type="float" office:value="96148" table:style-name="ce48">
            <text:p>96.148</text:p>
          </table:table-cell>
          <table:table-cell office:value-type="percentage" office:value="1" table:style-name="ce49">
            <text:p>100,0%</text:p>
          </table:table-cell>
          <table:table-cell office:value-type="float" office:value="133453" table:style-name="ce48">
            <text:p>133.453</text:p>
          </table:table-cell>
          <table:table-cell office:value-type="percentage" office:value="1" table:style-name="ce49">
            <text:p>100,0%</text:p>
          </table:table-cell>
          <table:table-cell office:value-type="float" office:value="162322" table:style-name="ce48">
            <text:p>162.322</text:p>
          </table:table-cell>
          <table:table-cell office:value-type="percentage" office:value="0.96647276321351805" table:style-name="ce49">
            <text:p>96,6%</text:p>
          </table:table-cell>
          <table:table-cell office:value-type="float" office:value="147312" table:style-name="ce48">
            <text:p>147.312</text:p>
          </table:table-cell>
          <table:table-cell office:value-type="percentage" office:value="0.93510054844606949" table:style-name="ce49">
            <text:p>93,5%</text:p>
          </table:table-cell>
          <table:table-cell office:value-type="float" office:value="114737" table:style-name="ce48">
            <text:p>114.737</text:p>
          </table:table-cell>
          <table:table-cell office:value-type="percentage" office:value="0.88366630212103947" table:style-name="ce49">
            <text:p>88,4%</text:p>
          </table:table-cell>
          <table:table-cell office:value-type="float" office:value="95540" table:style-name="ce48">
            <text:p>95.540</text:p>
          </table:table-cell>
          <table:table-cell office:value-type="percentage" office:value="0.84919915382290723" table:style-name="ce49">
            <text:p>84,9%</text:p>
          </table:table-cell>
          <table:table-cell office:value-type="float" office:value="80974" table:style-name="ce48">
            <text:p>80.974</text:p>
          </table:table-cell>
          <table:table-cell office:value-type="percentage" office:value="0.94475492655380411" table:style-name="ce49">
            <text:p>94,5%</text:p>
          </table:table-cell>
          <table:table-cell office:value-type="float" office:value="908903" table:style-name="ce48">
            <text:p>908.903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685079324974476" table:style-name="ce49">
            <text:p>95,7%</text:p>
          </table:table-cell>
          <table:table-cell office:value-type="percentage" office:value="0.85907737152870656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58" table:style-name="ce48">
            <text:p>243.058</text:p>
          </table:table-cell>
          <table:table-cell office:value-type="percentage" office:value="1" table:style-name="ce49">
            <text:p>100,0%</text:p>
          </table:table-cell>
          <table:table-cell office:value-type="float" office:value="292324" table:style-name="ce48">
            <text:p>292.324</text:p>
          </table:table-cell>
          <table:table-cell office:value-type="percentage" office:value="1" table:style-name="ce49">
            <text:p>100,0%</text:p>
          </table:table-cell>
          <table:table-cell office:value-type="float" office:value="348187" table:style-name="ce48">
            <text:p>348.187</text:p>
          </table:table-cell>
          <table:table-cell office:value-type="percentage" office:value="0.98478643308462921" table:style-name="ce49">
            <text:p>98,5%</text:p>
          </table:table-cell>
          <table:table-cell office:value-type="float" office:value="393728" table:style-name="ce48">
            <text:p>393.728</text:p>
          </table:table-cell>
          <table:table-cell office:value-type="percentage" office:value="0.96218963831867055" table:style-name="ce49">
            <text:p>96,2%</text:p>
          </table:table-cell>
          <table:table-cell office:value-type="float" office:value="412407" table:style-name="ce48">
            <text:p>412.407</text:p>
          </table:table-cell>
          <table:table-cell office:value-type="percentage" office:value="0.93128397130321083" table:style-name="ce49">
            <text:p>93,1%</text:p>
          </table:table-cell>
          <table:table-cell office:value-type="float" office:value="268743" table:style-name="ce48">
            <text:p>268.743</text:p>
          </table:table-cell>
          <table:table-cell office:value-type="percentage" office:value="0.87085139890731633" table:style-name="ce49">
            <text:p>87,1%</text:p>
          </table:table-cell>
          <table:table-cell office:value-type="float" office:value="204483" table:style-name="ce48">
            <text:p>204.483</text:p>
          </table:table-cell>
          <table:table-cell office:value-type="percentage" office:value="0.88765942299511202" table:style-name="ce49">
            <text:p>88,8%</text:p>
          </table:table-cell>
          <table:table-cell office:value-type="float" office:value="176604" table:style-name="ce48">
            <text:p>176.604</text:p>
          </table:table-cell>
          <table:table-cell office:value-type="percentage" office:value="0.96323850248712806" table:style-name="ce49">
            <text:p>96,3%</text:p>
          </table:table-cell>
          <table:table-cell office:value-type="float" office:value="2339534" table:style-name="ce48">
            <text:p>2.339.534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52973482234427" table:style-name="ce49">
            <text:p>95,3%</text:p>
          </table:table-cell>
          <table:table-cell office:value-type="percentage" office:value="0.86749780115956387" table:style-name="ce49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69" table:style-name="ce48">
            <text:p>23.469</text:p>
          </table:table-cell>
          <table:table-cell office:value-type="percentage" office:value="1" table:style-name="ce49">
            <text:p>100,0%</text:p>
          </table:table-cell>
          <table:table-cell office:value-type="float" office:value="28780" table:style-name="ce48">
            <text:p>28.780</text:p>
          </table:table-cell>
          <table:table-cell office:value-type="percentage" office:value="1" table:style-name="ce49">
            <text:p>100,0%</text:p>
          </table:table-cell>
          <table:table-cell office:value-type="float" office:value="38498" table:style-name="ce48">
            <text:p>38.498</text:p>
          </table:table-cell>
          <table:table-cell office:value-type="percentage" office:value="0.99699590821981665" table:style-name="ce49">
            <text:p>99,7%</text:p>
          </table:table-cell>
          <table:table-cell office:value-type="float" office:value="45905" table:style-name="ce48">
            <text:p>45.905</text:p>
          </table:table-cell>
          <table:table-cell office:value-type="percentage" office:value="0.96642105263157896" table:style-name="ce49">
            <text:p>96,6%</text:p>
          </table:table-cell>
          <table:table-cell office:value-type="float" office:value="48425" table:style-name="ce48">
            <text:p>48.425</text:p>
          </table:table-cell>
          <table:table-cell office:value-type="percentage" office:value="0.93621916325110199" table:style-name="ce49">
            <text:p>93,6%</text:p>
          </table:table-cell>
          <table:table-cell office:value-type="float" office:value="32458" table:style-name="ce48">
            <text:p>32.458</text:p>
          </table:table-cell>
          <table:table-cell office:value-type="percentage" office:value="0.87639053893509022" table:style-name="ce49">
            <text:p>87,6%</text:p>
          </table:table-cell>
          <table:table-cell office:value-type="float" office:value="25732" table:style-name="ce48">
            <text:p>25.732</text:p>
          </table:table-cell>
          <table:table-cell office:value-type="percentage" office:value="0.85301332626135384" table:style-name="ce49">
            <text:p>85,3%</text:p>
          </table:table-cell>
          <table:table-cell office:value-type="float" office:value="25053" table:style-name="ce48">
            <text:p>25.053</text:p>
          </table:table-cell>
          <table:table-cell office:value-type="percentage" office:value="0.96413315374254382" table:style-name="ce49">
            <text:p>96,4%</text:p>
          </table:table-cell>
          <table:table-cell office:value-type="float" office:value="268320" table:style-name="ce48">
            <text:p>268.320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325050891896024" table:style-name="ce49">
            <text:p>95,3%</text:p>
          </table:table-cell>
          <table:table-cell office:value-type="percentage" office:value="0.84864126309397303" table:style-name="ce49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12" table:style-name="ce48">
            <text:p>375.712</text:p>
          </table:table-cell>
          <table:table-cell office:value-type="percentage" office:value="1" table:style-name="ce49">
            <text:p>100,0%</text:p>
          </table:table-cell>
          <table:table-cell office:value-type="float" office:value="513620" table:style-name="ce48">
            <text:p>513.620</text:p>
          </table:table-cell>
          <table:table-cell office:value-type="percentage" office:value="0.97451854662745474" table:style-name="ce49">
            <text:p>97,5%</text:p>
          </table:table-cell>
          <table:table-cell office:value-type="float" office:value="695442" table:style-name="ce48">
            <text:p>695.442</text:p>
          </table:table-cell>
          <table:table-cell office:value-type="percentage" office:value="0.96527764283275364" table:style-name="ce49">
            <text:p>96,5%</text:p>
          </table:table-cell>
          <table:table-cell office:value-type="float" office:value="953050" table:style-name="ce48">
            <text:p>953.050</text:p>
          </table:table-cell>
          <table:table-cell office:value-type="percentage" office:value="0.96291117332603193" table:style-name="ce49">
            <text:p>96,3%</text:p>
          </table:table-cell>
          <table:table-cell office:value-type="float" office:value="1056835" table:style-name="ce48">
            <text:p>1.056.835</text:p>
          </table:table-cell>
          <table:table-cell office:value-type="percentage" office:value="0.91419103087887632" table:style-name="ce49">
            <text:p>91,4%</text:p>
          </table:table-cell>
          <table:table-cell office:value-type="float" office:value="785446" table:style-name="ce48">
            <text:p>785.446</text:p>
          </table:table-cell>
          <table:table-cell office:value-type="percentage" office:value="0.87190012921216109" table:style-name="ce49">
            <text:p>87,2%</text:p>
          </table:table-cell>
          <table:table-cell office:value-type="float" office:value="640930" table:style-name="ce48">
            <text:p>640.930</text:p>
          </table:table-cell>
          <table:table-cell office:value-type="percentage" office:value="0.871353273777559" table:style-name="ce49">
            <text:p>87,1%</text:p>
          </table:table-cell>
          <table:table-cell office:value-type="float" office:value="500693" table:style-name="ce48">
            <text:p>500.693</text:p>
          </table:table-cell>
          <table:table-cell office:value-type="percentage" office:value="0.87726986018151876" table:style-name="ce49">
            <text:p>87,7%</text:p>
          </table:table-cell>
          <table:table-cell office:value-type="float" office:value="5521728" table:style-name="ce48">
            <text:p>5.521.728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77191073786436" table:style-name="ce49">
            <text:p>92,5%</text:p>
          </table:table-cell>
          <table:table-cell office:value-type="percentage" office:value="0.81732809065002843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4304" table:style-name="ce48">
            <text:p>74.304</text:p>
          </table:table-cell>
          <table:table-cell office:value-type="percentage" office:value="1" table:style-name="ce49">
            <text:p>100,0%</text:p>
          </table:table-cell>
          <table:table-cell office:value-type="float" office:value="104026" table:style-name="ce48">
            <text:p>104.026</text:p>
          </table:table-cell>
          <table:table-cell office:value-type="percentage" office:value="1" table:style-name="ce49">
            <text:p>100,0%</text:p>
          </table:table-cell>
          <table:table-cell office:value-type="float" office:value="150002" table:style-name="ce48">
            <text:p>150.002</text:p>
          </table:table-cell>
          <table:table-cell office:value-type="percentage" office:value="0.97695078187585072" table:style-name="ce49">
            <text:p>97,7%</text:p>
          </table:table-cell>
          <table:table-cell office:value-type="float" office:value="209967" table:style-name="ce48">
            <text:p>209.967</text:p>
          </table:table-cell>
          <table:table-cell office:value-type="percentage" office:value="0.96269652411933815" table:style-name="ce49">
            <text:p>96,3%</text:p>
          </table:table-cell>
          <table:table-cell office:value-type="float" office:value="236801" table:style-name="ce48">
            <text:p>236.801</text:p>
          </table:table-cell>
          <table:table-cell office:value-type="percentage" office:value="0.93794461080216107" table:style-name="ce49">
            <text:p>93,8%</text:p>
          </table:table-cell>
          <table:table-cell office:value-type="float" office:value="174913" table:style-name="ce48">
            <text:p>174.913</text:p>
          </table:table-cell>
          <table:table-cell office:value-type="percentage" office:value="0.87863307111928224" table:style-name="ce49">
            <text:p>87,9%</text:p>
          </table:table-cell>
          <table:table-cell office:value-type="float" office:value="150487" table:style-name="ce48">
            <text:p>150.487</text:p>
          </table:table-cell>
          <table:table-cell office:value-type="percentage" office:value="0.86517112320986089" table:style-name="ce49">
            <text:p>86,5%</text:p>
          </table:table-cell>
          <table:table-cell office:value-type="float" office:value="131786" table:style-name="ce48">
            <text:p>131.786</text:p>
          </table:table-cell>
          <table:table-cell office:value-type="percentage" office:value="0.91128229241577696" table:style-name="ce49">
            <text:p>91,1%</text:p>
          </table:table-cell>
          <table:table-cell office:value-type="float" office:value="1232286" table:style-name="ce48">
            <text:p>1.232.28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24051808799846" table:style-name="ce49">
            <text:p>93,5%</text:p>
          </table:table-cell>
          <table:table-cell office:value-type="percentage" office:value="0.81442439110791531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7" table:style-name="ce48">
            <text:p>42.577</text:p>
          </table:table-cell>
          <table:table-cell office:value-type="percentage" office:value="1" table:style-name="ce49">
            <text:p>100,0%</text:p>
          </table:table-cell>
          <table:table-cell office:value-type="float" office:value="56006" table:style-name="ce48">
            <text:p>56.006</text:p>
          </table:table-cell>
          <table:table-cell office:value-type="percentage" office:value="0.98880649717514124" table:style-name="ce49">
            <text:p>98,9%</text:p>
          </table:table-cell>
          <table:table-cell office:value-type="float" office:value="72628" table:style-name="ce48">
            <text:p>72.628</text:p>
          </table:table-cell>
          <table:table-cell office:value-type="percentage" office:value="0.95979912779172727" table:style-name="ce49">
            <text:p>96,0%</text:p>
          </table:table-cell>
          <table:table-cell office:value-type="float" office:value="92533" table:style-name="ce48">
            <text:p>92.533</text:p>
          </table:table-cell>
          <table:table-cell office:value-type="percentage" office:value="0.94713300169911363" table:style-name="ce49">
            <text:p>94,7%</text:p>
          </table:table-cell>
          <table:table-cell office:value-type="float" office:value="96579" table:style-name="ce48">
            <text:p>96.579</text:p>
          </table:table-cell>
          <table:table-cell office:value-type="percentage" office:value="0.91350983229760785" table:style-name="ce49">
            <text:p>91,4%</text:p>
          </table:table-cell>
          <table:table-cell office:value-type="float" office:value="65983" table:style-name="ce48">
            <text:p>65.983</text:p>
          </table:table-cell>
          <table:table-cell office:value-type="percentage" office:value="0.85994865044507296" table:style-name="ce49">
            <text:p>86,0%</text:p>
          </table:table-cell>
          <table:table-cell office:value-type="float" office:value="59954" table:style-name="ce48">
            <text:p>59.954</text:p>
          </table:table-cell>
          <table:table-cell office:value-type="percentage" office:value="0.87139908723583615" table:style-name="ce49">
            <text:p>87,1%</text:p>
          </table:table-cell>
          <table:table-cell office:value-type="float" office:value="52805" table:style-name="ce48">
            <text:p>52.805</text:p>
          </table:table-cell>
          <table:table-cell office:value-type="percentage" office:value="0.91801255193755327" table:style-name="ce49">
            <text:p>91,8%</text:p>
          </table:table-cell>
          <table:table-cell office:value-type="float" office:value="539065" table:style-name="ce48">
            <text:p>539.065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14367069189585" table:style-name="ce49">
            <text:p>92,9%</text:p>
          </table:table-cell>
          <table:table-cell office:value-type="percentage" office:value="0.81967873684338577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763" table:style-name="ce48">
            <text:p>164.763</text:p>
          </table:table-cell>
          <table:table-cell office:value-type="percentage" office:value="1" table:style-name="ce49">
            <text:p>100,0%</text:p>
          </table:table-cell>
          <table:table-cell office:value-type="float" office:value="214410" table:style-name="ce48">
            <text:p>214.410</text:p>
          </table:table-cell>
          <table:table-cell office:value-type="percentage" office:value="0.99095976262444196" table:style-name="ce49">
            <text:p>99,1%</text:p>
          </table:table-cell>
          <table:table-cell office:value-type="float" office:value="280232" table:style-name="ce48">
            <text:p>280.232</text:p>
          </table:table-cell>
          <table:table-cell office:value-type="percentage" office:value="0.98616639041676779" table:style-name="ce49">
            <text:p>98,6%</text:p>
          </table:table-cell>
          <table:table-cell office:value-type="float" office:value="327091" table:style-name="ce48">
            <text:p>327.091</text:p>
          </table:table-cell>
          <table:table-cell office:value-type="percentage" office:value="0.96925328995131377" table:style-name="ce49">
            <text:p>96,9%</text:p>
          </table:table-cell>
          <table:table-cell office:value-type="float" office:value="326428" table:style-name="ce48">
            <text:p>326.428</text:p>
          </table:table-cell>
          <table:table-cell office:value-type="percentage" office:value="0.93783901811161163" table:style-name="ce49">
            <text:p>93,8%</text:p>
          </table:table-cell>
          <table:table-cell office:value-type="float" office:value="212024" table:style-name="ce48">
            <text:p>212.024</text:p>
          </table:table-cell>
          <table:table-cell office:value-type="percentage" office:value="0.89222547183706102" table:style-name="ce49">
            <text:p>89,2%</text:p>
          </table:table-cell>
          <table:table-cell office:value-type="float" office:value="175340" table:style-name="ce48">
            <text:p>175.340</text:p>
          </table:table-cell>
          <table:table-cell office:value-type="percentage" office:value="0.8801546068318149" table:style-name="ce49">
            <text:p>88,0%</text:p>
          </table:table-cell>
          <table:table-cell office:value-type="float" office:value="159656" table:style-name="ce48">
            <text:p>159.656</text:p>
          </table:table-cell>
          <table:table-cell office:value-type="percentage" office:value="0.92384429772533949" table:style-name="ce49">
            <text:p>92,4%</text:p>
          </table:table-cell>
          <table:table-cell office:value-type="float" office:value="1859944" table:style-name="ce48">
            <text:p>1.859.944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25490153959613" table:style-name="ce49">
            <text:p>95,1%</text:p>
          </table:table-cell>
          <table:table-cell office:value-type="percentage" office:value="0.85087935997306385" table:style-name="ce49">
            <text:p>85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503" table:style-name="ce48">
            <text:p>2.503</text:p>
          </table:table-cell>
          <table:table-cell office:value-type="percentage" office:value="0.88227000352485019" table:style-name="ce49">
            <text:p>88,2%</text:p>
          </table:table-cell>
          <table:table-cell office:value-type="float" office:value="4100" table:style-name="ce48">
            <text:p>4.100</text:p>
          </table:table-cell>
          <table:table-cell office:value-type="percentage" office:value="0.93097184377838327" table:style-name="ce49">
            <text:p>93,1%</text:p>
          </table:table-cell>
          <table:table-cell office:value-type="float" office:value="8054" table:style-name="ce48">
            <text:p>8.054</text:p>
          </table:table-cell>
          <table:table-cell office:value-type="percentage" office:value="0.96698283107215754" table:style-name="ce49">
            <text:p>96,7%</text:p>
          </table:table-cell>
          <table:table-cell office:value-type="float" office:value="10978" table:style-name="ce48">
            <text:p>10.978</text:p>
          </table:table-cell>
          <table:table-cell office:value-type="percentage" office:value="0.94990049320757985" table:style-name="ce49">
            <text:p>95,0%</text:p>
          </table:table-cell>
          <table:table-cell office:value-type="float" office:value="11574" table:style-name="ce48">
            <text:p>11.574</text:p>
          </table:table-cell>
          <table:table-cell office:value-type="percentage" office:value="0.93663510560815733" table:style-name="ce49">
            <text:p>93,7%</text:p>
          </table:table-cell>
          <table:table-cell office:value-type="float" office:value="9727" table:style-name="ce48">
            <text:p>9.727</text:p>
          </table:table-cell>
          <table:table-cell office:value-type="percentage" office:value="0.85332046670760597" table:style-name="ce49">
            <text:p>85,3%</text:p>
          </table:table-cell>
          <table:table-cell office:value-type="float" office:value="9818" table:style-name="ce48">
            <text:p>9.818</text:p>
          </table:table-cell>
          <table:table-cell office:value-type="percentage" office:value="0.903635526921307" table:style-name="ce49">
            <text:p>90,4%</text:p>
          </table:table-cell>
          <table:table-cell office:value-type="float" office:value="9598" table:style-name="ce48">
            <text:p>9.598</text:p>
          </table:table-cell>
          <table:table-cell office:value-type="percentage" office:value="1.0341558021764896" table:style-name="ce49">
            <text:p>103,4%</text:p>
          </table:table-cell>
          <table:table-cell office:value-type="float" office:value="66352" table:style-name="ce48">
            <text:p>66.35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3415365554914187" table:style-name="ce49">
            <text:p>93,4%</text:p>
          </table:table-cell>
          <table:table-cell office:value-type="percentage" office:value="0.79447298154866675" table:style-name="ce49">
            <text:p>79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4" table:style-name="ce48">
            <text:p>7.524</text:p>
          </table:table-cell>
          <table:table-cell office:value-type="percentage" office:value="0.93991255465334167" table:style-name="ce49">
            <text:p>94,0%</text:p>
          </table:table-cell>
          <table:table-cell office:value-type="float" office:value="10180" table:style-name="ce48">
            <text:p>10.180</text:p>
          </table:table-cell>
          <table:table-cell office:value-type="percentage" office:value="0.94250532358114991" table:style-name="ce49">
            <text:p>94,3%</text:p>
          </table:table-cell>
          <table:table-cell office:value-type="float" office:value="10692" table:style-name="ce48">
            <text:p>10.692</text:p>
          </table:table-cell>
          <table:table-cell office:value-type="percentage" office:value="0.97885196374622352" table:style-name="ce49">
            <text:p>97,9%</text:p>
          </table:table-cell>
          <table:table-cell office:value-type="float" office:value="9303" table:style-name="ce48">
            <text:p>9.303</text:p>
          </table:table-cell>
          <table:table-cell office:value-type="percentage" office:value="0.84943389335281227" table:style-name="ce49">
            <text:p>84,9%</text:p>
          </table:table-cell>
          <table:table-cell office:value-type="float" office:value="9699" table:style-name="ce48">
            <text:p>9.699</text:p>
          </table:table-cell>
          <table:table-cell office:value-type="percentage" office:value="0.82961252245316908" table:style-name="ce49">
            <text:p>83,0%</text:p>
          </table:table-cell>
          <table:table-cell office:value-type="float" office:value="8816" table:style-name="ce48">
            <text:p>8.816</text:p>
          </table:table-cell>
          <table:table-cell office:value-type="percentage" office:value="0.92025052192066803" table:style-name="ce49">
            <text:p>92,0%</text:p>
          </table:table-cell>
          <table:table-cell office:value-type="float" office:value="61748" table:style-name="ce48">
            <text:p>61.748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452055195851522" table:style-name="ce49">
            <text:p>90,5%</text:p>
          </table:table-cell>
          <table:table-cell office:value-type="percentage" office:value="0.7349027635619243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9" table:style-name="ce48">
            <text:p>3.699</text:p>
          </table:table-cell>
          <table:table-cell office:value-type="string" table:style-name="ce49">
            <text:p>-</text:p>
          </table:table-cell>
          <table:table-cell office:value-type="float" office:value="9659" table:style-name="ce48">
            <text:p>9.659</text:p>
          </table:table-cell>
          <table:table-cell office:value-type="string" table:style-name="ce49">
            <text:p>-</text:p>
          </table:table-cell>
          <table:table-cell office:value-type="float" office:value="22645" table:style-name="ce48">
            <text:p>22.645</text:p>
          </table:table-cell>
          <table:table-cell office:value-type="string" table:style-name="ce49">
            <text:p>-</text:p>
          </table:table-cell>
          <table:table-cell office:value-type="float" office:value="32641" table:style-name="ce48">
            <text:p>32.641</text:p>
          </table:table-cell>
          <table:table-cell office:value-type="string" table:style-name="ce49">
            <text:p>-</text:p>
          </table:table-cell>
          <table:table-cell office:value-type="float" office:value="25063" table:style-name="ce48">
            <text:p>25.063</text:p>
          </table:table-cell>
          <table:table-cell office:value-type="string" table:style-name="ce49">
            <text:p>-</text:p>
          </table:table-cell>
          <table:table-cell office:value-type="float" office:value="1230" table:style-name="ce48">
            <text:p>1.230</text:p>
          </table:table-cell>
          <table:table-cell office:value-type="string" table:style-name="ce49">
            <text:p>-</text:p>
          </table:table-cell>
          <table:table-cell office:value-type="float" office:value="94987" table:style-name="ce48">
            <text:p>94.987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19" table:style-name="ce51">
            <text:p>319</text:p>
          </table:table-cell>
          <table:table-cell office:value-type="string" table:style-name="ce52">
            <text:p>-</text:p>
          </table:table-cell>
          <table:table-cell office:value-type="float" office:value="917" table:style-name="ce51">
            <text:p>917</text:p>
          </table:table-cell>
          <table:table-cell office:value-type="string" table:style-name="ce52">
            <text:p>-</text:p>
          </table:table-cell>
          <table:table-cell office:value-type="float" office:value="1931" table:style-name="ce51">
            <text:p>1.931</text:p>
          </table:table-cell>
          <table:table-cell office:value-type="string" table:style-name="ce52">
            <text:p>-</text:p>
          </table:table-cell>
          <table:table-cell office:value-type="float" office:value="2389" table:style-name="ce51">
            <text:p>2.389</text:p>
          </table:table-cell>
          <table:table-cell office:value-type="string" table:style-name="ce52">
            <text:p>-</text:p>
          </table:table-cell>
          <table:table-cell office:value-type="float" office:value="2102" table:style-name="ce51">
            <text:p>2.102</text:p>
          </table:table-cell>
          <table:table-cell office:value-type="string" table:style-name="ce52">
            <text:p>-</text:p>
          </table:table-cell>
          <table:table-cell office:value-type="float" office:value="267" table:style-name="ce51">
            <text:p>267</text:p>
          </table:table-cell>
          <table:table-cell office:value-type="string" table:style-name="ce52">
            <text:p>-</text:p>
          </table:table-cell>
          <table:table-cell office:value-type="float" office:value="8010" table:style-name="ce51">
            <text:p>8.010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1094" table:style-name="ce55">
            <text:p>2.951.094</text:p>
          </table:table-cell>
          <table:table-cell office:value-type="percentage" office:value="1" table:style-name="ce56">
            <text:p>100,0%</text:p>
          </table:table-cell>
          <table:table-cell office:value-type="float" office:value="3966732" table:style-name="ce55">
            <text:p>3.966.732</text:p>
          </table:table-cell>
          <table:table-cell office:value-type="percentage" office:value="0.99246978041842671" table:style-name="ce56">
            <text:p>99,2%</text:p>
          </table:table-cell>
          <table:table-cell office:value-type="float" office:value="5334173" table:style-name="ce55">
            <text:p>5.334.173</text:p>
          </table:table-cell>
          <table:table-cell office:value-type="percentage" office:value="0.9685007789151836" table:style-name="ce56">
            <text:p>96,9%</text:p>
          </table:table-cell>
          <table:table-cell office:value-type="float" office:value="6767011" table:style-name="ce55">
            <text:p>6.767.011</text:p>
          </table:table-cell>
          <table:table-cell office:value-type="percentage" office:value="0.94912797343624167" table:style-name="ce56">
            <text:p>94,9%</text:p>
          </table:table-cell>
          <table:table-cell office:value-type="float" office:value="7129968" table:style-name="ce55">
            <text:p>7.129.968</text:p>
          </table:table-cell>
          <table:table-cell office:value-type="percentage" office:value="0.91213293201009926" table:style-name="ce56">
            <text:p>91,2%</text:p>
          </table:table-cell>
          <table:table-cell office:value-type="float" office:value="5122867" table:style-name="ce55">
            <text:p>5.122.867</text:p>
          </table:table-cell>
          <table:table-cell office:value-type="percentage" office:value="0.86214233543475116" table:style-name="ce56">
            <text:p>86,2%</text:p>
          </table:table-cell>
          <table:table-cell office:value-type="float" office:value="4242380" table:style-name="ce55">
            <text:p>4.242.380</text:p>
          </table:table-cell>
          <table:table-cell office:value-type="percentage" office:value="0.86146604651540581" table:style-name="ce56">
            <text:p>86,1%</text:p>
          </table:table-cell>
          <table:table-cell office:value-type="float" office:value="3638421" table:style-name="ce55">
            <text:p>3.638.421</text:p>
          </table:table-cell>
          <table:table-cell office:value-type="percentage" office:value="0.91326699401249312" table:style-name="ce56">
            <text:p>91,3%</text:p>
          </table:table-cell>
          <table:table-cell office:value-type="float" office:value="39152646" table:style-name="ce55">
            <text:p>39.152.646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11699353180543" table:style-name="ce56">
            <text:p>92,8%</text:p>
          </table:table-cell>
          <table:table-cell office:value-type="percentage" office:value="0.82602789692720879" table:style-name="ce56">
            <text:p>82,6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517" table:style-name="ce45">
            <text:p>430.517</text:p>
          </table:table-cell>
          <table:table-cell office:value-type="percentage" office:value="1" table:style-name="ce46">
            <text:p>100,0%</text:p>
          </table:table-cell>
          <table:table-cell office:value-type="float" office:value="652549" table:style-name="ce45">
            <text:p>652.549</text:p>
          </table:table-cell>
          <table:table-cell office:value-type="percentage" office:value="0.99728880079104665" table:style-name="ce46">
            <text:p>99,7%</text:p>
          </table:table-cell>
          <table:table-cell office:value-type="float" office:value="930346" table:style-name="ce45">
            <text:p>930.346</text:p>
          </table:table-cell>
          <table:table-cell office:value-type="percentage" office:value="0.97090152771414762" table:style-name="ce46">
            <text:p>97,1%</text:p>
          </table:table-cell>
          <table:table-cell office:value-type="float" office:value="1219055" table:style-name="ce45">
            <text:p>1.219.055</text:p>
          </table:table-cell>
          <table:table-cell office:value-type="percentage" office:value="0.94677191748000722" table:style-name="ce46">
            <text:p>94,7%</text:p>
          </table:table-cell>
          <table:table-cell office:value-type="float" office:value="1261160" table:style-name="ce45">
            <text:p>1.261.160</text:p>
          </table:table-cell>
          <table:table-cell office:value-type="percentage" office:value="0.9110216016920748" table:style-name="ce46">
            <text:p>91,1%</text:p>
          </table:table-cell>
          <table:table-cell office:value-type="float" office:value="943647" table:style-name="ce45">
            <text:p>943.647</text:p>
          </table:table-cell>
          <table:table-cell office:value-type="percentage" office:value="0.85648041838019262" table:style-name="ce46">
            <text:p>85,6%</text:p>
          </table:table-cell>
          <table:table-cell office:value-type="float" office:value="783318" table:style-name="ce45">
            <text:p>783.318</text:p>
          </table:table-cell>
          <table:table-cell office:value-type="percentage" office:value="0.8458134653260081" table:style-name="ce46">
            <text:p>84,6%</text:p>
          </table:table-cell>
          <table:table-cell office:value-type="float" office:value="692201" table:style-name="ce45">
            <text:p>692.201</text:p>
          </table:table-cell>
          <table:table-cell office:value-type="percentage" office:value="0.89565191512927544" table:style-name="ce46">
            <text:p>89,6%</text:p>
          </table:table-cell>
          <table:table-cell office:value-type="float" office:value="6912793" table:style-name="ce45">
            <text:p>6.912.793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072301496869013" table:style-name="ce46">
            <text:p>92,1%</text:p>
          </table:table-cell>
          <table:table-cell office:value-type="percentage" office:value="0.8130577001269198" table:style-name="ce46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494" table:style-name="ce48">
            <text:p>100.494</text:p>
          </table:table-cell>
          <table:table-cell office:value-type="percentage" office:value="1" table:style-name="ce49">
            <text:p>100,0%</text:p>
          </table:table-cell>
          <table:table-cell office:value-type="float" office:value="119165" table:style-name="ce48">
            <text:p>119.165</text:p>
          </table:table-cell>
          <table:table-cell office:value-type="percentage" office:value="0.99615464994775338" table:style-name="ce49">
            <text:p>99,6%</text:p>
          </table:table-cell>
          <table:table-cell office:value-type="float" office:value="154358" table:style-name="ce48">
            <text:p>154.358</text:p>
          </table:table-cell>
          <table:table-cell office:value-type="percentage" office:value="0.9569028578513421" table:style-name="ce49">
            <text:p>95,7%</text:p>
          </table:table-cell>
          <table:table-cell office:value-type="float" office:value="186674" table:style-name="ce48">
            <text:p>186.674</text:p>
          </table:table-cell>
          <table:table-cell office:value-type="percentage" office:value="0.92886500472707367" table:style-name="ce49">
            <text:p>92,9%</text:p>
          </table:table-cell>
          <table:table-cell office:value-type="float" office:value="189552" table:style-name="ce48">
            <text:p>189.552</text:p>
          </table:table-cell>
          <table:table-cell office:value-type="percentage" office:value="0.88726203794286573" table:style-name="ce49">
            <text:p>88,7%</text:p>
          </table:table-cell>
          <table:table-cell office:value-type="float" office:value="128203" table:style-name="ce48">
            <text:p>128.203</text:p>
          </table:table-cell>
          <table:table-cell office:value-type="percentage" office:value="0.80998622676556442" table:style-name="ce49">
            <text:p>81,0%</text:p>
          </table:table-cell>
          <table:table-cell office:value-type="float" office:value="106507" table:style-name="ce48">
            <text:p>106.507</text:p>
          </table:table-cell>
          <table:table-cell office:value-type="percentage" office:value="0.81428615116439085" table:style-name="ce49">
            <text:p>81,4%</text:p>
          </table:table-cell>
          <table:table-cell office:value-type="float" office:value="90267" table:style-name="ce48">
            <text:p>90.267</text:p>
          </table:table-cell>
          <table:table-cell office:value-type="percentage" office:value="0.84332520530283916" table:style-name="ce49">
            <text:p>84,3%</text:p>
          </table:table-cell>
          <table:table-cell office:value-type="float" office:value="1075220" table:style-name="ce48">
            <text:p>1.075.220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399593747477736" table:style-name="ce49">
            <text:p>90,4%</text:p>
          </table:table-cell>
          <table:table-cell office:value-type="percentage" office:value="0.80774798611408472" table:style-name="ce49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391" table:style-name="ce48">
            <text:p>88.391</text:p>
          </table:table-cell>
          <table:table-cell office:value-type="percentage" office:value="1" table:style-name="ce49">
            <text:p>100,0%</text:p>
          </table:table-cell>
          <table:table-cell office:value-type="float" office:value="114247" table:style-name="ce48">
            <text:p>114.247</text:p>
          </table:table-cell>
          <table:table-cell office:value-type="percentage" office:value="1" table:style-name="ce49">
            <text:p>100,0%</text:p>
          </table:table-cell>
          <table:table-cell office:value-type="float" office:value="148093" table:style-name="ce48">
            <text:p>148.093</text:p>
          </table:table-cell>
          <table:table-cell office:value-type="percentage" office:value="0.97436015527337327" table:style-name="ce49">
            <text:p>97,4%</text:p>
          </table:table-cell>
          <table:table-cell office:value-type="float" office:value="153215" table:style-name="ce48">
            <text:p>153.215</text:p>
          </table:table-cell>
          <table:table-cell office:value-type="percentage" office:value="0.9452872910792619" table:style-name="ce49">
            <text:p>94,5%</text:p>
          </table:table-cell>
          <table:table-cell office:value-type="float" office:value="151081" table:style-name="ce48">
            <text:p>151.081</text:p>
          </table:table-cell>
          <table:table-cell office:value-type="percentage" office:value="0.91056533269045326" table:style-name="ce49">
            <text:p>91,1%</text:p>
          </table:table-cell>
          <table:table-cell office:value-type="float" office:value="91052" table:style-name="ce48">
            <text:p>91.052</text:p>
          </table:table-cell>
          <table:table-cell office:value-type="percentage" office:value="0.83848569402620843" table:style-name="ce49">
            <text:p>83,8%</text:p>
          </table:table-cell>
          <table:table-cell office:value-type="float" office:value="66563" table:style-name="ce48">
            <text:p>66.563</text:p>
          </table:table-cell>
          <table:table-cell office:value-type="percentage" office:value="0.83999646652027959" table:style-name="ce49">
            <text:p>84,0%</text:p>
          </table:table-cell>
          <table:table-cell office:value-type="float" office:value="60758" table:style-name="ce48">
            <text:p>60.758</text:p>
          </table:table-cell>
          <table:table-cell office:value-type="percentage" office:value="0.93107147235503251" table:style-name="ce49">
            <text:p>93,1%</text:p>
          </table:table-cell>
          <table:table-cell office:value-type="float" office:value="873400" table:style-name="ce48">
            <text:p>873.400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868860880845439" table:style-name="ce49">
            <text:p>93,9%</text:p>
          </table:table-cell>
          <table:table-cell office:value-type="percentage" office:value="0.8622859958001321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41" table:style-name="ce48">
            <text:p>51.341</text:p>
          </table:table-cell>
          <table:table-cell office:value-type="percentage" office:value="0.95726511662595792" table:style-name="ce49">
            <text:p>95,7%</text:p>
          </table:table-cell>
          <table:table-cell office:value-type="float" office:value="79561" table:style-name="ce48">
            <text:p>79.561</text:p>
          </table:table-cell>
          <table:table-cell office:value-type="percentage" office:value="0.91204117660545203" table:style-name="ce49">
            <text:p>91,2%</text:p>
          </table:table-cell>
          <table:table-cell office:value-type="float" office:value="111629" table:style-name="ce48">
            <text:p>111.629</text:p>
          </table:table-cell>
          <table:table-cell office:value-type="percentage" office:value="0.87625693719435138" table:style-name="ce49">
            <text:p>87,6%</text:p>
          </table:table-cell>
          <table:table-cell office:value-type="float" office:value="152300" table:style-name="ce48">
            <text:p>152.300</text:p>
          </table:table-cell>
          <table:table-cell office:value-type="percentage" office:value="0.85798949906483091" table:style-name="ce49">
            <text:p>85,8%</text:p>
          </table:table-cell>
          <table:table-cell office:value-type="float" office:value="171753" table:style-name="ce48">
            <text:p>171.753</text:p>
          </table:table-cell>
          <table:table-cell office:value-type="percentage" office:value="0.79286594682928402" table:style-name="ce49">
            <text:p>79,3%</text:p>
          </table:table-cell>
          <table:table-cell office:value-type="float" office:value="132405" table:style-name="ce48">
            <text:p>132.405</text:p>
          </table:table-cell>
          <table:table-cell office:value-type="percentage" office:value="0.71940862931751126" table:style-name="ce49">
            <text:p>71,9%</text:p>
          </table:table-cell>
          <table:table-cell office:value-type="float" office:value="101882" table:style-name="ce48">
            <text:p>101.882</text:p>
          </table:table-cell>
          <table:table-cell office:value-type="percentage" office:value="0.7425098204980578" table:style-name="ce49">
            <text:p>74,3%</text:p>
          </table:table-cell>
          <table:table-cell office:value-type="float" office:value="79798" table:style-name="ce48">
            <text:p>79.798</text:p>
          </table:table-cell>
          <table:table-cell office:value-type="percentage" office:value="0.80169988747789744" table:style-name="ce49">
            <text:p>80,2%</text:p>
          </table:table-cell>
          <table:table-cell office:value-type="float" office:value="880669" table:style-name="ce48">
            <text:p>880.669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303505304254942" table:style-name="ce49">
            <text:p>81,3%</text:p>
          </table:table-cell>
          <table:table-cell office:value-type="percentage" office:value="0.721992990510545" table:style-name="ce4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564" table:style-name="ce48">
            <text:p>92.564</text:p>
          </table:table-cell>
          <table:table-cell office:value-type="percentage" office:value="0.92230126940475476" table:style-name="ce49">
            <text:p>92,2%</text:p>
          </table:table-cell>
          <table:table-cell office:value-type="float" office:value="151360" table:style-name="ce48">
            <text:p>151.360</text:p>
          </table:table-cell>
          <table:table-cell office:value-type="percentage" office:value="0.90393320831790547" table:style-name="ce49">
            <text:p>90,4%</text:p>
          </table:table-cell>
          <table:table-cell office:value-type="float" office:value="223365" table:style-name="ce48">
            <text:p>223.365</text:p>
          </table:table-cell>
          <table:table-cell office:value-type="percentage" office:value="0.88793703166305582" table:style-name="ce49">
            <text:p>88,8%</text:p>
          </table:table-cell>
          <table:table-cell office:value-type="float" office:value="322073" table:style-name="ce48">
            <text:p>322.073</text:p>
          </table:table-cell>
          <table:table-cell office:value-type="percentage" office:value="0.87461133424033322" table:style-name="ce49">
            <text:p>87,5%</text:p>
          </table:table-cell>
          <table:table-cell office:value-type="float" office:value="319651" table:style-name="ce48">
            <text:p>319.651</text:p>
          </table:table-cell>
          <table:table-cell office:value-type="percentage" office:value="0.81108080333921162" table:style-name="ce49">
            <text:p>81,1%</text:p>
          </table:table-cell>
          <table:table-cell office:value-type="float" office:value="230975" table:style-name="ce48">
            <text:p>230.975</text:p>
          </table:table-cell>
          <table:table-cell office:value-type="percentage" office:value="0.73826479406255796" table:style-name="ce49">
            <text:p>73,8%</text:p>
          </table:table-cell>
          <table:table-cell office:value-type="float" office:value="188186" table:style-name="ce48">
            <text:p>188.186</text:p>
          </table:table-cell>
          <table:table-cell office:value-type="percentage" office:value="0.73893768823305361" table:style-name="ce49">
            <text:p>73,9%</text:p>
          </table:table-cell>
          <table:table-cell office:value-type="float" office:value="155855" table:style-name="ce48">
            <text:p>155.855</text:p>
          </table:table-cell>
          <table:table-cell office:value-type="percentage" office:value="0.84581987897864486" table:style-name="ce49">
            <text:p>84,6%</text:p>
          </table:table-cell>
          <table:table-cell office:value-type="float" office:value="1684029" table:style-name="ce48">
            <text:p>1.684.029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813780880673005" table:style-name="ce49">
            <text:p>82,8%</text:p>
          </table:table-cell>
          <table:table-cell office:value-type="percentage" office:value="0.75033517215751955" table:style-name="ce49">
            <text:p>7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33" table:style-name="ce48">
            <text:p>42.233</text:p>
          </table:table-cell>
          <table:table-cell office:value-type="percentage" office:value="1" table:style-name="ce49">
            <text:p>100,0%</text:p>
          </table:table-cell>
          <table:table-cell office:value-type="float" office:value="56043" table:style-name="ce48">
            <text:p>56.043</text:p>
          </table:table-cell>
          <table:table-cell office:value-type="percentage" office:value="1" table:style-name="ce49">
            <text:p>100,0%</text:p>
          </table:table-cell>
          <table:table-cell office:value-type="float" office:value="76966" table:style-name="ce48">
            <text:p>76.966</text:p>
          </table:table-cell>
          <table:table-cell office:value-type="percentage" office:value="0.97109403585803145" table:style-name="ce49">
            <text:p>97,1%</text:p>
          </table:table-cell>
          <table:table-cell office:value-type="float" office:value="84790" table:style-name="ce48">
            <text:p>84.790</text:p>
          </table:table-cell>
          <table:table-cell office:value-type="percentage" office:value="0.93206551610421018" table:style-name="ce49">
            <text:p>93,2%</text:p>
          </table:table-cell>
          <table:table-cell office:value-type="float" office:value="88848" table:style-name="ce48">
            <text:p>88.848</text:p>
          </table:table-cell>
          <table:table-cell office:value-type="percentage" office:value="0.91232826073562934" table:style-name="ce49">
            <text:p>91,2%</text:p>
          </table:table-cell>
          <table:table-cell office:value-type="float" office:value="56069" table:style-name="ce48">
            <text:p>56.069</text:p>
          </table:table-cell>
          <table:table-cell office:value-type="percentage" office:value="0.83488192024777386" table:style-name="ce49">
            <text:p>83,5%</text:p>
          </table:table-cell>
          <table:table-cell office:value-type="float" office:value="42545" table:style-name="ce48">
            <text:p>42.545</text:p>
          </table:table-cell>
          <table:table-cell office:value-type="percentage" office:value="0.83629823285436278" table:style-name="ce49">
            <text:p>83,6%</text:p>
          </table:table-cell>
          <table:table-cell office:value-type="float" office:value="41444" table:style-name="ce48">
            <text:p>41.444</text:p>
          </table:table-cell>
          <table:table-cell office:value-type="percentage" office:value="0.91522204800918672" table:style-name="ce49">
            <text:p>91,5%</text:p>
          </table:table-cell>
          <table:table-cell office:value-type="float" office:value="488938" table:style-name="ce48">
            <text:p>488.938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766695379291242" table:style-name="ce49">
            <text:p>92,8%</text:p>
          </table:table-cell>
          <table:table-cell office:value-type="percentage" office:value="0.83771748721419337" table:style-name="ce49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13" table:style-name="ce48">
            <text:p>228.013</text:p>
          </table:table-cell>
          <table:table-cell office:value-type="percentage" office:value="1" table:style-name="ce49">
            <text:p>100,0%</text:p>
          </table:table-cell>
          <table:table-cell office:value-type="float" office:value="250534" table:style-name="ce48">
            <text:p>250.534</text:p>
          </table:table-cell>
          <table:table-cell office:value-type="percentage" office:value="1" table:style-name="ce49">
            <text:p>100,0%</text:p>
          </table:table-cell>
          <table:table-cell office:value-type="float" office:value="322513" table:style-name="ce48">
            <text:p>322.513</text:p>
          </table:table-cell>
          <table:table-cell office:value-type="percentage" office:value="0.98554590930898445" table:style-name="ce49">
            <text:p>98,6%</text:p>
          </table:table-cell>
          <table:table-cell office:value-type="float" office:value="353394" table:style-name="ce48">
            <text:p>353.394</text:p>
          </table:table-cell>
          <table:table-cell office:value-type="percentage" office:value="0.92704936739742339" table:style-name="ce49">
            <text:p>92,7%</text:p>
          </table:table-cell>
          <table:table-cell office:value-type="float" office:value="321624" table:style-name="ce48">
            <text:p>321.624</text:p>
          </table:table-cell>
          <table:table-cell office:value-type="percentage" office:value="0.8928989844587204" table:style-name="ce49">
            <text:p>89,3%</text:p>
          </table:table-cell>
          <table:table-cell office:value-type="float" office:value="213865" table:style-name="ce48">
            <text:p>213.865</text:p>
          </table:table-cell>
          <table:table-cell office:value-type="percentage" office:value="0.82604614873581506" table:style-name="ce49">
            <text:p>82,6%</text:p>
          </table:table-cell>
          <table:table-cell office:value-type="float" office:value="174705" table:style-name="ce48">
            <text:p>174.705</text:p>
          </table:table-cell>
          <table:table-cell office:value-type="percentage" office:value="0.82494014987321684" table:style-name="ce49">
            <text:p>82,5%</text:p>
          </table:table-cell>
          <table:table-cell office:value-type="float" office:value="144986" table:style-name="ce48">
            <text:p>144.986</text:p>
          </table:table-cell>
          <table:table-cell office:value-type="percentage" office:value="0.8619959809272405" table:style-name="ce49">
            <text:p>86,2%</text:p>
          </table:table-cell>
          <table:table-cell office:value-type="float" office:value="2009634" table:style-name="ce48">
            <text:p>2.009.634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518238850097301" table:style-name="ce49">
            <text:p>92,5%</text:p>
          </table:table-cell>
          <table:table-cell office:value-type="percentage" office:value="0.84203165191027252" table:style-name="ce49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423" table:style-name="ce48">
            <text:p>137.423</text:p>
          </table:table-cell>
          <table:table-cell office:value-type="percentage" office:value="1" table:style-name="ce49">
            <text:p>100,0%</text:p>
          </table:table-cell>
          <table:table-cell office:value-type="float" office:value="158418" table:style-name="ce48">
            <text:p>158.418</text:p>
          </table:table-cell>
          <table:table-cell office:value-type="percentage" office:value="1" table:style-name="ce49">
            <text:p>100,0%</text:p>
          </table:table-cell>
          <table:table-cell office:value-type="float" office:value="220841" table:style-name="ce48">
            <text:p>220.841</text:p>
          </table:table-cell>
          <table:table-cell office:value-type="percentage" office:value="0.96848194081428596" table:style-name="ce49">
            <text:p>96,8%</text:p>
          </table:table-cell>
          <table:table-cell office:value-type="float" office:value="284295" table:style-name="ce48">
            <text:p>284.295</text:p>
          </table:table-cell>
          <table:table-cell office:value-type="percentage" office:value="0.9129370887616528" table:style-name="ce49">
            <text:p>91,3%</text:p>
          </table:table-cell>
          <table:table-cell office:value-type="float" office:value="284343" table:style-name="ce48">
            <text:p>284.343</text:p>
          </table:table-cell>
          <table:table-cell office:value-type="percentage" office:value="0.85987099349524165" table:style-name="ce49">
            <text:p>86,0%</text:p>
          </table:table-cell>
          <table:table-cell office:value-type="float" office:value="204111" table:style-name="ce48">
            <text:p>204.111</text:p>
          </table:table-cell>
          <table:table-cell office:value-type="percentage" office:value="0.79189217500611053" table:style-name="ce49">
            <text:p>79,2%</text:p>
          </table:table-cell>
          <table:table-cell office:value-type="float" office:value="171961" table:style-name="ce48">
            <text:p>171.961</text:p>
          </table:table-cell>
          <table:table-cell office:value-type="percentage" office:value="0.78523873018192447" table:style-name="ce49">
            <text:p>78,5%</text:p>
          </table:table-cell>
          <table:table-cell office:value-type="float" office:value="151694" table:style-name="ce48">
            <text:p>151.694</text:p>
          </table:table-cell>
          <table:table-cell office:value-type="percentage" office:value="0.85309533450308184" table:style-name="ce49">
            <text:p>85,3%</text:p>
          </table:table-cell>
          <table:table-cell office:value-type="float" office:value="1613086" table:style-name="ce48">
            <text:p>1.613.086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822310886843214" table:style-name="ce49">
            <text:p>88,8%</text:p>
          </table:table-cell>
          <table:table-cell office:value-type="percentage" office:value="0.7873874383986379" table:style-name="ce4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246" table:style-name="ce48">
            <text:p>455.246</text:p>
          </table:table-cell>
          <table:table-cell office:value-type="percentage" office:value="1" table:style-name="ce49">
            <text:p>100,0%</text:p>
          </table:table-cell>
          <table:table-cell office:value-type="float" office:value="617897" table:style-name="ce48">
            <text:p>617.897</text:p>
          </table:table-cell>
          <table:table-cell office:value-type="percentage" office:value="0.97193961015264196" table:style-name="ce49">
            <text:p>97,2%</text:p>
          </table:table-cell>
          <table:table-cell office:value-type="float" office:value="798001" table:style-name="ce48">
            <text:p>798.001</text:p>
          </table:table-cell>
          <table:table-cell office:value-type="percentage" office:value="0.93608912308031589" table:style-name="ce49">
            <text:p>93,6%</text:p>
          </table:table-cell>
          <table:table-cell office:value-type="float" office:value="1034655" table:style-name="ce48">
            <text:p>1.034.655</text:p>
          </table:table-cell>
          <table:table-cell office:value-type="percentage" office:value="0.94282308836970263" table:style-name="ce49">
            <text:p>94,3%</text:p>
          </table:table-cell>
          <table:table-cell office:value-type="float" office:value="1148017" table:style-name="ce48">
            <text:p>1.148.017</text:p>
          </table:table-cell>
          <table:table-cell office:value-type="percentage" office:value="0.90003135951330038" table:style-name="ce49">
            <text:p>90,0%</text:p>
          </table:table-cell>
          <table:table-cell office:value-type="float" office:value="807388" table:style-name="ce48">
            <text:p>807.388</text:p>
          </table:table-cell>
          <table:table-cell office:value-type="percentage" office:value="0.83526237601228182" table:style-name="ce49">
            <text:p>83,5%</text:p>
          </table:table-cell>
          <table:table-cell office:value-type="float" office:value="671316" table:style-name="ce48">
            <text:p>671.316</text:p>
          </table:table-cell>
          <table:table-cell office:value-type="percentage" office:value="0.80974224683945095" table:style-name="ce49">
            <text:p>81,0%</text:p>
          </table:table-cell>
          <table:table-cell office:value-type="float" office:value="567121" table:style-name="ce48">
            <text:p>567.121</text:p>
          </table:table-cell>
          <table:table-cell office:value-type="percentage" office:value="0.84473079392221495" table:style-name="ce49">
            <text:p>84,5%</text:p>
          </table:table-cell>
          <table:table-cell office:value-type="float" office:value="6099641" table:style-name="ce48">
            <text:p>6.099.641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89933186030814394" table:style-name="ce49">
            <text:p>89,9%</text:p>
          </table:table-cell>
          <table:table-cell office:value-type="percentage" office:value="0.79512968741873069" table:style-name="ce49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3638" table:style-name="ce48">
            <text:p>293.638</text:p>
          </table:table-cell>
          <table:table-cell office:value-type="percentage" office:value="1" table:style-name="ce49">
            <text:p>100,0%</text:p>
          </table:table-cell>
          <table:table-cell office:value-type="float" office:value="433333" table:style-name="ce48">
            <text:p>433.333</text:p>
          </table:table-cell>
          <table:table-cell office:value-type="percentage" office:value="0.98534935967401582" table:style-name="ce49">
            <text:p>98,5%</text:p>
          </table:table-cell>
          <table:table-cell office:value-type="float" office:value="570325" table:style-name="ce48">
            <text:p>570.325</text:p>
          </table:table-cell>
          <table:table-cell office:value-type="percentage" office:value="0.95509428274776431" table:style-name="ce49">
            <text:p>95,5%</text:p>
          </table:table-cell>
          <table:table-cell office:value-type="float" office:value="715635" table:style-name="ce48">
            <text:p>715.635</text:p>
          </table:table-cell>
          <table:table-cell office:value-type="percentage" office:value="0.93878886941555506" table:style-name="ce49">
            <text:p>93,9%</text:p>
          </table:table-cell>
          <table:table-cell office:value-type="float" office:value="756748" table:style-name="ce48">
            <text:p>756.748</text:p>
          </table:table-cell>
          <table:table-cell office:value-type="percentage" office:value="0.90011573371966747" table:style-name="ce49">
            <text:p>90,0%</text:p>
          </table:table-cell>
          <table:table-cell office:value-type="float" office:value="517210" table:style-name="ce48">
            <text:p>517.210</text:p>
          </table:table-cell>
          <table:table-cell office:value-type="percentage" office:value="0.84246995948990178" table:style-name="ce49">
            <text:p>84,2%</text:p>
          </table:table-cell>
          <table:table-cell office:value-type="float" office:value="432647" table:style-name="ce48">
            <text:p>432.647</text:p>
          </table:table-cell>
          <table:table-cell office:value-type="percentage" office:value="0.84373982249455415" table:style-name="ce49">
            <text:p>84,4%</text:p>
          </table:table-cell>
          <table:table-cell office:value-type="float" office:value="381595" table:style-name="ce48">
            <text:p>381.595</text:p>
          </table:table-cell>
          <table:table-cell office:value-type="percentage" office:value="0.88175215877292501" table:style-name="ce49">
            <text:p>88,2%</text:p>
          </table:table-cell>
          <table:table-cell office:value-type="float" office:value="4101131" table:style-name="ce48">
            <text:p>4.101.131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298024543936296" table:style-name="ce49">
            <text:p>91,3%</text:p>
          </table:table-cell>
          <table:table-cell office:value-type="percentage" office:value="0.81258062886302773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39" table:style-name="ce48">
            <text:p>77.639</text:p>
          </table:table-cell>
          <table:table-cell office:value-type="percentage" office:value="1" table:style-name="ce49">
            <text:p>100,0%</text:p>
          </table:table-cell>
          <table:table-cell office:value-type="float" office:value="95719" table:style-name="ce48">
            <text:p>95.719</text:p>
          </table:table-cell>
          <table:table-cell office:value-type="percentage" office:value="1" table:style-name="ce49">
            <text:p>100,0%</text:p>
          </table:table-cell>
          <table:table-cell office:value-type="float" office:value="132472" table:style-name="ce48">
            <text:p>132.472</text:p>
          </table:table-cell>
          <table:table-cell office:value-type="percentage" office:value="1.0136741018479549" table:style-name="ce49">
            <text:p>101,4%</text:p>
          </table:table-cell>
          <table:table-cell office:value-type="float" office:value="161340" table:style-name="ce48">
            <text:p>161.340</text:p>
          </table:table-cell>
          <table:table-cell office:value-type="percentage" office:value="0.96062588938572102" table:style-name="ce49">
            <text:p>96,1%</text:p>
          </table:table-cell>
          <table:table-cell office:value-type="float" office:value="145702" table:style-name="ce48">
            <text:p>145.702</text:p>
          </table:table-cell>
          <table:table-cell office:value-type="percentage" office:value="0.92488066219784681" table:style-name="ce49">
            <text:p>92,5%</text:p>
          </table:table-cell>
          <table:table-cell office:value-type="float" office:value="112598" table:style-name="ce48">
            <text:p>112.598</text:p>
          </table:table-cell>
          <table:table-cell office:value-type="percentage" office:value="0.86719243388117861" table:style-name="ce49">
            <text:p>86,7%</text:p>
          </table:table-cell>
          <table:table-cell office:value-type="float" office:value="92825" table:style-name="ce48">
            <text:p>92.825</text:p>
          </table:table-cell>
          <table:table-cell office:value-type="percentage" office:value="0.82506710753204271" table:style-name="ce49">
            <text:p>82,5%</text:p>
          </table:table-cell>
          <table:table-cell office:value-type="float" office:value="78113" table:style-name="ce48">
            <text:p>78.113</text:p>
          </table:table-cell>
          <table:table-cell office:value-type="percentage" office:value="0.91137453476297703" table:style-name="ce49">
            <text:p>91,1%</text:p>
          </table:table-cell>
          <table:table-cell office:value-type="float" office:value="896408" table:style-name="ce48">
            <text:p>896.408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369663855814889" table:style-name="ce49">
            <text:p>94,4%</text:p>
          </table:table-cell>
          <table:table-cell office:value-type="percentage" office:value="0.84726734146251559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30" table:style-name="ce48">
            <text:p>241.530</text:p>
          </table:table-cell>
          <table:table-cell office:value-type="percentage" office:value="1" table:style-name="ce49">
            <text:p>100,0%</text:p>
          </table:table-cell>
          <table:table-cell office:value-type="float" office:value="291160" table:style-name="ce48">
            <text:p>291.160</text:p>
          </table:table-cell>
          <table:table-cell office:value-type="percentage" office:value="0.99716085194990223" table:style-name="ce49">
            <text:p>99,7%</text:p>
          </table:table-cell>
          <table:table-cell office:value-type="float" office:value="347374" table:style-name="ce48">
            <text:p>347.374</text:p>
          </table:table-cell>
          <table:table-cell office:value-type="percentage" office:value="0.98248700384086707" table:style-name="ce49">
            <text:p>98,2%</text:p>
          </table:table-cell>
          <table:table-cell office:value-type="float" office:value="392015" table:style-name="ce48">
            <text:p>392.015</text:p>
          </table:table-cell>
          <table:table-cell office:value-type="percentage" office:value="0.95800342130987293" table:style-name="ce49">
            <text:p>95,8%</text:p>
          </table:table-cell>
          <table:table-cell office:value-type="float" office:value="409965" table:style-name="ce48">
            <text:p>409.965</text:p>
          </table:table-cell>
          <table:table-cell office:value-type="percentage" office:value="0.92576952693654779" table:style-name="ce49">
            <text:p>92,6%</text:p>
          </table:table-cell>
          <table:table-cell office:value-type="float" office:value="265716" table:style-name="ce48">
            <text:p>265.716</text:p>
          </table:table-cell>
          <table:table-cell office:value-type="percentage" office:value="0.86104252133844028" table:style-name="ce49">
            <text:p>86,1%</text:p>
          </table:table-cell>
          <table:table-cell office:value-type="float" office:value="200596" table:style-name="ce48">
            <text:p>200.596</text:p>
          </table:table-cell>
          <table:table-cell office:value-type="percentage" office:value="0.87078598032661636" table:style-name="ce49">
            <text:p>87,1%</text:p>
          </table:table-cell>
          <table:table-cell office:value-type="float" office:value="173374" table:style-name="ce48">
            <text:p>173.374</text:p>
          </table:table-cell>
          <table:table-cell office:value-type="percentage" office:value="0.94562134566716116" table:style-name="ce49">
            <text:p>94,6%</text:p>
          </table:table-cell>
          <table:table-cell office:value-type="float" office:value="2321730" table:style-name="ce48">
            <text:p>2.321.730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528092399130825" table:style-name="ce49">
            <text:p>94,5%</text:p>
          </table:table-cell>
          <table:table-cell office:value-type="percentage" office:value="0.86089608865961953" table:style-name="ce49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54" table:style-name="ce48">
            <text:p>23.254</text:p>
          </table:table-cell>
          <table:table-cell office:value-type="percentage" office:value="1" table:style-name="ce49">
            <text:p>100,0%</text:p>
          </table:table-cell>
          <table:table-cell office:value-type="float" office:value="28647" table:style-name="ce48">
            <text:p>28.647</text:p>
          </table:table-cell>
          <table:table-cell office:value-type="percentage" office:value="1" table:style-name="ce49">
            <text:p>100,0%</text:p>
          </table:table-cell>
          <table:table-cell office:value-type="float" office:value="38037" table:style-name="ce48">
            <text:p>38.037</text:p>
          </table:table-cell>
          <table:table-cell office:value-type="percentage" office:value="0.98505723312788107" table:style-name="ce49">
            <text:p>98,5%</text:p>
          </table:table-cell>
          <table:table-cell office:value-type="float" office:value="45275" table:style-name="ce48">
            <text:p>45.275</text:p>
          </table:table-cell>
          <table:table-cell office:value-type="percentage" office:value="0.95315789473684209" table:style-name="ce49">
            <text:p>95,3%</text:p>
          </table:table-cell>
          <table:table-cell office:value-type="float" office:value="47559" table:style-name="ce48">
            <text:p>47.559</text:p>
          </table:table-cell>
          <table:table-cell office:value-type="percentage" office:value="0.91947645193720517" table:style-name="ce49">
            <text:p>91,9%</text:p>
          </table:table-cell>
          <table:table-cell office:value-type="float" office:value="31585" table:style-name="ce48">
            <text:p>31.585</text:p>
          </table:table-cell>
          <table:table-cell office:value-type="percentage" office:value="0.85281887892860997" table:style-name="ce49">
            <text:p>85,3%</text:p>
          </table:table-cell>
          <table:table-cell office:value-type="float" office:value="24622" table:style-name="ce48">
            <text:p>24.622</text:p>
          </table:table-cell>
          <table:table-cell office:value-type="percentage" office:value="0.81621693297089437" table:style-name="ce49">
            <text:p>81,6%</text:p>
          </table:table-cell>
          <table:table-cell office:value-type="float" office:value="22840" table:style-name="ce48">
            <text:p>22.840</text:p>
          </table:table-cell>
          <table:table-cell office:value-type="percentage" office:value="0.87896863575139506" table:style-name="ce49">
            <text:p>87,9%</text:p>
          </table:table-cell>
          <table:table-cell office:value-type="float" office:value="261819" table:style-name="ce48">
            <text:p>261.819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015464741597065" table:style-name="ce49">
            <text:p>93,0%</text:p>
          </table:table-cell>
          <table:table-cell office:value-type="percentage" office:value="0.82807993016547743" table:style-name="ce49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48" table:style-name="ce48">
            <text:p>372.848</text:p>
          </table:table-cell>
          <table:table-cell office:value-type="percentage" office:value="1" table:style-name="ce49">
            <text:p>100,0%</text:p>
          </table:table-cell>
          <table:table-cell office:value-type="float" office:value="511571" table:style-name="ce48">
            <text:p>511.571</text:p>
          </table:table-cell>
          <table:table-cell office:value-type="percentage" office:value="0.97063086993643866" table:style-name="ce49">
            <text:p>97,1%</text:p>
          </table:table-cell>
          <table:table-cell office:value-type="float" office:value="683660" table:style-name="ce48">
            <text:p>683.660</text:p>
          </table:table-cell>
          <table:table-cell office:value-type="percentage" office:value="0.94892415657817664" table:style-name="ce49">
            <text:p>94,9%</text:p>
          </table:table-cell>
          <table:table-cell office:value-type="float" office:value="944071" table:style-name="ce48">
            <text:p>944.071</text:p>
          </table:table-cell>
          <table:table-cell office:value-type="percentage" office:value="0.95383926794300433" table:style-name="ce49">
            <text:p>95,4%</text:p>
          </table:table-cell>
          <table:table-cell office:value-type="float" office:value="1034839" table:style-name="ce48">
            <text:p>1.034.839</text:p>
          </table:table-cell>
          <table:table-cell office:value-type="percentage" office:value="0.89516389238023486" table:style-name="ce49">
            <text:p>89,5%</text:p>
          </table:table-cell>
          <table:table-cell office:value-type="float" office:value="755215" table:style-name="ce48">
            <text:p>755.215</text:p>
          </table:table-cell>
          <table:table-cell office:value-type="percentage" office:value="0.8383415996554342" table:style-name="ce49">
            <text:p>83,8%</text:p>
          </table:table-cell>
          <table:table-cell office:value-type="float" office:value="608065" table:style-name="ce48">
            <text:p>608.065</text:p>
          </table:table-cell>
          <table:table-cell office:value-type="percentage" office:value="0.82667284792341045" table:style-name="ce49">
            <text:p>82,7%</text:p>
          </table:table-cell>
          <table:table-cell office:value-type="float" office:value="468266" table:style-name="ce48">
            <text:p>468.266</text:p>
          </table:table-cell>
          <table:table-cell office:value-type="percentage" office:value="0.82045414724743315" table:style-name="ce49">
            <text:p>82,0%</text:p>
          </table:table-cell>
          <table:table-cell office:value-type="float" office:value="5378535" table:style-name="ce48">
            <text:p>5.378.53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079013108224071" table:style-name="ce49">
            <text:p>90,1%</text:p>
          </table:table-cell>
          <table:table-cell office:value-type="percentage" office:value="0.79613261320448059" table:style-name="ce4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3424" table:style-name="ce48">
            <text:p>73.424</text:p>
          </table:table-cell>
          <table:table-cell office:value-type="percentage" office:value="1" table:style-name="ce49">
            <text:p>100,0%</text:p>
          </table:table-cell>
          <table:table-cell office:value-type="float" office:value="103024" table:style-name="ce48">
            <text:p>103.024</text:p>
          </table:table-cell>
          <table:table-cell office:value-type="percentage" office:value="0.99135890379322955" table:style-name="ce49">
            <text:p>99,1%</text:p>
          </table:table-cell>
          <table:table-cell office:value-type="float" office:value="146282" table:style-name="ce48">
            <text:p>146.282</text:p>
          </table:table-cell>
          <table:table-cell office:value-type="percentage" office:value="0.95272272552608095" table:style-name="ce49">
            <text:p>95,3%</text:p>
          </table:table-cell>
          <table:table-cell office:value-type="float" office:value="207739" table:style-name="ce48">
            <text:p>207.739</text:p>
          </table:table-cell>
          <table:table-cell office:value-type="percentage" office:value="0.95248116715496811" table:style-name="ce49">
            <text:p>95,2%</text:p>
          </table:table-cell>
          <table:table-cell office:value-type="float" office:value="232477" table:style-name="ce48">
            <text:p>232.477</text:p>
          </table:table-cell>
          <table:table-cell office:value-type="percentage" office:value="0.9208176877861749" table:style-name="ce49">
            <text:p>92,1%</text:p>
          </table:table-cell>
          <table:table-cell office:value-type="float" office:value="169684" table:style-name="ce48">
            <text:p>169.684</text:p>
          </table:table-cell>
          <table:table-cell office:value-type="percentage" office:value="0.85236645669449551" table:style-name="ce49">
            <text:p>85,2%</text:p>
          </table:table-cell>
          <table:table-cell office:value-type="float" office:value="144080" table:style-name="ce48">
            <text:p>144.080</text:p>
          </table:table-cell>
          <table:table-cell office:value-type="percentage" office:value="0.82833637079665856" table:style-name="ce49">
            <text:p>82,8%</text:p>
          </table:table-cell>
          <table:table-cell office:value-type="float" office:value="124331" table:style-name="ce48">
            <text:p>124.331</text:p>
          </table:table-cell>
          <table:table-cell office:value-type="percentage" office:value="0.85973197986391547" table:style-name="ce49">
            <text:p>86,0%</text:p>
          </table:table-cell>
          <table:table-cell office:value-type="float" office:value="1201041" table:style-name="ce48">
            <text:p>1.201.04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1152719992349807" table:style-name="ce49">
            <text:p>91,2%</text:p>
          </table:table-cell>
          <table:table-cell office:value-type="percentage" office:value="0.79377440392947873" table:style-name="ce49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1" table:style-name="ce48">
            <text:p>42.291</text:p>
          </table:table-cell>
          <table:table-cell office:value-type="percentage" office:value="1" table:style-name="ce49">
            <text:p>100,0%</text:p>
          </table:table-cell>
          <table:table-cell office:value-type="float" office:value="55881" table:style-name="ce48">
            <text:p>55.881</text:p>
          </table:table-cell>
          <table:table-cell office:value-type="percentage" office:value="0.98659957627118644" table:style-name="ce49">
            <text:p>98,7%</text:p>
          </table:table-cell>
          <table:table-cell office:value-type="float" office:value="72256" table:style-name="ce48">
            <text:p>72.256</text:p>
          </table:table-cell>
          <table:table-cell office:value-type="percentage" office:value="0.95488304479978858" table:style-name="ce49">
            <text:p>95,5%</text:p>
          </table:table-cell>
          <table:table-cell office:value-type="float" office:value="92143" table:style-name="ce48">
            <text:p>92.143</text:p>
          </table:table-cell>
          <table:table-cell office:value-type="percentage" office:value="0.94314110831337383" table:style-name="ce49">
            <text:p>94,3%</text:p>
          </table:table-cell>
          <table:table-cell office:value-type="float" office:value="95873" table:style-name="ce48">
            <text:p>95.873</text:p>
          </table:table-cell>
          <table:table-cell office:value-type="percentage" office:value="0.90683200438882738" table:style-name="ce49">
            <text:p>90,7%</text:p>
          </table:table-cell>
          <table:table-cell office:value-type="float" office:value="65114" table:style-name="ce48">
            <text:p>65.114</text:p>
          </table:table-cell>
          <table:table-cell office:value-type="percentage" office:value="0.84862307602080045" table:style-name="ce49">
            <text:p>84,9%</text:p>
          </table:table-cell>
          <table:table-cell office:value-type="float" office:value="58609" table:style-name="ce48">
            <text:p>58.609</text:p>
          </table:table-cell>
          <table:table-cell office:value-type="percentage" office:value="0.85185023691171768" table:style-name="ce49">
            <text:p>85,2%</text:p>
          </table:table-cell>
          <table:table-cell office:value-type="float" office:value="51563" table:style-name="ce48">
            <text:p>51.563</text:p>
          </table:table-cell>
          <table:table-cell office:value-type="percentage" office:value="0.89642043775316838" table:style-name="ce49">
            <text:p>89,6%</text:p>
          </table:table-cell>
          <table:table-cell office:value-type="float" office:value="533730" table:style-name="ce48">
            <text:p>533.730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1994815348498904" table:style-name="ce49">
            <text:p>92,0%</text:p>
          </table:table-cell>
          <table:table-cell office:value-type="percentage" office:value="0.8115665684387231" table:style-name="ce49">
            <text:p>8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607" table:style-name="ce48">
            <text:p>162.607</text:p>
          </table:table-cell>
          <table:table-cell office:value-type="percentage" office:value="1.01931346614345" table:style-name="ce49">
            <text:p>101,9%</text:p>
          </table:table-cell>
          <table:table-cell office:value-type="float" office:value="213034" table:style-name="ce48">
            <text:p>213.034</text:p>
          </table:table-cell>
          <table:table-cell office:value-type="percentage" office:value="0.98460016823345631" table:style-name="ce49">
            <text:p>98,5%</text:p>
          </table:table-cell>
          <table:table-cell office:value-type="float" office:value="275140" table:style-name="ce48">
            <text:p>275.140</text:p>
          </table:table-cell>
          <table:table-cell office:value-type="percentage" office:value="0.96824709761650884" table:style-name="ce49">
            <text:p>96,8%</text:p>
          </table:table-cell>
          <table:table-cell office:value-type="float" office:value="323879" table:style-name="ce48">
            <text:p>323.879</text:p>
          </table:table-cell>
          <table:table-cell office:value-type="percentage" office:value="0.95973532226854774" table:style-name="ce49">
            <text:p>96,0%</text:p>
          </table:table-cell>
          <table:table-cell office:value-type="float" office:value="322130" table:style-name="ce48">
            <text:p>322.130</text:p>
          </table:table-cell>
          <table:table-cell office:value-type="percentage" office:value="0.92549071435138364" table:style-name="ce49">
            <text:p>92,5%</text:p>
          </table:table-cell>
          <table:table-cell office:value-type="float" office:value="207016" table:style-name="ce48">
            <text:p>207.016</text:p>
          </table:table-cell>
          <table:table-cell office:value-type="percentage" office:value="0.87115113514423381" table:style-name="ce49">
            <text:p>87,1%</text:p>
          </table:table-cell>
          <table:table-cell office:value-type="float" office:value="170696" table:style-name="ce48">
            <text:p>170.696</text:p>
          </table:table-cell>
          <table:table-cell office:value-type="percentage" office:value="0.85684310920362428" table:style-name="ce49">
            <text:p>85,7%</text:p>
          </table:table-cell>
          <table:table-cell office:value-type="float" office:value="154465" table:style-name="ce48">
            <text:p>154.465</text:p>
          </table:table-cell>
          <table:table-cell office:value-type="percentage" office:value="0.89380674354953504" table:style-name="ce49">
            <text:p>89,4%</text:p>
          </table:table-cell>
          <table:table-cell office:value-type="float" office:value="1828967" table:style-name="ce48">
            <text:p>1.828.967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541193901761055" table:style-name="ce49">
            <text:p>93,5%</text:p>
          </table:table-cell>
          <table:table-cell office:value-type="percentage" office:value="0.83670813227272145" table:style-name="ce49">
            <text:p>83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85" table:style-name="ce48">
            <text:p>2.485</text:p>
          </table:table-cell>
          <table:table-cell office:value-type="percentage" office:value="0.87592527317588997" table:style-name="ce49">
            <text:p>87,6%</text:p>
          </table:table-cell>
          <table:table-cell office:value-type="float" office:value="4060" table:style-name="ce48">
            <text:p>4.060</text:p>
          </table:table-cell>
          <table:table-cell office:value-type="percentage" office:value="0.92188919164395999" table:style-name="ce49">
            <text:p>92,2%</text:p>
          </table:table-cell>
          <table:table-cell office:value-type="float" office:value="7917" table:style-name="ce48">
            <text:p>7.917</text:p>
          </table:table-cell>
          <table:table-cell office:value-type="percentage" office:value="0.95053427782446875" table:style-name="ce49">
            <text:p>95,1%</text:p>
          </table:table-cell>
          <table:table-cell office:value-type="float" office:value="10833" table:style-name="ce48">
            <text:p>10.833</text:p>
          </table:table-cell>
          <table:table-cell office:value-type="percentage" office:value="0.93735398459807906" table:style-name="ce49">
            <text:p>93,7%</text:p>
          </table:table-cell>
          <table:table-cell office:value-type="float" office:value="11334" table:style-name="ce48">
            <text:p>11.334</text:p>
          </table:table-cell>
          <table:table-cell office:value-type="percentage" office:value="0.91721291575625152" table:style-name="ce49">
            <text:p>91,7%</text:p>
          </table:table-cell>
          <table:table-cell office:value-type="float" office:value="9314" table:style-name="ce48">
            <text:p>9.314</text:p>
          </table:table-cell>
          <table:table-cell office:value-type="percentage" office:value="0.81708921835248705" table:style-name="ce49">
            <text:p>81,7%</text:p>
          </table:table-cell>
          <table:table-cell office:value-type="float" office:value="9049" table:style-name="ce48">
            <text:p>9.049</text:p>
          </table:table-cell>
          <table:table-cell office:value-type="percentage" office:value="0.832857800276116" table:style-name="ce49">
            <text:p>83,3%</text:p>
          </table:table-cell>
          <table:table-cell office:value-type="float" office:value="8564" table:style-name="ce48">
            <text:p>8.564</text:p>
          </table:table-cell>
          <table:table-cell office:value-type="percentage" office:value="0.92274539381532161" table:style-name="ce49">
            <text:p>92,3%</text:p>
          </table:table-cell>
          <table:table-cell office:value-type="float" office:value="63556" table:style-name="ce48">
            <text:p>63.556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478945219558204" table:style-name="ce49">
            <text:p>89,5%</text:p>
          </table:table-cell>
          <table:table-cell office:value-type="percentage" office:value="0.76099476753235873" table:style-name="ce49">
            <text:p>76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0" table:style-name="ce48">
            <text:p>2.050</text:p>
          </table:table-cell>
          <table:table-cell office:value-type="percentage" office:value="0.8164078056551175" table:style-name="ce49">
            <text:p>81,6%</text:p>
          </table:table-cell>
          <table:table-cell office:value-type="float" office:value="3367" table:style-name="ce48">
            <text:p>3.367</text:p>
          </table:table-cell>
          <table:table-cell office:value-type="percentage" office:value="0.88535366815671834" table:style-name="ce49">
            <text:p>88,5%</text:p>
          </table:table-cell>
          <table:table-cell office:value-type="float" office:value="7378" table:style-name="ce48">
            <text:p>7.378</text:p>
          </table:table-cell>
          <table:table-cell office:value-type="percentage" office:value="0.92167395377888817" table:style-name="ce49">
            <text:p>92,2%</text:p>
          </table:table-cell>
          <table:table-cell office:value-type="float" office:value="9998" table:style-name="ce48">
            <text:p>9.998</text:p>
          </table:table-cell>
          <table:table-cell office:value-type="percentage" office:value="0.92565503194148691" table:style-name="ce49">
            <text:p>92,6%</text:p>
          </table:table-cell>
          <table:table-cell office:value-type="float" office:value="10483" table:style-name="ce48">
            <text:p>10.483</text:p>
          </table:table-cell>
          <table:table-cell office:value-type="percentage" office:value="0.95971802618328295" table:style-name="ce49">
            <text:p>96,0%</text:p>
          </table:table-cell>
          <table:table-cell office:value-type="float" office:value="8961" table:style-name="ce48">
            <text:p>8.961</text:p>
          </table:table-cell>
          <table:table-cell office:value-type="percentage" office:value="0.8182067202337473" table:style-name="ce49">
            <text:p>81,8%</text:p>
          </table:table-cell>
          <table:table-cell office:value-type="float" office:value="8953" table:style-name="ce48">
            <text:p>8.953</text:p>
          </table:table-cell>
          <table:table-cell office:value-type="percentage" office:value="0.76580275425541011" table:style-name="ce49">
            <text:p>76,6%</text:p>
          </table:table-cell>
          <table:table-cell office:value-type="float" office:value="8194" table:style-name="ce48">
            <text:p>8.194</text:p>
          </table:table-cell>
          <table:table-cell office:value-type="percentage" office:value="0.85532359081419629" table:style-name="ce49">
            <text:p>85,5%</text:p>
          </table:table-cell>
          <table:table-cell office:value-type="float" office:value="59384" table:style-name="ce48">
            <text:p>59.384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6989130753230015" table:style-name="ce49">
            <text:p>87,0%</text:p>
          </table:table-cell>
          <table:table-cell office:value-type="percentage" office:value="0.70676727523743776" table:style-name="ce49">
            <text:p>70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8" table:style-name="ce48">
            <text:p>3.578</text:p>
          </table:table-cell>
          <table:table-cell office:value-type="string" table:style-name="ce49">
            <text:p>-</text:p>
          </table:table-cell>
          <table:table-cell office:value-type="float" office:value="9298" table:style-name="ce48">
            <text:p>9.298</text:p>
          </table:table-cell>
          <table:table-cell office:value-type="string" table:style-name="ce49">
            <text:p>-</text:p>
          </table:table-cell>
          <table:table-cell office:value-type="float" office:value="21655" table:style-name="ce48">
            <text:p>21.655</text:p>
          </table:table-cell>
          <table:table-cell office:value-type="string" table:style-name="ce49">
            <text:p>-</text:p>
          </table:table-cell>
          <table:table-cell office:value-type="float" office:value="31369" table:style-name="ce48">
            <text:p>31.369</text:p>
          </table:table-cell>
          <table:table-cell office:value-type="string" table:style-name="ce49">
            <text:p>-</text:p>
          </table:table-cell>
          <table:table-cell office:value-type="float" office:value="23747" table:style-name="ce48">
            <text:p>23.747</text:p>
          </table:table-cell>
          <table:table-cell office:value-type="string" table:style-name="ce49">
            <text:p>-</text:p>
          </table:table-cell>
          <table:table-cell office:value-type="float" office:value="1251" table:style-name="ce48">
            <text:p>1.251</text:p>
          </table:table-cell>
          <table:table-cell office:value-type="string" table:style-name="ce49">
            <text:p>-</text:p>
          </table:table-cell>
          <table:table-cell office:value-type="float" office:value="90939" table:style-name="ce48">
            <text:p>90.939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7" table:style-name="ce51">
            <text:p>287</text:p>
          </table:table-cell>
          <table:table-cell office:value-type="string" table:style-name="ce52">
            <text:p>-</text:p>
          </table:table-cell>
          <table:table-cell office:value-type="float" office:value="868" table:style-name="ce51">
            <text:p>868</text:p>
          </table:table-cell>
          <table:table-cell office:value-type="string" table:style-name="ce52">
            <text:p>-</text:p>
          </table:table-cell>
          <table:table-cell office:value-type="float" office:value="1813" table:style-name="ce51">
            <text:p>1.813</text:p>
          </table:table-cell>
          <table:table-cell office:value-type="string" table:style-name="ce52">
            <text:p>-</text:p>
          </table:table-cell>
          <table:table-cell office:value-type="float" office:value="2225" table:style-name="ce51">
            <text:p>2.225</text:p>
          </table:table-cell>
          <table:table-cell office:value-type="string" table:style-name="ce52">
            <text:p>-</text:p>
          </table:table-cell>
          <table:table-cell office:value-type="float" office:value="1991" table:style-name="ce51">
            <text:p>1.991</text:p>
          </table:table-cell>
          <table:table-cell office:value-type="string" table:style-name="ce52">
            <text:p>-</text:p>
          </table:table-cell>
          <table:table-cell office:value-type="float" office:value="243" table:style-name="ce51">
            <text:p>243</text:p>
          </table:table-cell>
          <table:table-cell office:value-type="string" table:style-name="ce52">
            <text:p>-</text:p>
          </table:table-cell>
          <table:table-cell office:value-type="float" office:value="7505" table:style-name="ce51">
            <text:p>7.505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8040" table:style-name="ce55">
            <text:p>2.918.040</text:p>
          </table:table-cell>
          <table:table-cell office:value-type="percentage" office:value="1" table:style-name="ce56">
            <text:p>100,0%</text:p>
          </table:table-cell>
          <table:table-cell office:value-type="float" office:value="3939637" table:style-name="ce55">
            <text:p>3.939.637</text:p>
          </table:table-cell>
          <table:table-cell office:value-type="percentage" office:value="0.98569065626775632" table:style-name="ce56">
            <text:p>98,6%</text:p>
          </table:table-cell>
          <table:table-cell office:value-type="float" office:value="5270818" table:style-name="ce55">
            <text:p>5.270.818</text:p>
          </table:table-cell>
          <table:table-cell office:value-type="percentage" office:value="0.95699770864577693" table:style-name="ce56">
            <text:p>95,7%</text:p>
          </table:table-cell>
          <table:table-cell office:value-type="float" office:value="6703545" table:style-name="ce55">
            <text:p>6.703.545</text:p>
          </table:table-cell>
          <table:table-cell office:value-type="percentage" office:value="0.94022635410059929" table:style-name="ce56">
            <text:p>94,0%</text:p>
          </table:table-cell>
          <table:table-cell office:value-type="float" office:value="7026607" table:style-name="ce55">
            <text:p>7.026.607</text:p>
          </table:table-cell>
          <table:table-cell office:value-type="percentage" office:value="0.89891001544364402" table:style-name="ce56">
            <text:p>89,9%</text:p>
          </table:table-cell>
          <table:table-cell office:value-type="float" office:value="4983722" table:style-name="ce55">
            <text:p>4.983.722</text:p>
          </table:table-cell>
          <table:table-cell office:value-type="percentage" office:value="0.83872521465764172" table:style-name="ce56">
            <text:p>83,9%</text:p>
          </table:table-cell>
          <table:table-cell office:value-type="float" office:value="4082863" table:style-name="ce55">
            <text:p>4.082.863</text:p>
          </table:table-cell>
          <table:table-cell office:value-type="percentage" office:value="0.8290742100127827" table:style-name="ce56">
            <text:p>82,9%</text:p>
          </table:table-cell>
          <table:table-cell office:value-type="float" office:value="3456923" table:style-name="ce55">
            <text:p>3.456.923</text:p>
          </table:table-cell>
          <table:table-cell office:value-type="percentage" office:value="0.86770983257370427" table:style-name="ce56">
            <text:p>86,8%</text:p>
          </table:table-cell>
          <table:table-cell office:value-type="float" office:value="38382155" table:style-name="ce55">
            <text:p>38.382.155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0985243510417546" table:style-name="ce56">
            <text:p>91,0%</text:p>
          </table:table-cell>
          <table:table-cell office:value-type="percentage" office:value="0.80977236568338573" table:style-name="ce56">
            <text:p>81,0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5284" table:style-name="ce62">
            <text:p>995.284</text:p>
          </table:table-cell>
          <table:table-cell office:value-type="percentage" office:value="0.91895046100606981" table:style-name="ce63">
            <text:p>91,9%</text:p>
          </table:table-cell>
          <table:table-cell office:value-type="float" office:value="856477" table:style-name="ce62">
            <text:p>856.477</text:p>
          </table:table-cell>
          <table:table-cell office:value-type="percentage" office:value="0.92060050776807767" table:style-name="ce63">
            <text:p>92,1%</text:p>
          </table:table-cell>
          <table:table-cell office:value-type="float" office:value="834130" table:style-name="ce62">
            <text:p>834.130</text:p>
          </table:table-cell>
          <table:table-cell office:value-type="percentage" office:value="0.68424312274671772" table:style-name="ce63">
            <text:p>68,4%</text:p>
          </table:table-cell>
          <table:table-cell office:value-type="float" office:value="625243" table:style-name="ce62">
            <text:p>625.243</text:p>
          </table:table-cell>
          <table:table-cell office:value-type="percentage" office:value="0.49576818167401437" table:style-name="ce63">
            <text:p>49,6%</text:p>
          </table:table-cell>
          <table:table-cell office:value-type="float" office:value="303820" table:style-name="ce62">
            <text:p>303.820</text:p>
          </table:table-cell>
          <table:table-cell office:value-type="percentage" office:value="0.32196361563169279" table:style-name="ce63">
            <text:p>32,2%</text:p>
          </table:table-cell>
          <table:table-cell office:value-type="float" office:value="167034" table:style-name="ce62">
            <text:p>167.034</text:p>
          </table:table-cell>
          <table:table-cell office:value-type="percentage" office:value="0.21323906765834566" table:style-name="ce63">
            <text:p>21,3%</text:p>
          </table:table-cell>
          <table:table-cell office:value-type="float" office:value="200996" table:style-name="ce62">
            <text:p>200.996</text:p>
          </table:table-cell>
          <table:table-cell office:value-type="percentage" office:value="0.63094782177409736" table:style-name="ce46">
            <text:p>63,1%</text:p>
          </table:table-cell>
          <table:table-cell office:value-type="float" office:value="741964" table:style-name="ce62">
            <text:p>741.964</text:p>
          </table:table-cell>
          <table:table-cell office:value-type="percentage" office:value="0.85823909017615574" table:style-name="ce46">
            <text:p>85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218" table:style-name="ce7">
            <text:p>201.218</text:p>
          </table:table-cell>
          <table:table-cell office:value-type="percentage" office:value="0.91604714580326774" table:style-name="ce49">
            <text:p>91,6%</text:p>
          </table:table-cell>
          <table:table-cell office:value-type="float" office:value="141493" table:style-name="ce7">
            <text:p>141.493</text:p>
          </table:table-cell>
          <table:table-cell office:value-type="percentage" office:value="0.91665478951528268" table:style-name="ce49">
            <text:p>91,7%</text:p>
          </table:table-cell>
          <table:table-cell office:value-type="float" office:value="131049" table:style-name="ce7">
            <text:p>131.049</text:p>
          </table:table-cell>
          <table:table-cell office:value-type="percentage" office:value="0.70202063490362876" table:style-name="ce49">
            <text:p>70,2%</text:p>
          </table:table-cell>
          <table:table-cell office:value-type="float" office:value="97582" table:style-name="ce7">
            <text:p>97.582</text:p>
          </table:table-cell>
          <table:table-cell office:value-type="percentage" office:value="0.51480332573647336" table:style-name="ce49">
            <text:p>51,5%</text:p>
          </table:table-cell>
          <table:table-cell office:value-type="float" office:value="44298" table:style-name="ce7">
            <text:p>44.298</text:p>
          </table:table-cell>
          <table:table-cell office:value-type="percentage" office:value="0.34553013580025427" table:style-name="ce49">
            <text:p>34,6%</text:p>
          </table:table-cell>
          <table:table-cell office:value-type="float" office:value="31056" table:style-name="ce7">
            <text:p>31.056</text:p>
          </table:table-cell>
          <table:table-cell office:value-type="percentage" office:value="0.29158646849502851" table:style-name="ce49">
            <text:p>29,2%</text:p>
          </table:table-cell>
          <table:table-cell office:value-type="float" office:value="36577" table:style-name="ce7">
            <text:p>36.577</text:p>
          </table:table-cell>
          <table:table-cell office:value-type="percentage" office:value="0.62218479961896989" table:style-name="ce49">
            <text:p>62,2%</text:p>
          </table:table-cell>
          <table:table-cell office:value-type="float" office:value="117438" table:style-name="ce7">
            <text:p>117.438</text:p>
          </table:table-cell>
          <table:table-cell office:value-type="percentage" office:value="0.8706011431282572" table:style-name="ce49">
            <text:p>87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555" table:style-name="ce7">
            <text:p>191.555</text:p>
          </table:table-cell>
          <table:table-cell office:value-type="percentage" office:value="0.945306408472251" table:style-name="ce49">
            <text:p>94,5%</text:p>
          </table:table-cell>
          <table:table-cell office:value-type="float" office:value="141694" table:style-name="ce7">
            <text:p>141.694</text:p>
          </table:table-cell>
          <table:table-cell office:value-type="percentage" office:value="0.95679066532516732" table:style-name="ce49">
            <text:p>95,7%</text:p>
          </table:table-cell>
          <table:table-cell office:value-type="float" office:value="142944" table:style-name="ce7">
            <text:p>142.944</text:p>
          </table:table-cell>
          <table:table-cell office:value-type="percentage" office:value="0.93296348268772644" table:style-name="ce49">
            <text:p>93,3%</text:p>
          </table:table-cell>
          <table:table-cell office:value-type="float" office:value="122675" table:style-name="ce7">
            <text:p>122.675</text:p>
          </table:table-cell>
          <table:table-cell office:value-type="percentage" office:value="0.81198165222628926" table:style-name="ce49">
            <text:p>81,2%</text:p>
          </table:table-cell>
          <table:table-cell office:value-type="float" office:value="56017" table:style-name="ce7">
            <text:p>56.017</text:p>
          </table:table-cell>
          <table:table-cell office:value-type="percentage" office:value="0.61521987435751002" table:style-name="ce49">
            <text:p>61,5%</text:p>
          </table:table-cell>
          <table:table-cell office:value-type="float" office:value="37368" table:style-name="ce7">
            <text:p>37.368</text:p>
          </table:table-cell>
          <table:table-cell office:value-type="percentage" office:value="0.56139296606222677" table:style-name="ce49">
            <text:p>56,1%</text:p>
          </table:table-cell>
          <table:table-cell office:value-type="float" office:value="41563" table:style-name="ce7">
            <text:p>41.563</text:p>
          </table:table-cell>
          <table:table-cell office:value-type="percentage" office:value="0.91703991350969705" table:style-name="ce49">
            <text:p>91,7%</text:p>
          </table:table-cell>
          <table:table-cell office:value-type="float" office:value="113471" table:style-name="ce7">
            <text:p>113.471</text:p>
          </table:table-cell>
          <table:table-cell office:value-type="percentage" office:value="0.96543949358903458" table:style-name="ce49">
            <text:p>96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028" table:style-name="ce7">
            <text:p>119.028</text:p>
          </table:table-cell>
          <table:table-cell office:value-type="percentage" office:value="0.90929091992482924" table:style-name="ce49">
            <text:p>90,9%</text:p>
          </table:table-cell>
          <table:table-cell office:value-type="float" office:value="94785" table:style-name="ce7">
            <text:p>94.785</text:p>
          </table:table-cell>
          <table:table-cell office:value-type="percentage" office:value="0.84910731082424817" table:style-name="ce49">
            <text:p>84,9%</text:p>
          </table:table-cell>
          <table:table-cell office:value-type="float" office:value="97449" table:style-name="ce7">
            <text:p>97.449</text:p>
          </table:table-cell>
          <table:table-cell office:value-type="percentage" office:value="0.63984898227183196" table:style-name="ce49">
            <text:p>64,0%</text:p>
          </table:table-cell>
          <table:table-cell office:value-type="float" office:value="72706" table:style-name="ce7">
            <text:p>72.706</text:p>
          </table:table-cell>
          <table:table-cell office:value-type="percentage" office:value="0.42331720552188318" table:style-name="ce49">
            <text:p>42,3%</text:p>
          </table:table-cell>
          <table:table-cell office:value-type="float" office:value="31468" table:style-name="ce7">
            <text:p>31.468</text:p>
          </table:table-cell>
          <table:table-cell office:value-type="percentage" office:value="0.23766474075752425" table:style-name="ce49">
            <text:p>23,8%</text:p>
          </table:table-cell>
          <table:table-cell office:value-type="float" office:value="20019" table:style-name="ce7">
            <text:p>20.019</text:p>
          </table:table-cell>
          <table:table-cell office:value-type="percentage" office:value="0.19649202018020848" table:style-name="ce49">
            <text:p>19,6%</text:p>
          </table:table-cell>
          <table:table-cell office:value-type="float" office:value="33780" table:style-name="ce7">
            <text:p>33.780</text:p>
          </table:table-cell>
          <table:table-cell office:value-type="percentage" office:value="0.66241788410628488" table:style-name="ce49">
            <text:p>66,2%</text:p>
          </table:table-cell>
          <table:table-cell office:value-type="float" office:value="98680" table:style-name="ce7">
            <text:p>98.680</text:p>
          </table:table-cell>
          <table:table-cell office:value-type="percentage" office:value="0.82289564535766102" table:style-name="ce49">
            <text:p>82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0848" table:style-name="ce7">
            <text:p>220.848</text:p>
          </table:table-cell>
          <table:table-cell office:value-type="percentage" office:value="0.90539676292615734" table:style-name="ce49">
            <text:p>90,5%</text:p>
          </table:table-cell>
          <table:table-cell office:value-type="float" office:value="193141" table:style-name="ce7">
            <text:p>193.141</text:p>
          </table:table-cell>
          <table:table-cell office:value-type="percentage" office:value="0.8646878427685627" table:style-name="ce49">
            <text:p>86,5%</text:p>
          </table:table-cell>
          <table:table-cell office:value-type="float" office:value="231419" table:style-name="ce7">
            <text:p>231.419</text:p>
          </table:table-cell>
          <table:table-cell office:value-type="percentage" office:value="0.71852965011037873" table:style-name="ce49">
            <text:p>71,9%</text:p>
          </table:table-cell>
          <table:table-cell office:value-type="float" office:value="171215" table:style-name="ce7">
            <text:p>171.215</text:p>
          </table:table-cell>
          <table:table-cell office:value-type="percentage" office:value="0.53563104761130109" table:style-name="ce49">
            <text:p>53,6%</text:p>
          </table:table-cell>
          <table:table-cell office:value-type="float" office:value="63255" table:style-name="ce7">
            <text:p>63.255</text:p>
          </table:table-cell>
          <table:table-cell office:value-type="percentage" office:value="0.27386080744669339" table:style-name="ce49">
            <text:p>27,4%</text:p>
          </table:table-cell>
          <table:table-cell office:value-type="float" office:value="31388" table:style-name="ce7">
            <text:p>31.388</text:p>
          </table:table-cell>
          <table:table-cell office:value-type="percentage" office:value="0.16679242876728342" table:style-name="ce49">
            <text:p>16,7%</text:p>
          </table:table-cell>
          <table:table-cell office:value-type="float" office:value="95380" table:style-name="ce7">
            <text:p>95.380</text:p>
          </table:table-cell>
          <table:table-cell office:value-type="percentage" office:value="0.71028566322123265" table:style-name="ce49">
            <text:p>71,0%</text:p>
          </table:table-cell>
          <table:table-cell office:value-type="float" office:value="184342" table:style-name="ce7">
            <text:p>184.342</text:p>
          </table:table-cell>
          <table:table-cell office:value-type="percentage" office:value="0.8278299450783857" table:style-name="ce49">
            <text:p>82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425" table:style-name="ce7">
            <text:p>92.425</text:p>
          </table:table-cell>
          <table:table-cell office:value-type="percentage" office:value="0.94046359233180021" table:style-name="ce49">
            <text:p>94,0%</text:p>
          </table:table-cell>
          <table:table-cell office:value-type="float" office:value="75472" table:style-name="ce7">
            <text:p>75.472</text:p>
          </table:table-cell>
          <table:table-cell office:value-type="percentage" office:value="0.98058883143206088" table:style-name="ce49">
            <text:p>98,1%</text:p>
          </table:table-cell>
          <table:table-cell office:value-type="float" office:value="70070" table:style-name="ce7">
            <text:p>70.070</text:p>
          </table:table-cell>
          <table:table-cell office:value-type="percentage" office:value="0.82639462200731217" table:style-name="ce49">
            <text:p>82,6%</text:p>
          </table:table-cell>
          <table:table-cell office:value-type="float" office:value="58179" table:style-name="ce7">
            <text:p>58.179</text:p>
          </table:table-cell>
          <table:table-cell office:value-type="percentage" office:value="0.65481496488384661" table:style-name="ce49">
            <text:p>65,5%</text:p>
          </table:table-cell>
          <table:table-cell office:value-type="float" office:value="27292" table:style-name="ce7">
            <text:p>27.292</text:p>
          </table:table-cell>
          <table:table-cell office:value-type="percentage" office:value="0.48675738821808845" table:style-name="ce49">
            <text:p>48,7%</text:p>
          </table:table-cell>
          <table:table-cell office:value-type="float" office:value="12978" table:style-name="ce7">
            <text:p>12.978</text:p>
          </table:table-cell>
          <table:table-cell office:value-type="percentage" office:value="0.30504172053120227" table:style-name="ce49">
            <text:p>30,5%</text:p>
          </table:table-cell>
          <table:table-cell office:value-type="float" office:value="19727" table:style-name="ce7">
            <text:p>19.727</text:p>
          </table:table-cell>
          <table:table-cell office:value-type="percentage" office:value="0.88916433787072924" table:style-name="ce49">
            <text:p>88,9%</text:p>
          </table:table-cell>
          <table:table-cell office:value-type="float" office:value="55733" table:style-name="ce7">
            <text:p>55.733</text:p>
          </table:table-cell>
          <table:table-cell office:value-type="percentage" office:value="0.94089543167775269" table:style-name="ce49">
            <text:p>94,1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456" table:style-name="ce7">
            <text:p>446.456</text:p>
          </table:table-cell>
          <table:table-cell office:value-type="percentage" office:value="0.93294075608038496" table:style-name="ce49">
            <text:p>93,3%</text:p>
          </table:table-cell>
          <table:table-cell office:value-type="float" office:value="294618" table:style-name="ce7">
            <text:p>294.618</text:p>
          </table:table-cell>
          <table:table-cell office:value-type="percentage" office:value="0.91350736249391495" table:style-name="ce49">
            <text:p>91,4%</text:p>
          </table:table-cell>
          <table:table-cell office:value-type="float" office:value="295083" table:style-name="ce7">
            <text:p>295.083</text:p>
          </table:table-cell>
          <table:table-cell office:value-type="percentage" office:value="0.83499719859420363" table:style-name="ce49">
            <text:p>83,5%</text:p>
          </table:table-cell>
          <table:table-cell office:value-type="float" office:value="217653" table:style-name="ce7">
            <text:p>217.653</text:p>
          </table:table-cell>
          <table:table-cell office:value-type="percentage" office:value="0.6767312140885009" table:style-name="ce49">
            <text:p>67,7%</text:p>
          </table:table-cell>
          <table:table-cell office:value-type="float" office:value="108236" table:style-name="ce7">
            <text:p>108.236</text:p>
          </table:table-cell>
          <table:table-cell office:value-type="percentage" office:value="0.50609496645079843" table:style-name="ce49">
            <text:p>50,6%</text:p>
          </table:table-cell>
          <table:table-cell office:value-type="float" office:value="66007" table:style-name="ce7">
            <text:p>66.007</text:p>
          </table:table-cell>
          <table:table-cell office:value-type="percentage" office:value="0.37781975329841733" table:style-name="ce49">
            <text:p>37,8%</text:p>
          </table:table-cell>
          <table:table-cell office:value-type="float" office:value="82268" table:style-name="ce7">
            <text:p>82.268</text:p>
          </table:table-cell>
          <table:table-cell office:value-type="percentage" office:value="0.86013006294042615" table:style-name="ce49">
            <text:p>86,0%</text:p>
          </table:table-cell>
          <table:table-cell office:value-type="float" office:value="225865" table:style-name="ce7">
            <text:p>225.865</text:p>
          </table:table-cell>
          <table:table-cell office:value-type="percentage" office:value="0.92836239282514155" table:style-name="ce49">
            <text:p>92,8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71315" table:style-name="ce7">
            <text:p>271.315</text:p>
          </table:table-cell>
          <table:table-cell office:value-type="percentage" office:value="0.91709735973039574" table:style-name="ce49">
            <text:p>91,7%</text:p>
          </table:table-cell>
          <table:table-cell office:value-type="float" office:value="204144" table:style-name="ce7">
            <text:p>204.144</text:p>
          </table:table-cell>
          <table:table-cell office:value-type="percentage" office:value="0.92439356822329188" table:style-name="ce49">
            <text:p>92,4%</text:p>
          </table:table-cell>
          <table:table-cell office:value-type="float" office:value="217159" table:style-name="ce7">
            <text:p>217.159</text:p>
          </table:table-cell>
          <table:table-cell office:value-type="percentage" office:value="0.76385092949225275" table:style-name="ce49">
            <text:p>76,4%</text:p>
          </table:table-cell>
          <table:table-cell office:value-type="float" office:value="167116" table:style-name="ce7">
            <text:p>167.116</text:p>
          </table:table-cell>
          <table:table-cell office:value-type="percentage" office:value="0.58772679475140943" table:style-name="ce49">
            <text:p>58,8%</text:p>
          </table:table-cell>
          <table:table-cell office:value-type="float" office:value="74969" table:style-name="ce7">
            <text:p>74.969</text:p>
          </table:table-cell>
          <table:table-cell office:value-type="percentage" office:value="0.36729524621406978" table:style-name="ce49">
            <text:p>36,7%</text:p>
          </table:table-cell>
          <table:table-cell office:value-type="float" office:value="41186" table:style-name="ce7">
            <text:p>41.186</text:p>
          </table:table-cell>
          <table:table-cell office:value-type="percentage" office:value="0.23950779537220648" table:style-name="ce49">
            <text:p>24,0%</text:p>
          </table:table-cell>
          <table:table-cell office:value-type="float" office:value="64486" table:style-name="ce7">
            <text:p>64.486</text:p>
          </table:table-cell>
          <table:table-cell office:value-type="percentage" office:value="0.83349705304518662" table:style-name="ce49">
            <text:p>83,3%</text:p>
          </table:table-cell>
          <table:table-cell office:value-type="float" office:value="180806" table:style-name="ce7">
            <text:p>180.806</text:p>
          </table:table-cell>
          <table:table-cell office:value-type="percentage" office:value="0.87165246903759841" table:style-name="ce49">
            <text:p>87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0842" table:style-name="ce7">
            <text:p>970.842</text:p>
          </table:table-cell>
          <table:table-cell office:value-type="percentage" office:value="0.90467160480942432" table:style-name="ce49">
            <text:p>90,5%</text:p>
          </table:table-cell>
          <table:table-cell office:value-type="float" office:value="712177" table:style-name="ce7">
            <text:p>712.177</text:p>
          </table:table-cell>
          <table:table-cell office:value-type="percentage" office:value="0.89245126259240282" table:style-name="ce49">
            <text:p>89,2%</text:p>
          </table:table-cell>
          <table:table-cell office:value-type="float" office:value="739235" table:style-name="ce7">
            <text:p>739.235</text:p>
          </table:table-cell>
          <table:table-cell office:value-type="percentage" office:value="0.71447487326693437" table:style-name="ce49">
            <text:p>71,4%</text:p>
          </table:table-cell>
          <table:table-cell office:value-type="float" office:value="610589" table:style-name="ce7">
            <text:p>610.589</text:p>
          </table:table-cell>
          <table:table-cell office:value-type="percentage" office:value="0.53186407518355561" table:style-name="ce49">
            <text:p>53,2%</text:p>
          </table:table-cell>
          <table:table-cell office:value-type="float" office:value="276835" table:style-name="ce7">
            <text:p>276.835</text:p>
          </table:table-cell>
          <table:table-cell office:value-type="percentage" office:value="0.34287727833458015" table:style-name="ce49">
            <text:p>34,3%</text:p>
          </table:table-cell>
          <table:table-cell office:value-type="float" office:value="149699" table:style-name="ce7">
            <text:p>149.699</text:p>
          </table:table-cell>
          <table:table-cell office:value-type="percentage" office:value="0.22299334441604252" table:style-name="ce49">
            <text:p>22,3%</text:p>
          </table:table-cell>
          <table:table-cell office:value-type="float" office:value="211618" table:style-name="ce7">
            <text:p>211.618</text:p>
          </table:table-cell>
          <table:table-cell office:value-type="percentage" office:value="0.6089358628687187" table:style-name="ce49">
            <text:p>60,9%</text:p>
          </table:table-cell>
          <table:table-cell office:value-type="float" office:value="700495" table:style-name="ce7">
            <text:p>700.495</text:p>
          </table:table-cell>
          <table:table-cell office:value-type="percentage" office:value="0.87141526063650465" table:style-name="ce49">
            <text:p>87,1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86266" table:style-name="ce7">
            <text:p>686.266</text:p>
          </table:table-cell>
          <table:table-cell office:value-type="percentage" office:value="0.94400739506802889" table:style-name="ce49">
            <text:p>94,4%</text:p>
          </table:table-cell>
          <table:table-cell office:value-type="float" office:value="550272" table:style-name="ce7">
            <text:p>550.272</text:p>
          </table:table-cell>
          <table:table-cell office:value-type="percentage" office:value="0.96483934598693732" table:style-name="ce49">
            <text:p>96,5%</text:p>
          </table:table-cell>
          <table:table-cell office:value-type="float" office:value="580945" table:style-name="ce7">
            <text:p>580.945</text:p>
          </table:table-cell>
          <table:table-cell office:value-type="percentage" office:value="0.81178952957862593" table:style-name="ce49">
            <text:p>81,2%</text:p>
          </table:table-cell>
          <table:table-cell office:value-type="float" office:value="480389" table:style-name="ce7">
            <text:p>480.389</text:p>
          </table:table-cell>
          <table:table-cell office:value-type="percentage" office:value="0.63480709562496362" table:style-name="ce49">
            <text:p>63,5%</text:p>
          </table:table-cell>
          <table:table-cell office:value-type="float" office:value="233324" table:style-name="ce7">
            <text:p>233.324</text:p>
          </table:table-cell>
          <table:table-cell office:value-type="percentage" office:value="0.45112043463970147" table:style-name="ce49">
            <text:p>45,1%</text:p>
          </table:table-cell>
          <table:table-cell office:value-type="float" office:value="144351" table:style-name="ce7">
            <text:p>144.351</text:p>
          </table:table-cell>
          <table:table-cell office:value-type="percentage" office:value="0.33364613645766639" table:style-name="ce49">
            <text:p>33,4%</text:p>
          </table:table-cell>
          <table:table-cell office:value-type="float" office:value="184020" table:style-name="ce7">
            <text:p>184.020</text:p>
          </table:table-cell>
          <table:table-cell office:value-type="percentage" office:value="0.87185998692352151" table:style-name="ce49">
            <text:p>87,2%</text:p>
          </table:table-cell>
          <table:table-cell office:value-type="float" office:value="427633" table:style-name="ce7">
            <text:p>427.633</text:p>
          </table:table-cell>
          <table:table-cell office:value-type="percentage" office:value="0.91651092612754725" table:style-name="ce49">
            <text:p>91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280" table:style-name="ce7">
            <text:p>154.280</text:p>
          </table:table-cell>
          <table:table-cell office:value-type="percentage" office:value="0.88995027630683321" table:style-name="ce49">
            <text:p>89,0%</text:p>
          </table:table-cell>
          <table:table-cell office:value-type="float" office:value="125015" table:style-name="ce7">
            <text:p>125.015</text:p>
          </table:table-cell>
          <table:table-cell office:value-type="percentage" office:value="0.94370885923062986" table:style-name="ce49">
            <text:p>94,4%</text:p>
          </table:table-cell>
          <table:table-cell office:value-type="float" office:value="129173" table:style-name="ce7">
            <text:p>129.173</text:p>
          </table:table-cell>
          <table:table-cell office:value-type="percentage" office:value="0.80062600718978549" table:style-name="ce49">
            <text:p>80,1%</text:p>
          </table:table-cell>
          <table:table-cell office:value-type="float" office:value="95927" table:style-name="ce7">
            <text:p>95.927</text:p>
          </table:table-cell>
          <table:table-cell office:value-type="percentage" office:value="0.65837805932657067" table:style-name="ce49">
            <text:p>65,8%</text:p>
          </table:table-cell>
          <table:table-cell office:value-type="float" office:value="54360" table:style-name="ce7">
            <text:p>54.360</text:p>
          </table:table-cell>
          <table:table-cell office:value-type="percentage" office:value="0.482779445460843" table:style-name="ce49">
            <text:p>48,3%</text:p>
          </table:table-cell>
          <table:table-cell office:value-type="float" office:value="21189" table:style-name="ce7">
            <text:p>21.189</text:p>
          </table:table-cell>
          <table:table-cell office:value-type="percentage" office:value="0.22826824670078105" table:style-name="ce49">
            <text:p>22,8%</text:p>
          </table:table-cell>
          <table:table-cell office:value-type="float" office:value="34824" table:style-name="ce7">
            <text:p>34.824</text:p>
          </table:table-cell>
          <table:table-cell office:value-type="percentage" office:value="0.8734605834106699" table:style-name="ce49">
            <text:p>87,3%</text:p>
          </table:table-cell>
          <table:table-cell office:value-type="float" office:value="91775" table:style-name="ce7">
            <text:p>91.775</text:p>
          </table:table-cell>
          <table:table-cell office:value-type="percentage" office:value="0.9102405157451029" table:style-name="ce49">
            <text:p>91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273" table:style-name="ce7">
            <text:p>505.273</text:p>
          </table:table-cell>
          <table:table-cell office:value-type="percentage" office:value="0.94853104056768478" table:style-name="ce49">
            <text:p>94,9%</text:p>
          </table:table-cell>
          <table:table-cell office:value-type="float" office:value="334013" table:style-name="ce7">
            <text:p>334.013</text:p>
          </table:table-cell>
          <table:table-cell office:value-type="percentage" office:value="0.96153713288847176" table:style-name="ce49">
            <text:p>96,2%</text:p>
          </table:table-cell>
          <table:table-cell office:value-type="float" office:value="371372" table:style-name="ce7">
            <text:p>371.372</text:p>
          </table:table-cell>
          <table:table-cell office:value-type="percentage" office:value="0.9473413007155338" table:style-name="ce49">
            <text:p>94,7%</text:p>
          </table:table-cell>
          <table:table-cell office:value-type="float" office:value="370996" table:style-name="ce7">
            <text:p>370.996</text:p>
          </table:table-cell>
          <table:table-cell office:value-type="percentage" office:value="0.90494554413181616" table:style-name="ce49">
            <text:p>90,5%</text:p>
          </table:table-cell>
          <table:table-cell office:value-type="float" office:value="177658" table:style-name="ce7">
            <text:p>177.658</text:p>
          </table:table-cell>
          <table:table-cell office:value-type="percentage" office:value="0.66860106278884224" table:style-name="ce49">
            <text:p>66,9%</text:p>
          </table:table-cell>
          <table:table-cell office:value-type="float" office:value="117873" table:style-name="ce7">
            <text:p>117.873</text:p>
          </table:table-cell>
          <table:table-cell office:value-type="percentage" office:value="0.58761391054657119" table:style-name="ce49">
            <text:p>58,8%</text:p>
          </table:table-cell>
          <table:table-cell office:value-type="float" office:value="112698" table:style-name="ce7">
            <text:p>112.698</text:p>
          </table:table-cell>
          <table:table-cell office:value-type="percentage" office:value="0.90880353528429847" table:style-name="ce49">
            <text:p>90,9%</text:p>
          </table:table-cell>
          <table:table-cell office:value-type="float" office:value="298692" table:style-name="ce7">
            <text:p>298.692</text:p>
          </table:table-cell>
          <table:table-cell office:value-type="percentage" office:value="0.98217761877203136" table:style-name="ce49">
            <text:p>98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7939" table:style-name="ce7">
            <text:p>47.939</text:p>
          </table:table-cell>
          <table:table-cell office:value-type="percentage" office:value="0.92366235718001577" table:style-name="ce49">
            <text:p>92,4%</text:p>
          </table:table-cell>
          <table:table-cell office:value-type="float" office:value="35515" table:style-name="ce7">
            <text:p>35.515</text:p>
          </table:table-cell>
          <table:table-cell office:value-type="percentage" office:value="0.9336961379709231" table:style-name="ce49">
            <text:p>93,4%</text:p>
          </table:table-cell>
          <table:table-cell office:value-type="float" office:value="31907" table:style-name="ce7">
            <text:p>31.907</text:p>
          </table:table-cell>
          <table:table-cell office:value-type="percentage" office:value="0.70473771397018226" table:style-name="ce49">
            <text:p>70,5%</text:p>
          </table:table-cell>
          <table:table-cell office:value-type="float" office:value="25106" table:style-name="ce7">
            <text:p>25.106</text:p>
          </table:table-cell>
          <table:table-cell office:value-type="percentage" office:value="0.52789167139763238" table:style-name="ce49">
            <text:p>52,8%</text:p>
          </table:table-cell>
          <table:table-cell office:value-type="float" office:value="9643" table:style-name="ce7">
            <text:p>9.643</text:p>
          </table:table-cell>
          <table:table-cell office:value-type="percentage" office:value="0.30530315022953936" table:style-name="ce49">
            <text:p>30,5%</text:p>
          </table:table-cell>
          <table:table-cell office:value-type="float" office:value="3584" table:style-name="ce7">
            <text:p>3.584</text:p>
          </table:table-cell>
          <table:table-cell office:value-type="percentage" office:value="0.14556088051336202" table:style-name="ce49">
            <text:p>14,6%</text:p>
          </table:table-cell>
          <table:table-cell office:value-type="float" office:value="12431" table:style-name="ce7">
            <text:p>12.431</text:p>
          </table:table-cell>
          <table:table-cell office:value-type="percentage" office:value="0.87155577368015147" table:style-name="ce49">
            <text:p>87,2%</text:p>
          </table:table-cell>
          <table:table-cell office:value-type="float" office:value="24909" table:style-name="ce7">
            <text:p>24.909</text:p>
          </table:table-cell>
          <table:table-cell office:value-type="percentage" office:value="0.84208924949290065" table:style-name="ce49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3567" table:style-name="ce7">
            <text:p>823.567</text:p>
          </table:table-cell>
          <table:table-cell office:value-type="percentage" office:value="0.93119550801147422" table:style-name="ce49">
            <text:p>93,1%</text:p>
          </table:table-cell>
          <table:table-cell office:value-type="float" office:value="608123" table:style-name="ce7">
            <text:p>608.123</text:p>
          </table:table-cell>
          <table:table-cell office:value-type="percentage" office:value="0.88951086797530932" table:style-name="ce49">
            <text:p>89,0%</text:p>
          </table:table-cell>
          <table:table-cell office:value-type="float" office:value="675796" table:style-name="ce7">
            <text:p>675.796</text:p>
          </table:table-cell>
          <table:table-cell office:value-type="percentage" office:value="0.71583175417950562" table:style-name="ce49">
            <text:p>71,6%</text:p>
          </table:table-cell>
          <table:table-cell office:value-type="float" office:value="549787" table:style-name="ce7">
            <text:p>549.787</text:p>
          </table:table-cell>
          <table:table-cell office:value-type="percentage" office:value="0.53127781229737181" table:style-name="ce49">
            <text:p>53,1%</text:p>
          </table:table-cell>
          <table:table-cell office:value-type="float" office:value="277468" table:style-name="ce7">
            <text:p>277.468</text:p>
          </table:table-cell>
          <table:table-cell office:value-type="percentage" office:value="0.36740266016962059" table:style-name="ce49">
            <text:p>36,7%</text:p>
          </table:table-cell>
          <table:table-cell office:value-type="float" office:value="164253" table:style-name="ce7">
            <text:p>164.253</text:p>
          </table:table-cell>
          <table:table-cell office:value-type="percentage" office:value="0.27012408212937761" table:style-name="ce49">
            <text:p>27,0%</text:p>
          </table:table-cell>
          <table:table-cell office:value-type="float" office:value="185869" table:style-name="ce7">
            <text:p>185.869</text:p>
          </table:table-cell>
          <table:table-cell office:value-type="percentage" office:value="0.77625572683269084" table:style-name="ce49">
            <text:p>77,6%</text:p>
          </table:table-cell>
          <table:table-cell office:value-type="float" office:value="551860" table:style-name="ce7">
            <text:p>551.860</text:p>
          </table:table-cell>
          <table:table-cell office:value-type="percentage" office:value="0.83752454781930374" table:style-name="ce49">
            <text:p>83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57935" table:style-name="ce7">
            <text:p>157.935</text:p>
          </table:table-cell>
          <table:table-cell office:value-type="percentage" office:value="0.89507957018498363" table:style-name="ce49">
            <text:p>89,5%</text:p>
          </table:table-cell>
          <table:table-cell office:value-type="float" office:value="125813" table:style-name="ce7">
            <text:p>125.813</text:p>
          </table:table-cell>
          <table:table-cell office:value-type="percentage" office:value="0.86007164244404644" table:style-name="ce49">
            <text:p>86,0%</text:p>
          </table:table-cell>
          <table:table-cell office:value-type="float" office:value="141031" table:style-name="ce7">
            <text:p>141.031</text:p>
          </table:table-cell>
          <table:table-cell office:value-type="percentage" office:value="0.67888552462464924" table:style-name="ce49">
            <text:p>67,9%</text:p>
          </table:table-cell>
          <table:table-cell office:value-type="float" office:value="114494" table:style-name="ce7">
            <text:p>114.494</text:p>
          </table:table-cell>
          <table:table-cell office:value-type="percentage" office:value="0.49249603186551788" table:style-name="ce49">
            <text:p>49,2%</text:p>
          </table:table-cell>
          <table:table-cell office:value-type="float" office:value="49027" table:style-name="ce7">
            <text:p>49.027</text:p>
          </table:table-cell>
          <table:table-cell office:value-type="percentage" office:value="0.28893118974093018" table:style-name="ce49">
            <text:p>28,9%</text:p>
          </table:table-cell>
          <table:table-cell office:value-type="float" office:value="34143" table:style-name="ce7">
            <text:p>34.143</text:p>
          </table:table-cell>
          <table:table-cell office:value-type="percentage" office:value="0.23697251526929483" table:style-name="ce49">
            <text:p>23,7%</text:p>
          </table:table-cell>
          <table:table-cell office:value-type="float" office:value="48966" table:style-name="ce7">
            <text:p>48.966</text:p>
          </table:table-cell>
          <table:table-cell office:value-type="percentage" office:value="0.73422200896672718" table:style-name="ce49">
            <text:p>73,4%</text:p>
          </table:table-cell>
          <table:table-cell office:value-type="float" office:value="107663" table:style-name="ce7">
            <text:p>107.663</text:p>
          </table:table-cell>
          <table:table-cell office:value-type="percentage" office:value="0.81683547665111333" table:style-name="ce49">
            <text:p>81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217" table:style-name="ce7">
            <text:p>92.217</text:p>
          </table:table-cell>
          <table:table-cell office:value-type="percentage" office:value="0.93934115633785598" table:style-name="ce49">
            <text:p>93,9%</text:p>
          </table:table-cell>
          <table:table-cell office:value-type="float" office:value="69562" table:style-name="ce7">
            <text:p>69.562</text:p>
          </table:table-cell>
          <table:table-cell office:value-type="percentage" office:value="0.96271589902568644" table:style-name="ce49">
            <text:p>96,3%</text:p>
          </table:table-cell>
          <table:table-cell office:value-type="float" office:value="69653" table:style-name="ce7">
            <text:p>69.653</text:p>
          </table:table-cell>
          <table:table-cell office:value-type="percentage" office:value="0.7559228590343271" table:style-name="ce49">
            <text:p>75,6%</text:p>
          </table:table-cell>
          <table:table-cell office:value-type="float" office:value="53592" table:style-name="ce7">
            <text:p>53.592</text:p>
          </table:table-cell>
          <table:table-cell office:value-type="percentage" office:value="0.55898949652143981" table:style-name="ce49">
            <text:p>55,9%</text:p>
          </table:table-cell>
          <table:table-cell office:value-type="float" office:value="24497" table:style-name="ce7">
            <text:p>24.497</text:p>
          </table:table-cell>
          <table:table-cell office:value-type="percentage" office:value="0.37621709616979454" table:style-name="ce49">
            <text:p>37,6%</text:p>
          </table:table-cell>
          <table:table-cell office:value-type="float" office:value="14010" table:style-name="ce7">
            <text:p>14.010</text:p>
          </table:table-cell>
          <table:table-cell office:value-type="percentage" office:value="0.23904178539132215" table:style-name="ce49">
            <text:p>23,9%</text:p>
          </table:table-cell>
          <table:table-cell office:value-type="float" office:value="19968" table:style-name="ce7">
            <text:p>19.968</text:p>
          </table:table-cell>
          <table:table-cell office:value-type="percentage" office:value="0.8383223477056132" table:style-name="ce49">
            <text:p>83,8%</text:p>
          </table:table-cell>
          <table:table-cell office:value-type="float" office:value="60266" table:style-name="ce7">
            <text:p>60.266</text:p>
          </table:table-cell>
          <table:table-cell office:value-type="percentage" office:value="0.89353121710380001" table:style-name="ce49">
            <text:p>89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056" table:style-name="ce7">
            <text:p>343.056</text:p>
          </table:table-cell>
          <table:table-cell office:value-type="percentage" office:value="0.91325494288429643" table:style-name="ce49">
            <text:p>91,3%</text:p>
          </table:table-cell>
          <table:table-cell office:value-type="float" office:value="249411" table:style-name="ce7">
            <text:p>249.411</text:p>
          </table:table-cell>
          <table:table-cell office:value-type="percentage" office:value="0.90648760630951519" table:style-name="ce49">
            <text:p>90,6%</text:p>
          </table:table-cell>
          <table:table-cell office:value-type="float" office:value="249981" table:style-name="ce7">
            <text:p>249.981</text:p>
          </table:table-cell>
          <table:table-cell office:value-type="percentage" office:value="0.7718345431472865" table:style-name="ce49">
            <text:p>77,2%</text:p>
          </table:table-cell>
          <table:table-cell office:value-type="float" office:value="173352" table:style-name="ce7">
            <text:p>173.352</text:p>
          </table:table-cell>
          <table:table-cell office:value-type="percentage" office:value="0.53814298575109432" table:style-name="ce49">
            <text:p>53,8%</text:p>
          </table:table-cell>
          <table:table-cell office:value-type="float" office:value="66079" table:style-name="ce7">
            <text:p>66.079</text:p>
          </table:table-cell>
          <table:table-cell office:value-type="percentage" office:value="0.31919754994783012" table:style-name="ce49">
            <text:p>31,9%</text:p>
          </table:table-cell>
          <table:table-cell office:value-type="float" office:value="36489" table:style-name="ce7">
            <text:p>36.489</text:p>
          </table:table-cell>
          <table:table-cell office:value-type="percentage" office:value="0.21376599334489385" table:style-name="ce49">
            <text:p>21,4%</text:p>
          </table:table-cell>
          <table:table-cell office:value-type="float" office:value="79955" table:style-name="ce7">
            <text:p>79.955</text:p>
          </table:table-cell>
          <table:table-cell office:value-type="percentage" office:value="0.80766705389161064" table:style-name="ce49">
            <text:p>80,8%</text:p>
          </table:table-cell>
          <table:table-cell office:value-type="float" office:value="191992" table:style-name="ce7">
            <text:p>191.992</text:p>
          </table:table-cell>
          <table:table-cell office:value-type="percentage" office:value="0.87034098842216923" table:style-name="ce49">
            <text:p>87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12" table:style-name="ce7">
            <text:p>5.412</text:p>
          </table:table-cell>
          <table:table-cell office:value-type="percentage" office:value="0.82689075630252096" table:style-name="ce49">
            <text:p>82,7%</text:p>
          </table:table-cell>
          <table:table-cell office:value-type="float" office:value="6587" table:style-name="ce7">
            <text:p>6.587</text:p>
          </table:table-cell>
          <table:table-cell office:value-type="percentage" office:value="0.83200707338638369" table:style-name="ce49">
            <text:p>83,2%</text:p>
          </table:table-cell>
          <table:table-cell office:value-type="float" office:value="7217" table:style-name="ce7">
            <text:p>7.217</text:p>
          </table:table-cell>
          <table:table-cell office:value-type="percentage" office:value="0.66620511400350779" table:style-name="ce49">
            <text:p>66,6%</text:p>
          </table:table-cell>
          <table:table-cell office:value-type="float" office:value="6000" table:style-name="ce7">
            <text:p>6.000</text:p>
          </table:table-cell>
          <table:table-cell office:value-type="percentage" office:value="0.52938062466913716" table:style-name="ce49">
            <text:p>52,9%</text:p>
          </table:table-cell>
          <table:table-cell office:value-type="float" office:value="3132" table:style-name="ce7">
            <text:p>3.132</text:p>
          </table:table-cell>
          <table:table-cell office:value-type="percentage" office:value="0.336267983680481" table:style-name="ce49">
            <text:p>33,6%</text:p>
          </table:table-cell>
          <table:table-cell office:value-type="float" office:value="1669" table:style-name="ce7">
            <text:p>1.669</text:p>
          </table:table-cell>
          <table:table-cell office:value-type="percentage" office:value="0.18444026964305449" table:style-name="ce49">
            <text:p>18,4%</text:p>
          </table:table-cell>
          <table:table-cell office:value-type="float" office:value="1555" table:style-name="ce7">
            <text:p>1.555</text:p>
          </table:table-cell>
          <table:table-cell office:value-type="percentage" office:value="0.40201654601861425" table:style-name="ce49">
            <text:p>40,2%</text:p>
          </table:table-cell>
          <table:table-cell office:value-type="float" office:value="7564" table:style-name="ce7">
            <text:p>7.564</text:p>
          </table:table-cell>
          <table:table-cell office:value-type="percentage" office:value="0.84655847789591498" table:style-name="ce49">
            <text:p>84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63" table:style-name="ce7">
            <text:p>4.163</text:p>
          </table:table-cell>
          <table:table-cell office:value-type="percentage" office:value="0.768506553442865" table:style-name="ce49">
            <text:p>76,9%</text:p>
          </table:table-cell>
          <table:table-cell office:value-type="float" office:value="5078" table:style-name="ce7">
            <text:p>5.078</text:p>
          </table:table-cell>
          <table:table-cell office:value-type="percentage" office:value="0.68826240173488751" table:style-name="ce49">
            <text:p>68,8%</text:p>
          </table:table-cell>
          <table:table-cell office:value-type="float" office:value="6244" table:style-name="ce7">
            <text:p>6.244</text:p>
          </table:table-cell>
          <table:table-cell office:value-type="percentage" office:value="0.62452490498099622" table:style-name="ce49">
            <text:p>62,5%</text:p>
          </table:table-cell>
          <table:table-cell office:value-type="float" office:value="5280" table:style-name="ce7">
            <text:p>5.280</text:p>
          </table:table-cell>
          <table:table-cell office:value-type="percentage" office:value="0.50367261280167885" table:style-name="ce49">
            <text:p>50,4%</text:p>
          </table:table-cell>
          <table:table-cell office:value-type="float" office:value="2566" table:style-name="ce7">
            <text:p>2.566</text:p>
          </table:table-cell>
          <table:table-cell office:value-type="percentage" office:value="0.28635196964624482" table:style-name="ce49">
            <text:p>28,6%</text:p>
          </table:table-cell>
          <table:table-cell office:value-type="float" office:value="1906" table:style-name="ce7">
            <text:p>1.906</text:p>
          </table:table-cell>
          <table:table-cell office:value-type="percentage" office:value="0.21288953423433485" table:style-name="ce49">
            <text:p>21,3%</text:p>
          </table:table-cell>
          <table:table-cell office:value-type="float" office:value="1315" table:style-name="ce7">
            <text:p>1.315</text:p>
          </table:table-cell>
          <table:table-cell office:value-type="percentage" office:value="0.29092920353982299" table:style-name="ce49">
            <text:p>29,1%</text:p>
          </table:table-cell>
          <table:table-cell office:value-type="float" office:value="6051" table:style-name="ce7">
            <text:p>6.051</text:p>
          </table:table-cell>
          <table:table-cell office:value-type="percentage" office:value="0.85249366018596784" table:style-name="ce49">
            <text:p>85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287" table:style-name="ce7">
            <text:p>2.287</text:p>
          </table:table-cell>
          <table:table-cell office:value-type="percentage" office:value="0.63918390162101735" table:style-name="ce49">
            <text:p>63,9%</text:p>
          </table:table-cell>
          <table:table-cell office:value-type="float" office:value="6272" table:style-name="ce7">
            <text:p>6.272</text:p>
          </table:table-cell>
          <table:table-cell office:value-type="percentage" office:value="0.67455366745536671" table:style-name="ce49">
            <text:p>67,5%</text:p>
          </table:table-cell>
          <table:table-cell office:value-type="float" office:value="13179" table:style-name="ce7">
            <text:p>13.179</text:p>
          </table:table-cell>
          <table:table-cell office:value-type="percentage" office:value="0.60858924036019391" table:style-name="ce49">
            <text:p>60,9%</text:p>
          </table:table-cell>
          <table:table-cell office:value-type="float" office:value="11541" table:style-name="ce7">
            <text:p>11.541</text:p>
          </table:table-cell>
          <table:table-cell office:value-type="percentage" office:value="0.36791099493130158" table:style-name="ce49">
            <text:p>36,8%</text:p>
          </table:table-cell>
          <table:table-cell office:value-type="float" office:value="6283" table:style-name="ce7">
            <text:p>6.283</text:p>
          </table:table-cell>
          <table:table-cell office:value-type="percentage" office:value="0.26458078915231398" table:style-name="ce49">
            <text:p>26,5%</text:p>
          </table:table-cell>
          <table:table-cell office:value-type="float" office:value="1152" table:style-name="ce7">
            <text:p>1.152</text:p>
          </table:table-cell>
          <table:table-cell office:value-type="percentage" office:value="0.90566037735849059" table:style-name="ce49">
            <text:p>90,6%</text:p>
          </table:table-cell>
          <table:table-cell office:value-type="float" office:value="23652" table:style-name="ce7">
            <text:p>23.652</text:p>
          </table:table-cell>
          <table:table-cell office:value-type="percentage" office:value="0.44505494505494503" table:style-name="ce49">
            <text:p>44,5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52" table:style-name="ce7">
            <text:p>52</text:p>
          </table:table-cell>
          <table:table-cell office:value-type="percentage" office:value="0.66666666666666663" table:style-name="ce52">
            <text:p>66,7%</text:p>
          </table:table-cell>
          <table:table-cell office:value-type="float" office:value="220" table:style-name="ce7">
            <text:p>220</text:p>
          </table:table-cell>
          <table:table-cell office:value-type="percentage" office:value="0.76655052264808365" table:style-name="ce52">
            <text:p>76,7%</text:p>
          </table:table-cell>
          <table:table-cell office:value-type="float" office:value="507" table:style-name="ce7">
            <text:p>507</text:p>
          </table:table-cell>
          <table:table-cell office:value-type="percentage" office:value="0.58410138248847931" table:style-name="ce52">
            <text:p>58,4%</text:p>
          </table:table-cell>
          <table:table-cell office:value-type="float" office:value="615" table:style-name="ce7">
            <text:p>615</text:p>
          </table:table-cell>
          <table:table-cell office:value-type="percentage" office:value="0.33921676778819637" table:style-name="ce52">
            <text:p>33,9%</text:p>
          </table:table-cell>
          <table:table-cell office:value-type="float" office:value="569" table:style-name="ce7">
            <text:p>569</text:p>
          </table:table-cell>
          <table:table-cell office:value-type="percentage" office:value="0.25573033707865167" table:style-name="ce52">
            <text:p>25,6%</text:p>
          </table:table-cell>
          <table:table-cell office:value-type="float" office:value="534" table:style-name="ce7">
            <text:p>534</text:p>
          </table:table-cell>
          <table:table-cell office:value-type="percentage" office:value="0.2682069311903566" table:style-name="ce52">
            <text:p>26,8%</text:p>
          </table:table-cell>
          <table:table-cell office:value-type="float" office:value="1069" table:style-name="ce7">
            <text:p>1.069</text:p>
          </table:table-cell>
          <table:table-cell office:value-type="percentage" office:value="0.23861607142857144" table:style-name="ce52">
            <text:p>23,9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29139" table:style-name="ce67">
            <text:p>6.329.139</text:p>
          </table:table-cell>
          <table:table-cell office:value-type="percentage" office:value="0.9229275452897534" table:style-name="ce68">
            <text:p>92,29%</text:p>
          </table:table-cell>
          <table:table-cell office:value-type="float" office:value="4825897" table:style-name="ce67">
            <text:p>4.825.897</text:p>
          </table:table-cell>
          <table:table-cell office:value-type="percentage" office:value="0.91558786510936252" table:style-name="ce68">
            <text:p>91,56%</text:p>
          </table:table-cell>
          <table:table-cell office:value-type="float" office:value="5028636" table:style-name="ce67">
            <text:p>5.028.636</text:p>
          </table:table-cell>
          <table:table-cell office:value-type="percentage" office:value="0.75014578107553542" table:style-name="ce68">
            <text:p>75,01%</text:p>
          </table:table-cell>
          <table:table-cell office:value-type="float" office:value="4031675" table:style-name="ce67">
            <text:p>4.031.675</text:p>
          </table:table-cell>
          <table:table-cell office:value-type="percentage" office:value="0.57377266154205009" table:style-name="ce68">
            <text:p>57,38%</text:p>
          </table:table-cell>
          <table:table-cell office:value-type="float" office:value="1896054" table:style-name="ce67">
            <text:p>1.896.054</text:p>
          </table:table-cell>
          <table:table-cell office:value-type="percentage" office:value="0.38044939103746156" table:style-name="ce68">
            <text:p>38,04%</text:p>
          </table:table-cell>
          <table:table-cell office:value-type="float" office:value="1103019" table:style-name="ce67">
            <text:p>1.103.019</text:p>
          </table:table-cell>
          <table:table-cell office:value-type="percentage" office:value="0.27015821985699739" table:style-name="ce68">
            <text:p>27,02%</text:p>
          </table:table-cell>
          <table:table-cell office:value-type="float" office:value="1470217" table:style-name="ce67">
            <text:p>1.470.217</text:p>
          </table:table-cell>
          <table:table-cell office:value-type="percentage" office:value="0.74142320140637807" table:style-name="ce68">
            <text:p>74,14%</text:p>
          </table:table-cell>
          <table:table-cell office:value-type="float" office:value="4210851" table:style-name="ce67">
            <text:p>4.210.851</text:p>
          </table:table-cell>
          <table:table-cell office:value-type="percentage" office:value="0.87318467171781056" table:style-name="ce68">
            <text:p>87,32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625633" table:style-name="ce75">
            <text:p>625.633</text:p>
          </table:table-cell>
          <table:table-cell office:value-type="float" office:value="407308" table:style-name="ce75">
            <text:p>407.308</text:p>
          </table:table-cell>
          <table:table-cell office:value-type="percentage" office:value="0.65103343333871455" table:style-name="ce76">
            <text:p>65,10%</text:p>
          </table:table-cell>
          <table:table-cell office:value-type="date" office:date-value="2022-02-13T00:00:00" table:style-name="ce77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89551" table:style-name="ce79">
            <text:p>89.551</text:p>
          </table:table-cell>
          <table:table-cell office:value-type="float" office:value="49191" table:style-name="ce79">
            <text:p>49.191</text:p>
          </table:table-cell>
          <table:table-cell office:value-type="percentage" office:value="0.54930709874819938" table:style-name="ce80">
            <text:p>54,93%</text:p>
          </table:table-cell>
          <table:table-cell office:value-type="date" office:date-value="2022-02-12T00:00:00" table:style-name="ce81">
            <text:p>12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53486" table:style-name="ce79">
            <text:p>53.486</text:p>
          </table:table-cell>
          <table:table-cell office:value-type="float" office:value="39804" table:style-name="ce79">
            <text:p>39.804</text:p>
          </table:table-cell>
          <table:table-cell office:value-type="percentage" office:value="0.74419474254945217" table:style-name="ce80">
            <text:p>74,42%</text:p>
          </table:table-cell>
          <table:table-cell office:value-type="date" office:date-value="2022-02-13T00:00:00" table:style-name="ce81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84404" table:style-name="ce79">
            <text:p>84.404</text:p>
          </table:table-cell>
          <table:table-cell office:value-type="float" office:value="29051" table:style-name="ce79">
            <text:p>29.051</text:p>
          </table:table-cell>
          <table:table-cell office:value-type="percentage" office:value="0.34418984882233067" table:style-name="ce80">
            <text:p>34,42%</text:p>
          </table:table-cell>
          <table:table-cell office:value-type="date" office:date-value="2022-02-13T00:00:00" table:style-name="ce81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33490" table:style-name="ce79">
            <text:p>133.490</text:p>
          </table:table-cell>
          <table:table-cell office:value-type="float" office:value="70412" table:style-name="ce79">
            <text:p>70.412</text:p>
          </table:table-cell>
          <table:table-cell office:value-type="percentage" office:value="0.52747022248857589" table:style-name="ce80">
            <text:p>52,75%</text:p>
          </table:table-cell>
          <table:table-cell office:value-type="date" office:date-value="2022-02-13T00:00:00" table:style-name="ce81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36806" table:style-name="ce79">
            <text:p>36.806</text:p>
          </table:table-cell>
          <table:table-cell office:value-type="float" office:value="23334" table:style-name="ce79">
            <text:p>23.334</text:p>
          </table:table-cell>
          <table:table-cell office:value-type="percentage" office:value="0.63397272183883058" table:style-name="ce80">
            <text:p>63,40%</text:p>
          </table:table-cell>
          <table:table-cell office:value-type="date" office:date-value="2022-02-13T00:00:00" table:style-name="ce81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stilla y León</text:p>
          </table:table-cell>
          <table:table-cell office:value-type="float" office:value="136938" table:style-name="ce79">
            <text:p>136.938</text:p>
          </table:table-cell>
          <table:table-cell office:value-type="float" office:value="93245" table:style-name="ce79">
            <text:p>93.245</text:p>
          </table:table-cell>
          <table:table-cell office:value-type="percentage" office:value="0.68092859542274609" table:style-name="ce80">
            <text:p>68,09%</text:p>
          </table:table-cell>
          <table:table-cell office:value-type="date" office:date-value="2022-02-13T00:00:00" table:style-name="ce81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Castilla - La Mancha</text:p>
          </table:table-cell>
          <table:table-cell office:value-type="float" office:value="147544" table:style-name="ce79">
            <text:p>147.544</text:p>
          </table:table-cell>
          <table:table-cell office:value-type="float" office:value="92637" table:style-name="ce79">
            <text:p>92.637</text:p>
          </table:table-cell>
          <table:table-cell office:value-type="percentage" office:value="0.62786016374776343" table:style-name="ce80">
            <text:p>62,79%</text:p>
          </table:table-cell>
          <table:table-cell office:value-type="date" office:date-value="2022-02-13T00:00:00" table:style-name="ce81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559033" table:style-name="ce79">
            <text:p>559.033</text:p>
          </table:table-cell>
          <table:table-cell office:value-type="float" office:value="224930" table:style-name="ce79">
            <text:p>224.930</text:p>
          </table:table-cell>
          <table:table-cell office:value-type="percentage" office:value="0.40235549600828574" table:style-name="ce80">
            <text:p>40,24%</text:p>
          </table:table-cell>
          <table:table-cell office:value-type="date" office:date-value="2022-02-13T00:00:00" table:style-name="ce81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352220" table:style-name="ce79">
            <text:p>352.220</text:p>
          </table:table-cell>
          <table:table-cell office:value-type="float" office:value="225013" table:style-name="ce79">
            <text:p>225.013</text:p>
          </table:table-cell>
          <table:table-cell office:value-type="percentage" office:value="0.63884220089716659" table:style-name="ce80">
            <text:p>63,88%</text:p>
          </table:table-cell>
          <table:table-cell office:value-type="date" office:date-value="2022-02-13T00:00:00" table:style-name="ce81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67546" table:style-name="ce79">
            <text:p>67.546</text:p>
          </table:table-cell>
          <table:table-cell office:value-type="float" office:value="51087" table:style-name="ce79">
            <text:p>51.087</text:p>
          </table:table-cell>
          <table:table-cell office:value-type="percentage" office:value="0.75632902022325521" table:style-name="ce80">
            <text:p>75,63%</text:p>
          </table:table-cell>
          <table:table-cell office:value-type="date" office:date-value="2022-02-12T00:00:00" table:style-name="ce81">
            <text:p>12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Galicia*</text:p>
          </table:table-cell>
          <table:table-cell office:value-type="float" office:value="153059" table:style-name="ce79">
            <text:p>153.059</text:p>
          </table:table-cell>
          <table:table-cell office:value-type="float" office:value="125741" table:style-name="ce79">
            <text:p>125.741</text:p>
          </table:table-cell>
          <table:table-cell office:value-type="percentage" office:value="0.82151980608784847" table:style-name="ce80">
            <text:p>82,15%</text:p>
          </table:table-cell>
          <table:table-cell office:value-type="date" office:date-value="2022-02-10T00:00:00" table:style-name="ce81">
            <text:p>10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1936" table:style-name="ce79">
            <text:p>21.936</text:p>
          </table:table-cell>
          <table:table-cell office:value-type="float" office:value="13709" table:style-name="ce79">
            <text:p>13.709</text:p>
          </table:table-cell>
          <table:table-cell office:value-type="percentage" office:value="0.62495441283734499" table:style-name="ce80">
            <text:p>62,50%</text:p>
          </table:table-cell>
          <table:table-cell office:value-type="date" office:date-value="2022-02-11T00:00:00" table:style-name="ce81">
            <text:p>11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491254" table:style-name="ce79">
            <text:p>491.254</text:p>
          </table:table-cell>
          <table:table-cell office:value-type="float" office:value="228646" table:style-name="ce79">
            <text:p>228.646</text:p>
          </table:table-cell>
          <table:table-cell office:value-type="percentage" office:value="0.46543336033905069" table:style-name="ce80">
            <text:p>46,54%</text:p>
          </table:table-cell>
          <table:table-cell office:value-type="date" office:date-value="2022-02-13T00:00:00" table:style-name="ce81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urcia<text:s text:c="2"/></text:p>
          </table:table-cell>
          <table:table-cell office:value-type="float" office:value="120647" table:style-name="ce79">
            <text:p>120.647</text:p>
          </table:table-cell>
          <table:table-cell office:value-type="float" office:value="64551" table:style-name="ce79">
            <text:p>64.551</text:p>
          </table:table-cell>
          <table:table-cell office:value-type="percentage" office:value="0.53504024136530537" table:style-name="ce80">
            <text:p>53,50%</text:p>
          </table:table-cell>
          <table:table-cell office:value-type="date" office:date-value="2022-02-12T00:00:00" table:style-name="ce81">
            <text:p>12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Navarra<text:s/></text:p>
          </table:table-cell>
          <table:table-cell office:value-type="float" office:value="48816" table:style-name="ce79">
            <text:p>48.816</text:p>
          </table:table-cell>
          <table:table-cell office:value-type="float" office:value="25957" table:style-name="ce79">
            <text:p>25.957</text:p>
          </table:table-cell>
          <table:table-cell office:value-type="percentage" office:value="0.53173139954113402" table:style-name="ce80">
            <text:p>53,17%</text:p>
          </table:table-cell>
          <table:table-cell office:value-type="date" office:date-value="2022-02-13T00:00:00" table:style-name="ce81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47320" table:style-name="ce79">
            <text:p>147.320</text:p>
          </table:table-cell>
          <table:table-cell office:value-type="float" office:value="78920" table:style-name="ce79">
            <text:p>78.920</text:p>
          </table:table-cell>
          <table:table-cell office:value-type="percentage" office:value="0.53570458865055659" table:style-name="ce80">
            <text:p>53,57%</text:p>
          </table:table-cell>
          <table:table-cell office:value-type="date" office:date-value="2022-02-13T00:00:00" table:style-name="ce81">
            <text:p>13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7952" table:style-name="ce79">
            <text:p>7.952</text:p>
          </table:table-cell>
          <table:table-cell office:value-type="float" office:value="2841" table:style-name="ce79">
            <text:p>2.841</text:p>
          </table:table-cell>
          <table:table-cell office:value-type="percentage" office:value="0.35726861167002011" table:style-name="ce80">
            <text:p>35,73%</text:p>
          </table:table-cell>
          <table:table-cell office:value-type="date" office:date-value="2022-02-12T00:00:00" table:style-name="ce81">
            <text:p>12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9776" table:style-name="ce79">
            <text:p>9.776</text:p>
          </table:table-cell>
          <table:table-cell office:value-type="float" office:value="3329" table:style-name="ce79">
            <text:p>3.329</text:p>
          </table:table-cell>
          <table:table-cell office:value-type="percentage" office:value="0.34052782324058922" table:style-name="ce80">
            <text:p>34,05%</text:p>
          </table:table-cell>
          <table:table-cell office:value-type="date" office:date-value="2022-02-11T00:00:00" table:style-name="ce81">
            <text:p>11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Fuerzas Armadas*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2-11T00:00:00" table:style-name="ce81">
            <text:p>11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2-02-11T00:00:00" table:style-name="ce85">
            <text:p>11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6">
            <text:p>Totales</text:p>
          </table:table-cell>
          <table:table-cell office:value-type="float" office:value="3287411" table:style-name="ce87">
            <text:p>3.287.411</text:p>
          </table:table-cell>
          <table:table-cell office:value-type="float" office:value="1849706" table:style-name="ce87">
            <text:p>1.849.706</text:p>
          </table:table-cell>
          <table:table-cell office:value-type="percentage" office:value="0.56266344548947489" table:style-name="ce88">
            <text:p>56,27%</text:p>
          </table:table-cell>
          <table:table-cell table:style-name="ce89"/>
          <table:table-cell table:number-columns-repeated="6" table:style-name="ce1"/>
          <table:table-cell table:style-name="ce69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14T16:07:43Z</dc:date>
  </office:meta>
</office:document-meta>
</file>